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D000001E08EFC4DDFD5E6F63F.png" manifest:media-type="image/png"/>
  <manifest:file-entry manifest:full-path="Pictures/100000000000053D0000021CFC08467DF6C93A36.png" manifest:media-type="image/png"/>
  <manifest:file-entry manifest:full-path="Pictures/10000000000000E1000000E1FC289942A1F950CD.png" manifest:media-type="image/png"/>
  <manifest:file-entry manifest:full-path="Pictures/100000010000012C0000012C04FB197EA6E2D227.png" manifest:media-type="image/png"/>
  <manifest:file-entry manifest:full-path="Pictures/10000000000000B1000002D3166DCD13158E3495.jpg" manifest:media-type="image/jpeg"/>
  <manifest:file-entry manifest:full-path="Pictures/10000000000000DD000000E3BD3957FD451B7EA3.png" manifest:media-type="image/png"/>
  <manifest:file-entry manifest:full-path="Pictures/1000000000000193000001BCBCEFE9D3FEAE8A04.jpg" manifest:media-type="image/jpeg"/>
  <manifest:file-entry manifest:full-path="Pictures/10000000000007D0000004B0922A57908469D6AE.png" manifest:media-type="image/png"/>
  <manifest:file-entry manifest:full-path="Pictures/1000000000000343000002633F761690236DBD7C.png" manifest:media-type="image/png"/>
  <manifest:file-entry manifest:full-path="Pictures/100000000000039C000002219176454CC4FFCC5F.png" manifest:media-type="image/png"/>
  <manifest:file-entry manifest:full-path="Pictures/100000000000053300000421E84A8F2DDFE732DC.png" manifest:media-type="image/png"/>
  <manifest:file-entry manifest:full-path="Pictures/1000000000000555000002D3FC1376944137AA9A.png" manifest:media-type="image/png"/>
  <manifest:file-entry manifest:full-path="Pictures/10000001000000F0000000F0E074640C851C7FA1.png" manifest:media-type="image/png"/>
  <manifest:file-entry manifest:full-path="Pictures/10000000000004A9000001C221BDE348FD72D966.png" manifest:media-type="image/png"/>
  <manifest:file-entry manifest:full-path="Pictures/10000000000004E5000001C30EE9B38EBDC60D29.png" manifest:media-type="image/png"/>
  <manifest:file-entry manifest:full-path="Pictures/100000010000022A0000016DD4C12F0E28121E43.png" manifest:media-type="image/png"/>
  <manifest:file-entry manifest:full-path="Pictures/1000000000000665000001A3D234A8645B738AE3.png" manifest:media-type="image/png"/>
  <manifest:file-entry manifest:full-path="Pictures/1000000000000555000002D985854260F401D998.png" manifest:media-type="image/png"/>
  <manifest:file-entry manifest:full-path="Pictures/1000000000000555000002D554BA3DEE23E2C104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adornments="Gras" style:font-family-generic="modern" style:font-pitch="variable"/>
    <style:font-face style:name="Arial1" svg:font-family="Arial" style:font-adornments="Normal" style:font-family-generic="swiss" style:font-pitch="variable"/>
    <style:font-face style:name="Arial2" svg:font-family="Arial" style:font-family-generic="swiss" style:font-pitch="variable"/>
    <style:font-face style:name="Arial3" svg:font-family="Arial" style:font-adornments="Gras" style:font-pitch="variable"/>
    <style:font-face style:name="Arial4" svg:font-family="Arial" style:font-adornments="Gras" style:font-family-generic="swiss" style:font-pitch="variable"/>
    <style:font-face style:name="Arial5" svg:font-family="Arial" style:font-family-generic="system" style:font-pitch="variable"/>
    <style:font-face style:name="Consolas" svg:font-family="Consolas" style:font-adornments="Gras" style:font-family-generic="modern" style:font-pitch="variable"/>
    <style:font-face style:name="Consolas1" svg:font-family="Consolas" style:font-family-generic="modern" style:font-pitch="fixed"/>
    <style:font-face style:name="Consolas2" svg:font-family="Consolas" style:font-adornments="Gras" style:font-family-generic="modern" style:font-pitch="fixed"/>
    <style:font-face style:name="Consolas3" svg:font-family="Consolas" style:font-adornments="Gras" style:font-pitch="variable"/>
    <style:font-face style:name="Consolas4" svg:font-family="Consolas" style:font-adornments="Gras"/>
    <style:font-face style:name="Consolas5" svg:font-family="Consolas"/>
    <style:font-face style:name="Consolas6" svg:font-family="Consolas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pitch="variable" style:font-charset="x-symbol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/>
    <style:font-face style:name="Liberation Serif3" svg:font-family="'Liberation Serif'" style:font-family-generic="roman" style:font-pitch="variable" style:font-charset="x-symbol"/>
    <style:font-face style:name="Liberation Serif4" svg:font-family="'Liberation Serif'" style:font-family-generic="modern" style:font-pitch="variable"/>
    <style:font-face style:name="Mangal" svg:font-family="Mangal" style:font-pitch="variable"/>
    <style:font-face style:name="Mangal1" svg:font-family="Mangal"/>
    <style:font-face style:name="Mangal2" svg:font-family="Mangal" style:font-family-generic="system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Segoe UI" svg:font-family="'Segoe UI'" style:font-family-generic="system" style:font-pitch="variable" style:font-charset="x-symbol"/>
    <style:font-face style:name="Segoe UI1" svg:font-family="'Segoe UI'" style:font-family-generic="system" style:font-pitch="variable"/>
    <style:font-face style:name="Segoe UI2" svg:font-family="'Segoe UI'" style:font-pitch="variable" style:font-charset="x-symbol"/>
    <style:font-face style:name="Segoe UI3" svg:font-family="'Segoe UI'" style:font-pitch="variable"/>
    <style:font-face style:name="Segoe UI4" svg:font-family="'Segoe UI'" style:font-family-generic="modern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  <style:paragraph-properties style:writing-mode="lr-tb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Ligne_20_separation">
      <style:graphic-properties draw:textarea-vertical-align="middle" style:protect="position size"/>
    </style:style>
    <style:style style:name="gr5" style:family="graphic" style:parent-style-name="standard">
      <style:graphic-properties svg:stroke-width="0.081cm" draw:marker-start="Extrémités_20_de_20_flèche_20_1" draw:marker-start-width="0.421cm" draw:marker-end="Extrémités_20_de_20_flèche_20_2" draw:marker-end-width="0.421cm" draw:textarea-vertical-align="bottom" fo:padding-top="0.165cm" fo:padding-bottom="0.165cm" fo:padding-left="0.29cm" fo:padding-right="0.29cm"/>
      <style:paragraph-properties style:writing-mode="lr-tb"/>
    </style:style>
    <style:style style:name="gr6" style:family="graphic" style:parent-style-name="objectwithoutfill">
      <style:graphic-properties draw:marker-end="Extrémités_20_de_20_flèche_20_3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8" style:family="graphic" style:parent-style-name="objectwithoutfill">
      <style:graphic-properties draw:marker-end="Extrémités_20_de_20_flèche_20_5" draw:marker-end-width="0.3cm" draw:fill="none" draw:textarea-vertical-align="middle"/>
    </style:style>
    <style:style style:name="gr9" style:family="graphic" style:parent-style-name="objectwithoutfill">
      <style:graphic-properties draw:marker-end="Extrémités_20_de_20_flèche_20_6" draw:marker-end-width="0.3cm" draw:fill="none" draw:textarea-vertical-align="middle"/>
    </style:style>
    <style:style style:name="gr10" style:family="graphic" style:parent-style-name="objectwithoutfill">
      <style:graphic-properties draw:marker-end="Extrémités_20_de_20_flèche_20_7" draw:marker-end-width="0.3cm" draw:fill="none" draw:textarea-vertical-align="middle"/>
    </style:style>
    <style:style style:name="gr1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textarea-horizontal-align="justify" draw:textarea-vertical-align="middle" draw:auto-grow-height="false" fo:min-height="0cm" fo:min-width="1.775cm"/>
    </style:style>
    <style:style style:name="gr13" style:family="graphic" style:parent-style-name="objectwithoutfill">
      <style:graphic-properties draw:marker-end="Extrémités_20_de_20_flèche_20_8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  <style:paragraph-properties style:writing-mode="lr-tb"/>
    </style:style>
    <style:style style:name="gr15" style:family="graphic" style:parent-style-name="standard">
      <style:graphic-properties draw:stroke="none" draw:fill="none" fo:min-height="6.043cm"/>
      <style:paragraph-properties style:writing-mode="lr-tb"/>
    </style:style>
    <style:style style:name="pr1" style:family="presentation" style:parent-style-name="Modele_5f_Insee_5f_V4-title">
      <style:graphic-properties draw:textarea-horizontal-align="left" draw:textarea-vertical-align="top" draw:auto-grow-height="true" draw:auto-grow-width="false" fo:min-height="4.267cm"/>
      <style:paragraph-properties style:writing-mode="lr-tb"/>
    </style:style>
    <style:style style:name="pr2" style:family="presentation" style:parent-style-name="Modele_5f_Insee_5f_V4-subtitle">
      <style:graphic-properties draw:fill-color="#ffffff" draw:auto-grow-height="true" fo:min-height="1.771cm"/>
      <style:paragraph-properties style:writing-mode="lr-tb"/>
    </style:style>
    <style:style style:name="pr3" style:family="presentation" style:parent-style-name="Modele_5f_Insee_5f_V4-notes">
      <style:graphic-properties draw:fill-color="#ffffff" fo:min-height="13.364cm"/>
      <style:paragraph-properties style:writing-mode="lr-tb"/>
    </style:style>
    <style:style style:name="pr4" style:family="presentation" style:parent-style-name="Modele_5f_Insee_5f_V41-title">
      <style:graphic-properties draw:auto-grow-height="true" fo:min-height="1.92cm"/>
      <style:paragraph-properties style:writing-mode="lr-tb"/>
    </style:style>
    <style:style style:name="pr5" style:family="presentation" style:parent-style-name="Modele_5f_Insee_5f_V41-outline1">
      <style:graphic-properties fo:min-height="11.929cm"/>
      <style:paragraph-properties style:writing-mode="lr-tb"/>
    </style:style>
    <style:style style:name="pr6" style:family="presentation" style:parent-style-name="Modele_5f_Insee_5f_V4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odele_5f_Insee_5f_V42-title">
      <style:graphic-properties draw:auto-grow-height="true" fo:min-height="2.845cm"/>
      <style:paragraph-properties style:writing-mode="lr-tb"/>
    </style:style>
    <style:style style:name="pr8" style:family="presentation" style:parent-style-name="Modele_5f_Insee_5f_V42-outline1">
      <style:graphic-properties fo:min-height="11.929cm"/>
      <style:paragraph-properties style:writing-mode="lr-tb"/>
    </style:style>
    <style:style style:name="pr9" style:family="presentation" style:parent-style-name="Modele_5f_Insee_5f_V42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2pt" style:font-size-asian="22pt" style:font-size-complex="22pt"/>
    </style:style>
    <style:style style:name="P3" style:family="paragraph">
      <loext:graphic-properties draw:fill="none" draw:fill-color="#ffffff"/>
      <style:paragraph-properties style:writing-mode="lr-tb"/>
      <style:text-properties fo:font-size="16pt" fo:font-style="italic" style:font-size-asian="16pt" style:font-style-asian="italic" style:font-size-complex="16pt" style:font-style-complex="italic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margin-top="0cm" fo:margin-bottom="0.7cm" fo:text-indent="0cm"/>
    </style:style>
    <style:style style:name="P8" style:family="paragraph">
      <style:paragraph-properties fo:margin-left="0cm" fo:margin-right="0cm" fo:margin-top="0cm" fo:margin-bottom="0.7cm" fo:text-indent="0cm" style:writing-mode="lr-tb"/>
      <style:text-properties fo:font-size="34pt" style:font-size-asian="34pt" style:font-size-complex="34pt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paragraph-properties fo:margin-left="0cm" fo:margin-right="0cm" fo:margin-top="0cm" fo:margin-bottom="0.7cm" fo:text-align="center" fo:text-indent="0cm"/>
    </style:style>
    <style:style style:name="P11" style:family="paragraph">
      <style:paragraph-properties fo:margin-left="0cm" fo:margin-right="0cm" fo:margin-top="0cm" fo:margin-bottom="0.7cm" fo:text-align="center" fo:text-indent="0cm" style:writing-mode="lr-tb"/>
      <style:text-properties fo:font-size="40pt" style:font-size-asian="40pt" style:font-size-complex="40pt"/>
    </style:style>
    <style:style style:name="P12" style:family="paragraph">
      <style:paragraph-properties fo:margin-top="0cm" fo:margin-bottom="0.7cm" style:writing-mode="lr-tb"/>
      <style:text-properties fo:font-size="34pt" style:font-size-asian="34pt" style:font-size-complex="34pt"/>
    </style:style>
    <style:style style:name="P13" style:family="paragraph">
      <style:paragraph-properties fo:margin-top="0cm" fo:margin-bottom="0.5cm"/>
    </style:style>
    <style:style style:name="P14" style:family="paragraph">
      <style:paragraph-properties fo:margin-left="0cm" fo:margin-right="0cm" fo:text-indent="0cm"/>
    </style:style>
    <style:style style:name="P15" style:family="paragraph">
      <style:paragraph-properties fo:margin-left="0cm" fo:margin-right="0cm" fo:margin-top="0cm" fo:margin-bottom="0.5cm" fo:text-indent="0cm"/>
    </style:style>
    <style:style style:name="P16" style:family="paragraph">
      <style:paragraph-properties fo:margin-left="0cm" fo:margin-right="0cm" fo:margin-top="0cm" fo:margin-bottom="0.5cm" fo:text-indent="0cm" style:text-autospace="none"/>
    </style:style>
    <style:style style:name="P17" style:family="paragraph">
      <style:paragraph-properties fo:margin-left="0cm" fo:margin-right="0cm" fo:text-indent="0cm" style:text-autospace="none"/>
    </style:style>
    <style:style style:name="P18" style:family="paragraph">
      <style:paragraph-properties fo:margin-left="0cm" fo:margin-right="0cm" fo:margin-top="0cm" fo:margin-bottom="0.4cm" fo:text-indent="0cm" style:text-autospace="none"/>
    </style:style>
    <style:style style:name="P19" style:family="paragraph">
      <style:paragraph-properties style:text-autospace="none"/>
    </style:style>
    <style:style style:name="P20" style:family="paragraph">
      <style:paragraph-properties fo:margin-left="0cm" fo:margin-right="0cm" fo:margin-top="0cm" fo:margin-bottom="0cm" fo:text-align="center" fo:text-indent="0cm"/>
    </style:style>
    <style:style style:name="P21" style:family="paragraph">
      <style:paragraph-properties fo:margin-left="0cm" fo:margin-right="0cm" fo:margin-top="0cm" fo:margin-bottom="0cm" fo:text-align="center" fo:text-indent="0cm" style:writing-mode="lr-tb"/>
      <style:text-properties fo:font-weight="bold" style:font-weight-asian="bold" style:font-weight-complex="bold"/>
    </style:style>
    <style:style style:name="P22" style:family="paragraph">
      <style:paragraph-properties fo:text-align="start"/>
    </style:style>
    <style:style style:name="P23" style:family="paragraph">
      <style:paragraph-properties fo:margin-left="0cm" fo:margin-right="0cm" fo:margin-top="0cm" fo:margin-bottom="0.3cm" fo:text-indent="0cm"/>
    </style:style>
    <style:style style:name="P24" style:family="paragraph">
      <style:paragraph-properties fo:margin-left="0cm" fo:margin-right="0cm" fo:margin-top="0cm" fo:margin-bottom="0.2cm" fo:text-indent="0cm"/>
    </style:style>
    <style:style style:name="P25" style:family="paragraph">
      <style:paragraph-properties fo:margin-top="0cm" fo:margin-bottom="0.7cm" style:writing-mode="lr-tb"/>
      <style:text-properties fo:font-size="26pt" style:font-size-asian="26pt" style:font-size-complex="26pt"/>
    </style:style>
    <style:style style:name="P26" style:family="paragraph">
      <loext:graphic-properties draw:fill="none"/>
      <style:paragraph-properties fo:text-align="center" style:writing-mode="lr-tb"/>
    </style:style>
    <style:style style:name="P27" style:family="paragraph">
      <style:paragraph-properties fo:text-align="justify"/>
    </style:style>
    <style:style style:name="P28" style:family="paragraph">
      <loext:graphic-properties draw:fill="none" draw:fill-color="#ffffff"/>
      <style:paragraph-properties fo:text-align="justify" style:writing-mode="lr-tb"/>
    </style:style>
    <style:style style:name="P29" style:family="paragraph">
      <style:paragraph-properties fo:text-align="center" style:text-autospace="none"/>
    </style:style>
    <style:style style:name="P30" style:family="paragraph">
      <style:paragraph-properties fo:margin-left="4cm" fo:margin-right="0cm" fo:margin-top="0cm" fo:margin-bottom="0.5cm" fo:text-indent="0cm" style:text-autospace="none"/>
    </style:style>
    <style:style style:name="P31" style:family="paragraph">
      <loext:graphic-properties draw:fill="none" draw:fill-color="#ffffff"/>
      <style:paragraph-properties fo:text-align="center" style:writing-mode="lr-tb"/>
      <style:text-properties fo:font-size="12pt" fo:font-weight="bold" style:font-size-asian="12pt" style:font-weight-asian="bold" style:font-size-complex="12pt" style:font-weight-complex="bold"/>
    </style:style>
    <style:style style:name="P32" style:family="paragraph">
      <style:paragraph-properties fo:margin-top="0cm" fo:margin-bottom="0.5cm" fo:text-align="center" style:text-autospace="none"/>
    </style:style>
    <style:style style:name="P33" style:family="paragraph">
      <style:paragraph-properties fo:margin-top="0cm" fo:margin-bottom="0.5cm" style:text-autospace="none"/>
    </style:style>
    <style:style style:name="P34" style:family="paragraph">
      <loext:graphic-properties draw:fill="none"/>
      <style:paragraph-properties style:writing-mode="lr-tb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6pt" fo:font-style="italic" style:font-size-asian="16pt" style:font-style-asian="italic" style:font-size-complex="16pt" style:font-style-complex="italic"/>
    </style:style>
    <style:style style:name="T3" style:family="text">
      <style:text-properties fo:font-size="34pt" style:font-size-asian="34pt" style:font-size-complex="34pt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size="20pt"/>
    </style:style>
    <style:style style:name="T6" style:family="text">
      <style:text-properties fo:color="#00b0f0" loext:opacity="100%" fo:font-size="26pt" style:font-size-asian="26pt" style:font-size-complex="26pt"/>
    </style:style>
    <style:style style:name="T7" style:family="text">
      <style:text-properties fo:color="#000080" loext:opacity="100%" fo:font-size="30.6000003814697pt" style:font-size-asian="30.6000003814697pt" style:font-size-complex="30.6000003814697pt"/>
    </style:style>
    <style:style style:name="T8" style:family="text">
      <style:text-properties fo:color="#000000" loext:opacity="100%" style:font-name="Consolas5" fo:font-size="26pt" style:font-name-asian="Consolas5" style:font-size-asian="26pt" style:font-name-complex="Consolas5" style:font-size-complex="26pt"/>
    </style:style>
    <style:style style:name="T9" style:family="text">
      <style:text-properties fo:color="#17c6a3" loext:opacity="100%" style:font-name="Consolas5" fo:font-size="26pt" style:font-name-asian="Consolas5" style:font-size-asian="26pt" style:font-name-complex="Consolas5" style:font-size-complex="26pt"/>
    </style:style>
    <style:style style:name="T10" style:family="text">
      <style:text-properties fo:color="#000080" loext:opacity="100%" style:font-name="Arial2" fo:font-size="30pt" style:font-name-asian="Consolas5" style:font-size-asian="30pt" style:font-name-complex="Consolas5" style:font-size-complex="30pt"/>
    </style:style>
    <style:style style:name="T11" style:family="text">
      <style:text-properties fo:color="#00b0f0" loext:opacity="100%" style:font-name="Arial2" fo:font-size="26pt" style:font-name-asian="Consolas5" style:font-size-asian="26pt" style:font-name-complex="Consolas5" style:font-size-complex="26pt"/>
    </style:style>
    <style:style style:name="T12" style:family="text">
      <style:text-properties fo:font-variant="normal" fo:text-transform="none" fo:color="#00b0f0" loext:opacity="100%" style:text-outline="false" style:text-line-through-style="none" style:text-line-through-type="none" style:font-name="Arial2" fo:font-size="26pt" fo:font-style="normal" fo:text-shadow="none" style:text-underline-style="none" fo:font-weight="bold" style:letter-kerning="true" style:font-name-asian="Consolas5" style:font-size-asian="26pt" style:font-style-asian="normal" style:font-weight-asian="normal" style:font-name-complex="Consolas5" style:font-size-complex="2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Consolas5" fo:font-size="12pt" style:font-name-asian="Consolas5" style:font-size-asian="12pt" style:font-name-complex="Consolas5" style:font-size-complex="12pt"/>
    </style:style>
    <style:style style:name="T14" style:family="text">
      <style:text-properties fo:color="#ff0000" loext:opacity="100%" fo:font-size="34pt" style:font-size-asian="34pt" style:font-size-complex="34pt"/>
    </style:style>
    <style:style style:name="T15" style:family="text">
      <style:text-properties fo:font-variant="normal" fo:text-transform="none" fo:color="#000080" loext:opacity="100%" style:text-outline="false" style:text-line-through-style="none" style:text-line-through-type="none" style:font-name="Arial4" fo:font-size="32pt" fo:font-style="normal" fo:text-shadow="none" style:text-underline-style="none" fo:font-weight="bold" style:letter-kerning="true" style:font-name-asian="Microsoft YaHei1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80" loext:opacity="100%" style:text-outline="false" style:text-line-through-style="none" style:text-line-through-type="none" style:font-name="Arial4" fo:font-size="34pt" fo:font-style="normal" fo:text-shadow="none" style:text-underline-style="none" fo:font-weight="bold" style:letter-kerning="true" style:font-name-asian="Microsoft YaHei1" style:font-size-asian="34pt" style:font-style-asian="normal" style:font-weight-asian="normal" style:font-name-complex="Mangal2" style:font-size-complex="3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color="#00b0f0" loext:opacity="100%" fo:font-size="34pt" style:font-size-asian="34pt" style:font-size-complex="34pt"/>
    </style:style>
    <style:style style:name="T19" style:family="text">
      <style:text-properties fo:color="#000000" loext:opacity="100%" style:font-name="Consolas5" fo:font-size="20pt" style:font-name-asian="Consolas5" style:font-size-asian="20pt" style:font-name-complex="Consolas5" style:font-size-complex="20pt"/>
    </style:style>
    <style:style style:name="T20" style:family="text">
      <style:text-properties fo:color="#00a933" loext:opacity="100%" style:font-name="Consolas5" fo:font-size="20pt" style:font-name-asian="Consolas5" style:font-size-asian="20pt" style:font-name-complex="Consolas5" style:font-size-complex="20pt"/>
    </style:style>
    <style:style style:name="T21" style:family="text">
      <style:text-properties fo:color="#000080" loext:opacity="100%" fo:font-size="34pt" style:font-size-asian="34pt" style:font-size-complex="34pt"/>
    </style:style>
    <style:style style:name="T22" style:family="text">
      <style:text-properties fo:font-variant="normal" fo:text-transform="none" fo:color="#000000" loext:opacity="100%" style:text-outline="false" style:text-line-through-style="none" style:text-line-through-type="none" style:font-name="Consolas5" fo:font-size="20pt" fo:font-style="normal" fo:text-shadow="none" style:text-underline-style="none" fo:font-weight="bold" style:letter-kerning="true" style:font-name-asian="Consolas5" style:font-size-asian="20pt" style:font-style-asian="normal" style:font-weight-asian="normal" style:font-name-complex="Consolas5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a0a0a0" loext:opacity="100%" style:font-name="Consolas5" fo:font-size="26pt" fo:font-style="italic" style:font-name-asian="Consolas5" style:font-size-asian="26pt" style:font-style-asian="italic" style:font-name-complex="Consolas5" style:font-size-complex="26pt" style:font-style-complex="italic"/>
    </style:style>
    <style:style style:name="T24" style:family="text">
      <style:text-properties fo:color="#cc6c1d" loext:opacity="100%" style:font-name="Consolas5" fo:font-size="26pt" style:font-name-asian="Consolas5" style:font-size-asian="26pt" style:font-name-complex="Consolas5" style:font-size-complex="26pt"/>
    </style:style>
    <style:style style:name="T25" style:family="text">
      <style:text-properties fo:color="#d9e8f7" loext:opacity="100%" style:font-name="Consolas5" fo:font-size="26pt" style:font-name-asian="Consolas5" style:font-size-asian="26pt" style:font-name-complex="Consolas5" style:font-size-complex="26pt"/>
    </style:style>
    <style:style style:name="T26" style:family="text">
      <style:text-properties fo:color="#66e1f8" loext:opacity="100%" style:font-name="Consolas5" fo:font-size="26pt" style:font-name-asian="Consolas5" style:font-size-asian="26pt" style:font-name-complex="Consolas5" style:font-size-complex="26pt"/>
    </style:style>
    <style:style style:name="T27" style:family="text">
      <style:text-properties fo:color="#e6e6fa" loext:opacity="100%" style:font-name="Consolas5" fo:font-size="26pt" style:font-name-asian="Consolas5" style:font-size-asian="26pt" style:font-name-complex="Consolas5" style:font-size-complex="26pt"/>
    </style:style>
    <style:style style:name="T28" style:family="text">
      <style:text-properties fo:font-variant="normal" fo:text-transform="none" fo:color="#000080" loext:opacity="100%" style:text-outline="false" style:text-line-through-style="none" style:text-line-through-type="none" style:font-name="Consolas5" fo:font-size="34pt" fo:font-style="italic" fo:text-shadow="none" style:text-underline-style="none" fo:font-weight="bold" style:letter-kerning="true" style:font-name-asian="Consolas5" style:font-size-asian="34pt" style:font-style-asian="italic" style:font-weight-asian="normal" style:font-name-complex="Consolas5" style:font-size-complex="34pt" style:font-style-complex="italic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a0a0a0" loext:opacity="100%" style:text-outline="false" style:text-line-through-style="none" style:text-line-through-type="none" style:font-name="Consolas5" fo:font-size="24pt" fo:font-style="italic" fo:text-shadow="none" style:text-underline-style="none" fo:font-weight="bold" style:letter-kerning="true" style:font-name-asian="Consolas5" style:font-size-asian="24pt" style:font-style-asian="italic" style:font-weight-asian="normal" style:font-name-complex="Consolas5" style:font-size-complex="24pt" style:font-style-complex="italic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b3b3b3" loext:opacity="100%" style:text-outline="false" style:text-line-through-style="none" style:text-line-through-type="none" style:font-name="Consolas5" fo:font-size="24pt" fo:font-style="italic" fo:text-shadow="none" style:text-underline-style="none" fo:font-weight="bold" style:letter-kerning="true" style:font-name-asian="Consolas5" style:font-size-asian="24pt" style:font-style-asian="italic" style:font-weight-asian="normal" style:font-name-complex="Consolas5" style:font-size-complex="24pt" style:font-style-complex="italic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eb4b64" loext:opacity="100%" style:text-outline="false" style:text-line-through-style="none" style:text-line-through-type="none" style:font-name="Consolas5" fo:font-size="24pt" fo:font-style="italic" fo:text-shadow="none" style:text-underline-style="none" fo:font-weight="bold" style:letter-kerning="true" style:font-name-asian="Consolas5" style:font-size-asian="24pt" style:font-style-asian="italic" style:font-weight-asian="normal" style:font-name-complex="Consolas5" style:font-size-complex="24pt" style:font-style-complex="italic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cc81ba" loext:opacity="100%" style:text-outline="false" style:text-line-through-style="none" style:text-line-through-type="none" style:font-name="Consolas5" fo:font-size="24pt" fo:font-style="italic" fo:text-shadow="none" style:text-underline-style="none" fo:font-weight="bold" style:letter-kerning="true" style:font-name-asian="Consolas5" style:font-size-asian="24pt" style:font-style-asian="italic" style:font-weight-asian="normal" style:font-name-complex="Consolas5" style:font-size-complex="24pt" style:font-style-complex="italic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e6e6fa" loext:opacity="100%" style:text-outline="false" style:text-line-through-style="none" style:text-line-through-type="none" style:font-name="Consolas5" fo:font-size="24pt" fo:font-style="italic" fo:text-shadow="none" style:text-underline-style="none" fo:font-weight="bold" style:letter-kerning="true" style:font-name-asian="Consolas5" style:font-size-asian="24pt" style:font-style-asian="italic" style:font-weight-asian="normal" style:font-name-complex="Consolas5" style:font-size-complex="24pt" style:font-style-complex="italic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8ddaf8" loext:opacity="100%" style:text-outline="false" style:text-line-through-style="none" style:text-line-through-type="none" style:font-name="Consolas5" fo:font-size="24pt" fo:font-style="italic" fo:text-shadow="none" style:text-underline-style="none" fo:font-weight="bold" style:letter-kerning="true" style:font-name-asian="Consolas5" style:font-size-asian="24pt" style:font-style-asian="italic" style:font-weight-asian="bold" style:font-name-complex="Consolas5" style:font-size-complex="24pt" style:font-style-complex="italic" style:font-weight-complex="bold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d9e8f7" loext:opacity="100%" style:text-outline="false" style:text-line-through-style="none" style:text-line-through-type="none" style:font-name="Consolas5" fo:font-size="24pt" fo:font-style="italic" fo:text-shadow="none" style:text-underline-style="none" fo:font-weight="bold" style:letter-kerning="true" style:font-name-asian="Consolas5" style:font-size-asian="24pt" style:font-style-asian="italic" style:font-weight-asian="normal" style:font-name-complex="Consolas5" style:font-size-complex="24pt" style:font-style-complex="italic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17c6a3" loext:opacity="100%" style:text-outline="false" style:text-line-through-style="none" style:text-line-through-type="none" style:font-name="Consolas5" fo:font-size="24pt" fo:font-style="italic" fo:text-shadow="none" style:text-underline-style="none" fo:font-weight="bold" style:letter-kerning="true" style:font-name-asian="Consolas5" style:font-size-asian="24pt" style:font-style-asian="italic" style:font-weight-asian="normal" style:font-name-complex="Consolas5" style:font-size-complex="24pt" style:font-style-complex="italic" style:font-weight-complex="normal" style:text-emphasize="none" style:font-relief="none" style:text-overline-style="none" style:text-overline-color="font-color"/>
    </style:style>
    <style:style style:name="T37" style:family="text">
      <style:text-properties fo:color="#000000" loext:opacity="100%" fo:font-size="24pt" style:font-size-asian="24pt" style:font-size-complex="24pt"/>
    </style:style>
    <style:style style:name="T38" style:family="text">
      <style:text-properties fo:color="#a0a0a0" loext:opacity="100%" style:font-name="Consolas5" fo:font-size="24pt" fo:font-style="italic" style:font-name-asian="Consolas5" style:font-size-asian="24pt" style:font-style-asian="italic" style:font-name-complex="Consolas5" style:font-size-complex="24pt" style:font-style-complex="italic"/>
    </style:style>
    <style:style style:name="T39" style:family="text">
      <style:text-properties fo:color="#b3b3b3" loext:opacity="100%" style:font-name="Consolas5" fo:font-size="24pt" style:font-name-asian="Consolas5" style:font-size-asian="24pt" style:font-name-complex="Consolas5" style:font-size-complex="24pt"/>
    </style:style>
    <style:style style:name="T40" style:family="text">
      <style:text-properties fo:color="#eb4b64" loext:opacity="100%" style:font-name="Consolas5" fo:font-size="24pt" style:font-name-asian="Consolas5" style:font-size-asian="24pt" style:font-name-complex="Consolas5" style:font-size-complex="24pt"/>
    </style:style>
    <style:style style:name="T41" style:family="text">
      <style:text-properties fo:color="#d9e8f7" loext:opacity="100%" style:font-name="Consolas5" fo:font-size="24pt" style:font-name-asian="Consolas5" style:font-size-asian="24pt" style:font-name-complex="Consolas5" style:font-size-complex="24pt"/>
    </style:style>
    <style:style style:name="T42" style:family="text">
      <style:text-properties fo:color="#e6e6fa" loext:opacity="100%" style:font-name="Consolas5" fo:font-size="24pt" style:font-name-asian="Consolas5" style:font-size-asian="24pt" style:font-name-complex="Consolas5" style:font-size-complex="24pt"/>
    </style:style>
    <style:style style:name="T43" style:family="text">
      <style:text-properties fo:color="#cc81ba" loext:opacity="100%" style:font-name="Consolas5" fo:font-size="24pt" fo:font-style="italic" style:font-name-asian="Consolas5" style:font-size-asian="24pt" style:font-style-asian="italic" style:font-name-complex="Consolas5" style:font-size-complex="24pt" style:font-style-complex="italic"/>
    </style:style>
    <style:style style:name="T44" style:family="text">
      <style:text-properties fo:color="#8ddaf8" loext:opacity="100%" style:font-name="Consolas5" fo:font-size="24pt" fo:font-style="italic" fo:font-weight="bold" style:font-name-asian="Consolas5" style:font-size-asian="24pt" style:font-style-asian="italic" style:font-weight-asian="bold" style:font-name-complex="Consolas5" style:font-size-complex="24pt" style:font-style-complex="italic" style:font-weight-complex="bold"/>
    </style:style>
    <style:style style:name="T45" style:family="text">
      <style:text-properties fo:color="#17c6a3" loext:opacity="100%" style:font-name="Consolas5" fo:font-size="24pt" style:font-name-asian="Consolas5" style:font-size-asian="24pt" style:font-name-complex="Consolas5" style:font-size-complex="24pt"/>
    </style:style>
    <style:style style:name="T46" style:family="text">
      <style:text-properties fo:color="#eb4b64" loext:opacity="100%" style:font-name="Consolas5" fo:font-size="24pt" style:text-underline-style="solid" style:text-underline-width="auto" style:text-underline-color="font-color" fo:font-weight="bold" style:font-name-asian="Consolas5" style:font-size-asian="24pt" style:font-weight-asian="bold" style:font-name-complex="Consolas5" style:font-size-complex="24pt" style:font-weight-complex="bold"/>
    </style:style>
    <style:style style:name="T47" style:family="text">
      <style:text-properties fo:color="#d9e8f7" loext:opacity="100%" style:font-name="Consolas5" fo:font-size="24pt" style:text-underline-style="solid" style:text-underline-width="auto" style:text-underline-color="font-color" fo:font-weight="bold" style:font-name-asian="Consolas5" style:font-size-asian="24pt" style:font-weight-asian="bold" style:font-name-complex="Consolas5" style:font-size-complex="24pt" style:font-weight-complex="bold"/>
    </style:style>
    <style:style style:name="T48" style:family="text">
      <style:text-properties fo:color="#e6e6fa" loext:opacity="100%" style:font-name="Consolas5" fo:font-size="24pt" style:text-underline-style="solid" style:text-underline-width="auto" style:text-underline-color="font-color" fo:font-weight="bold" style:font-name-asian="Consolas5" style:font-size-asian="24pt" style:font-weight-asian="bold" style:font-name-complex="Consolas5" style:font-size-complex="24pt" style:font-weight-complex="bold"/>
    </style:style>
    <style:style style:name="T49" style:family="text">
      <style:text-properties fo:color="#6897bb" loext:opacity="100%" style:font-name="Consolas5" fo:font-size="24pt" style:text-underline-style="solid" style:text-underline-width="auto" style:text-underline-color="font-color" fo:font-weight="bold" style:font-name-asian="Consolas5" style:font-size-asian="24pt" style:font-weight-asian="bold" style:font-name-complex="Consolas5" style:font-size-complex="24pt" style:font-weight-complex="bold"/>
    </style:style>
    <style:style style:name="T50" style:family="text">
      <style:text-properties fo:color="#000080" loext:opacity="100%" fo:font-size="34pt" style:text-underline-style="solid" style:text-underline-width="auto" style:text-underline-color="font-color" style:font-size-asian="34pt" style:font-size-complex="34pt"/>
    </style:style>
    <style:style style:name="T51" style:family="text">
      <style:text-properties fo:color="#00b0f0" loext:opacity="100%"/>
    </style:style>
    <style:style style:name="T52" style:family="text">
      <style:text-properties fo:font-variant="normal" fo:text-transform="none" fo:color="#00b0f0" loext:opacity="100%" style:text-outline="false" style:text-line-through-style="none" style:text-line-through-type="none" style:font-name="Arial4" fo:font-size="24pt" fo:font-style="normal" fo:text-shadow="none" style:text-underline-style="none" fo:font-weight="bold" style:letter-kerning="true" style:font-name-asian="Microsoft YaHei1" style:font-size-asian="24pt" style:font-style-asian="normal" style:font-weight-asian="normal" style:font-name-complex="Mangal2" style:font-size-complex="24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color="#000080" loext:opacity="100%"/>
    </style:style>
    <style:style style:name="T54" style:family="text">
      <style:text-properties fo:font-variant="normal" fo:text-transform="none" fo:color="#000000" loext:opacity="100%" style:text-outline="false" style:text-line-through-style="none" style:text-line-through-type="none" style:font-name="Consolas5" fo:font-size="25pt" fo:font-style="normal" fo:text-shadow="none" style:text-underline-style="none" fo:font-weight="bold" style:letter-kerning="true" style:font-name-asian="Consolas5" style:font-size-asian="25pt" style:font-style-asian="normal" style:font-weight-asian="normal" style:font-name-complex="Consolas5" style:font-size-complex="25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00a933" loext:opacity="100%" style:text-outline="false" style:text-line-through-style="none" style:text-line-through-type="none" style:font-name="Consolas5" fo:font-size="25pt" fo:font-style="normal" fo:text-shadow="none" style:text-underline-style="none" fo:font-weight="bold" style:letter-kerning="true" style:font-name-asian="Consolas5" style:font-size-asian="25pt" style:font-style-asian="normal" style:font-weight-asian="normal" style:font-name-complex="Consolas5" style:font-size-complex="25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000000" loext:opacity="100%" style:text-outline="false" style:text-line-through-style="none" style:text-line-through-type="none" style:font-name="Arial4" fo:font-size="25pt" fo:font-style="normal" fo:text-shadow="none" style:text-underline-style="none" fo:font-weight="bold" style:letter-kerning="true" style:font-name-asian="Microsoft YaHei1" style:font-size-asian="25pt" style:font-style-asian="normal" style:font-weight-asian="normal" style:font-name-complex="Mangal2" style:font-size-complex="25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style:text-outline="false" style:text-line-through-style="none" style:text-line-through-type="none" style:font-name="Arial4" fo:font-style="normal" fo:text-shadow="none" fo:font-weight="bold" style:letter-kerning="true" style:font-name-asian="Microsoft YaHei1" style:font-style-asian="normal" style:font-weight-asian="normal" style:font-name-complex="Mangal2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1290c3" loext:opacity="100%" style:text-outline="false" style:text-line-through-style="none" style:text-line-through-type="none" style:font-name="Consolas5" fo:font-size="40pt" fo:font-style="normal" fo:text-shadow="none" style:text-underline-style="none" fo:font-weight="bold" style:letter-kerning="true" style:font-name-asian="Consolas5" style:font-size-asian="40pt" style:font-style-asian="normal" style:font-weight-asian="normal" style:font-name-complex="Consolas5" style:font-size-complex="40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00b0f0" loext:opacity="100%" style:text-outline="false" style:text-line-through-style="none" style:text-line-through-type="none" style:font-name="Consolas5" fo:font-size="40pt" fo:font-style="normal" fo:text-shadow="none" style:text-underline-style="none" fo:font-weight="bold" style:letter-kerning="true" style:font-name-asian="Consolas5" style:font-size-asian="40pt" style:font-style-asian="normal" style:font-weight-asian="normal" style:font-name-complex="Consolas5" style:font-size-complex="40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000080" loext:opacity="100%" style:text-outline="false" style:text-line-through-style="none" style:text-line-through-type="none" style:font-name="Arial2" fo:font-size="40pt" fo:font-style="normal" fo:text-shadow="none" style:text-underline-style="none" fo:font-weight="bold" style:letter-kerning="true" style:font-name-asian="Consolas5" style:font-size-asian="40pt" style:font-style-asian="normal" style:font-weight-asian="normal" style:font-name-complex="Consolas5" style:font-size-complex="40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a0a0a0" loext:opacity="100%" style:text-outline="false" style:text-line-through-style="none" style:text-line-through-type="none" style:font-name="Consolas5" fo:font-size="25pt" fo:font-style="italic" fo:text-shadow="none" style:text-underline-style="none" fo:font-weight="normal" style:letter-kerning="true" style:font-name-asian="Consolas5" style:font-size-asian="25pt" style:font-style-asian="italic" style:font-weight-asian="normal" style:font-name-complex="Consolas5" style:font-size-complex="25pt" style:font-style-complex="italic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eb4b64" loext:opacity="100%" style:text-outline="false" style:text-line-through-style="none" style:text-line-through-type="none" style:font-name="Consolas5" fo:font-size="25pt" fo:font-style="italic" fo:text-shadow="none" style:text-underline-style="none" fo:font-weight="normal" style:letter-kerning="true" style:font-name-asian="Consolas5" style:font-size-asian="25pt" style:font-style-asian="italic" style:font-weight-asian="normal" style:font-name-complex="Consolas5" style:font-size-complex="25pt" style:font-style-complex="italic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d9e8f7" loext:opacity="100%" style:text-outline="false" style:text-line-through-style="none" style:text-line-through-type="none" style:font-name="Consolas5" fo:font-size="25pt" fo:font-style="italic" fo:text-shadow="none" style:text-underline-style="none" fo:font-weight="normal" style:letter-kerning="true" style:font-name-asian="Consolas5" style:font-size-asian="25pt" style:font-style-asian="italic" style:font-weight-asian="normal" style:font-name-complex="Consolas5" style:font-size-complex="25pt" style:font-style-complex="italic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fo:color="#e6e6fa" loext:opacity="100%" style:text-outline="false" style:text-line-through-style="none" style:text-line-through-type="none" style:font-name="Consolas5" fo:font-size="25pt" fo:font-style="italic" fo:text-shadow="none" style:text-underline-style="none" fo:font-weight="normal" style:letter-kerning="true" style:font-name-asian="Consolas5" style:font-size-asian="25pt" style:font-style-asian="italic" style:font-weight-asian="normal" style:font-name-complex="Consolas5" style:font-size-complex="25pt" style:font-style-complex="italic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17c6a3" loext:opacity="100%" style:text-outline="false" style:text-line-through-style="none" style:text-line-through-type="none" style:font-name="Consolas5" fo:font-size="25pt" fo:font-style="italic" fo:text-shadow="none" style:text-underline-style="none" fo:font-weight="normal" style:letter-kerning="true" style:font-name-asian="Consolas5" style:font-size-asian="25pt" style:font-style-asian="italic" style:font-weight-asian="normal" style:font-name-complex="Consolas5" style:font-size-complex="25pt" style:font-style-complex="italic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000080" loext:opacity="100%" style:text-outline="false" style:text-line-through-style="none" style:text-line-through-type="none" style:font-name="Arial2" fo:font-size="34pt" fo:font-style="normal" fo:text-shadow="none" style:text-underline-style="none" fo:font-weight="bold" style:letter-kerning="true" style:font-name-asian="Consolas5" style:font-size-asian="34pt" style:font-style-asian="normal" style:font-weight-asian="normal" style:font-name-complex="Consolas5" style:font-size-complex="34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21pt" fo:font-style="italic" fo:text-shadow="none" style:text-underline-style="none" fo:font-weight="bold" style:letter-kerning="true" style:font-name-asian="Consolas5" style:font-size-asian="21pt" style:font-style-asian="italic" style:font-weight-asian="normal" style:font-name-complex="Consolas5" style:font-size-complex="21pt" style:font-style-complex="italic" style:font-weight-complex="normal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fo:color="#cc6c1d" loext:opacity="100%" style:text-outline="false" style:text-line-through-style="none" style:text-line-through-type="none" style:font-name="Consolas5" fo:font-size="26pt" fo:font-style="normal" fo:text-shadow="none" style:text-underline-style="none" fo:font-weight="bold" style:letter-kerning="true" style:font-name-asian="Consolas5" style:font-size-asian="26pt" style:font-style-asian="normal" style:font-weight-asian="normal" style:font-name-complex="Consolas5" style:font-size-complex="26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d9e8f7" loext:opacity="100%" style:text-outline="false" style:text-line-through-style="none" style:text-line-through-type="none" style:font-name="Consolas5" fo:font-size="26pt" fo:font-style="normal" fo:text-shadow="none" style:text-underline-style="none" fo:font-weight="bold" style:letter-kerning="true" style:font-name-asian="Consolas5" style:font-size-asian="26pt" style:font-style-asian="normal" style:font-weight-asian="normal" style:font-name-complex="Consolas5" style:font-size-complex="26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80f2f6" loext:opacity="100%" style:text-outline="false" style:text-line-through-style="none" style:text-line-through-type="none" style:font-name="Consolas5" fo:font-size="26pt" fo:font-style="normal" fo:text-shadow="none" style:text-underline-style="none" fo:font-weight="bold" style:letter-kerning="true" style:font-name-asian="Consolas5" style:font-size-asian="26pt" style:font-style-asian="normal" style:font-weight-asian="normal" style:font-name-complex="Consolas5" style:font-size-complex="26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fo:color="#e6e6fa" loext:opacity="100%" style:text-outline="false" style:text-line-through-style="none" style:text-line-through-type="none" style:font-name="Consolas5" fo:font-size="26pt" fo:font-style="normal" fo:text-shadow="none" style:text-underline-style="none" fo:font-weight="bold" style:letter-kerning="true" style:font-name-asian="Consolas5" style:font-size-asian="26pt" style:font-style-asian="normal" style:font-weight-asian="normal" style:font-name-complex="Consolas5" style:font-size-complex="26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b166da" loext:opacity="100%" style:text-outline="false" style:text-line-through-style="none" style:text-line-through-type="none" style:font-name="Consolas5" fo:font-size="26pt" fo:font-style="normal" fo:text-shadow="none" style:text-underline-style="none" fo:font-weight="bold" style:letter-kerning="true" style:font-name-asian="Consolas5" style:font-size-asian="26pt" style:font-style-asian="normal" style:font-weight-asian="normal" style:font-name-complex="Consolas5" style:font-size-complex="26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f9faf4" loext:opacity="100%" style:text-outline="false" style:text-line-through-style="none" style:text-line-through-type="none" style:font-name="Consolas5" fo:font-size="26pt" fo:font-style="normal" fo:text-shadow="none" style:text-underline-style="none" fo:font-weight="bold" style:letter-kerning="true" style:font-name-asian="Consolas5" style:font-size-asian="26pt" style:font-style-asian="normal" style:font-weight-asian="normal" style:font-name-complex="Consolas5" style:font-size-complex="26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fo:color="#cc6c1d" loext:opacity="100%" style:text-outline="false" style:text-line-through-style="none" style:text-line-through-type="none" style:font-name="Consolas5" fo:font-size="22pt" fo:font-style="normal" fo:text-shadow="none" style:text-underline-style="none" fo:font-weight="bold" style:letter-kerning="true" style:font-name-asian="Consolas5" style:font-size-asian="22pt" style:font-style-asian="normal" style:font-weight-asian="normal" style:font-name-complex="Consolas5" style:font-size-complex="22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fo:color="#d9e8f7" loext:opacity="100%" style:text-outline="false" style:text-line-through-style="none" style:text-line-through-type="none" style:font-name="Consolas5" fo:font-size="22pt" fo:font-style="normal" fo:text-shadow="none" style:text-underline-style="none" fo:font-weight="bold" style:letter-kerning="true" style:font-name-asian="Consolas5" style:font-size-asian="22pt" style:font-style-asian="normal" style:font-weight-asian="normal" style:font-name-complex="Consolas5" style:font-size-complex="22pt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fo:color="#80f2f6" loext:opacity="100%" style:text-outline="false" style:text-line-through-style="none" style:text-line-through-type="none" style:font-name="Consolas5" fo:font-size="22pt" fo:font-style="normal" fo:text-shadow="none" style:text-underline-style="none" fo:font-weight="bold" style:letter-kerning="true" style:font-name-asian="Consolas5" style:font-size-asian="22pt" style:font-style-asian="normal" style:font-weight-asian="normal" style:font-name-complex="Consolas5" style:font-size-complex="22pt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fo:color="#000000" loext:opacity="100%" style:text-outline="false" style:text-line-through-style="none" style:text-line-through-type="none" style:font-name="Consolas5" fo:font-size="22pt" fo:font-style="normal" fo:text-shadow="none" style:text-underline-style="none" fo:font-weight="bold" style:letter-kerning="true" style:font-name-asian="Consolas5" style:font-size-asian="22pt" style:font-style-asian="normal" style:font-weight-asian="normal" style:font-name-complex="Consolas5" style:font-size-complex="22pt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fo:color="#b166da" loext:opacity="100%" style:text-outline="false" style:text-line-through-style="none" style:text-line-through-type="none" style:font-name="Consolas5" fo:font-size="22pt" fo:font-style="normal" fo:text-shadow="none" style:text-underline-style="none" fo:font-weight="bold" style:letter-kerning="true" style:font-name-asian="Consolas5" style:font-size-asian="22pt" style:font-style-asian="normal" style:font-weight-asian="normal" style:font-name-complex="Consolas5" style:font-size-complex="22pt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fo:color="#1eb540" loext:opacity="100%" style:text-outline="false" style:text-line-through-style="none" style:text-line-through-type="none" style:font-name="Consolas5" fo:font-size="22pt" fo:font-style="normal" fo:text-shadow="none" style:text-underline-style="none" fo:font-weight="bold" style:letter-kerning="true" style:font-name-asian="Consolas5" style:font-size-asian="22pt" style:font-style-asian="normal" style:font-weight-asian="normal" style:font-name-complex="Consolas5" style:font-size-complex="22pt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fo:color="#1290c3" loext:opacity="100%" style:text-outline="false" style:text-line-through-style="none" style:text-line-through-type="none" style:font-name="Consolas5" fo:font-size="22pt" fo:font-style="normal" fo:text-shadow="none" style:text-underline-style="none" fo:font-weight="bold" style:letter-kerning="true" style:font-name-asian="Consolas5" style:font-size-asian="22pt" style:font-style-asian="normal" style:font-weight-asian="normal" style:font-name-complex="Consolas5" style:font-size-complex="22pt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fo:color="#79abff" loext:opacity="100%" style:text-outline="false" style:text-line-through-style="none" style:text-line-through-type="none" style:font-name="Consolas5" fo:font-size="22pt" fo:font-style="normal" fo:text-shadow="none" style:text-underline-style="none" fo:font-weight="bold" style:letter-kerning="true" style:font-name-asian="Consolas5" style:font-size-asian="22pt" style:font-style-asian="normal" style:font-weight-asian="normal" style:font-name-complex="Consolas5" style:font-size-complex="22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fo:color="#e6e6fa" loext:opacity="100%" style:text-outline="false" style:text-line-through-style="none" style:text-line-through-type="none" style:font-name="Consolas5" fo:font-size="22pt" fo:font-style="normal" fo:text-shadow="none" style:text-underline-style="none" fo:font-weight="bold" style:letter-kerning="true" style:font-name-asian="Consolas5" style:font-size-asian="22pt" style:font-style-asian="normal" style:font-weight-asian="normal" style:font-name-complex="Consolas5" style:font-size-complex="22pt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fo:font-variant="normal" fo:text-transform="none" fo:color="#cc6c1d" loext:opacity="100%" style:text-outline="false" style:text-line-through-style="none" style:text-line-through-type="none" style:font-name="Consolas5" fo:font-size="20pt" fo:font-style="normal" fo:text-shadow="none" style:text-underline-style="none" fo:font-weight="bold" style:letter-kerning="true" style:font-name-asian="Consolas5" style:font-size-asian="20pt" style:font-style-asian="normal" style:font-weight-asian="normal" style:font-name-complex="Consolas5" style:font-size-complex="20pt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fo:font-variant="normal" fo:text-transform="none" fo:color="#d9e8f7" loext:opacity="100%" style:text-outline="false" style:text-line-through-style="none" style:text-line-through-type="none" style:font-name="Consolas5" fo:font-size="20pt" fo:font-style="normal" fo:text-shadow="none" style:text-underline-style="none" fo:font-weight="bold" style:letter-kerning="true" style:font-name-asian="Consolas5" style:font-size-asian="20pt" style:font-style-asian="normal" style:font-weight-asian="normal" style:font-name-complex="Consolas5" style:font-size-complex="20pt" style:font-style-complex="normal" style:font-weight-complex="normal" style:text-emphasize="none" style:font-relief="none" style:text-overline-style="none" style:text-overline-color="font-color"/>
    </style:style>
    <style:style style:name="T85" style:family="text">
      <style:text-properties fo:font-variant="normal" fo:text-transform="none" fo:color="#80f2f6" loext:opacity="100%" style:text-outline="false" style:text-line-through-style="none" style:text-line-through-type="none" style:font-name="Consolas5" fo:font-size="20pt" fo:font-style="normal" fo:text-shadow="none" style:text-underline-style="none" fo:font-weight="bold" style:letter-kerning="true" style:font-name-asian="Consolas5" style:font-size-asian="20pt" style:font-style-asian="normal" style:font-weight-asian="normal" style:font-name-complex="Consolas5" style:font-size-complex="20pt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fo:color="#b166da" loext:opacity="100%" style:text-outline="false" style:text-line-through-style="none" style:text-line-through-type="none" style:font-name="Consolas5" fo:font-size="20pt" fo:font-style="normal" fo:text-shadow="none" style:text-underline-style="none" fo:font-weight="bold" style:letter-kerning="true" style:font-name-asian="Consolas5" style:font-size-asian="20pt" style:font-style-asian="normal" style:font-weight-asian="normal" style:font-name-complex="Consolas5" style:font-size-complex="20pt" style:font-style-complex="normal" style:font-weight-complex="normal" style:text-emphasize="none" style:font-relief="none" style:text-overline-style="none" style:text-overline-color="font-color"/>
    </style:style>
    <style:style style:name="T87" style:family="text">
      <style:text-properties fo:font-variant="normal" fo:text-transform="none" fo:color="#1eb540" loext:opacity="100%" style:text-outline="false" style:text-line-through-style="none" style:text-line-through-type="none" style:font-name="Consolas5" fo:font-size="20pt" fo:font-style="normal" fo:text-shadow="none" style:text-underline-style="none" fo:font-weight="bold" style:letter-kerning="true" style:font-name-asian="Consolas5" style:font-size-asian="20pt" style:font-style-asian="normal" style:font-weight-asian="normal" style:font-name-complex="Consolas5" style:font-size-complex="20pt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fo:color="#1290c3" loext:opacity="100%" style:text-outline="false" style:text-line-through-style="none" style:text-line-through-type="none" style:font-name="Consolas5" fo:font-size="20pt" fo:font-style="normal" fo:text-shadow="none" style:text-underline-style="none" fo:font-weight="bold" style:letter-kerning="true" style:font-name-asian="Consolas5" style:font-size-asian="20pt" style:font-style-asian="normal" style:font-weight-asian="normal" style:font-name-complex="Consolas5" style:font-size-complex="20pt" style:font-style-complex="normal" style:font-weight-complex="normal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fo:color="#79abff" loext:opacity="100%" style:text-outline="false" style:text-line-through-style="none" style:text-line-through-type="none" style:font-name="Consolas5" fo:font-size="20pt" fo:font-style="normal" fo:text-shadow="none" style:text-underline-style="none" fo:font-weight="bold" style:letter-kerning="true" style:font-name-asian="Consolas5" style:font-size-asian="20pt" style:font-style-asian="normal" style:font-weight-asian="normal" style:font-name-complex="Consolas5" style:font-size-complex="20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font-variant="normal" fo:text-transform="none" fo:color="#e6e6fa" loext:opacity="100%" style:text-outline="false" style:text-line-through-style="none" style:text-line-through-type="none" style:font-name="Consolas5" fo:font-size="20pt" fo:font-style="normal" fo:text-shadow="none" style:text-underline-style="none" fo:font-weight="bold" style:letter-kerning="true" style:font-name-asian="Consolas5" style:font-size-asian="20pt" style:font-style-asian="normal" style:font-weight-asian="normal" style:font-name-complex="Consolas5" style:font-size-complex="20pt" style:font-style-complex="normal" style:font-weight-complex="normal" style:text-emphasize="none" style:font-relief="none" style:text-overline-style="none" style:text-overline-color="font-color"/>
    </style:style>
    <style:style style:name="T91" style:family="text">
      <style:text-properties fo:font-variant="normal" fo:text-transform="none" fo:color="#000080" loext:opacity="100%" style:text-outline="false" style:text-line-through-style="none" style:text-line-through-type="none" style:font-name="Arial2" fo:font-size="34pt" fo:font-style="normal" fo:text-shadow="none" style:text-underline-style="solid" style:text-underline-width="auto" style:text-underline-color="font-color" fo:font-weight="bold" style:letter-kerning="true" style:font-name-asian="Consolas5" style:font-size-asian="34pt" style:font-style-asian="normal" style:font-weight-asian="normal" style:font-name-complex="Consolas5" style:font-size-complex="34pt" style:font-style-complex="normal" style:font-weight-complex="normal" style:text-emphasize="none" style:font-relief="none" style:text-overline-style="none" style:text-overline-color="font-color"/>
    </style:style>
    <style:style style:name="T92" style:family="text">
      <style:text-properties fo:font-variant="normal" fo:text-transform="none" style:text-outline="false" style:text-line-through-style="none" style:text-line-through-type="none" style:font-name="Consolas5" fo:font-size="20pt" fo:font-style="normal" fo:text-shadow="none" style:text-underline-style="none" fo:font-weight="bold" style:letter-kerning="true" style:font-name-asian="Consolas5" style:font-size-asian="20pt" style:font-style-asian="normal" style:font-weight-asian="normal" style:font-name-complex="Consolas5" style:font-size-complex="20pt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fo:font-variant="normal" fo:text-transform="none" fo:color="#1290c3" loext:opacity="100%" style:text-outline="false" style:text-line-through-style="none" style:text-line-through-type="none" style:font-name="Consolas5" fo:font-size="25pt" fo:font-style="normal" fo:text-shadow="none" style:text-underline-style="none" fo:font-weight="bold" style:letter-kerning="true" style:font-name-asian="Consolas5" style:font-size-asian="25pt" style:font-style-asian="normal" style:font-weight-asian="normal" style:font-name-complex="Consolas5" style:font-size-complex="25pt" style:font-style-complex="normal" style:font-weight-complex="normal" style:text-emphasize="none" style:font-relief="none" style:text-overline-style="none" style:text-overline-color="font-color"/>
    </style:style>
    <style:style style:name="T94" style:family="text">
      <style:text-properties fo:font-variant="normal" fo:text-transform="none" fo:color="#e6e6fa" loext:opacity="100%" style:text-outline="false" style:text-line-through-style="none" style:text-line-through-type="none" style:font-name="Consolas5" fo:font-size="25pt" fo:font-style="normal" fo:text-shadow="none" style:text-underline-style="none" fo:font-weight="bold" style:letter-kerning="true" style:font-name-asian="Consolas5" style:font-size-asian="25pt" style:font-style-asian="normal" style:font-weight-asian="normal" style:font-name-complex="Consolas5" style:font-size-complex="25pt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fo:color="#b166da" loext:opacity="100%" style:text-outline="false" style:text-line-through-style="none" style:text-line-through-type="none" style:font-name="Consolas5" fo:font-size="25pt" fo:font-style="normal" fo:text-shadow="none" style:text-underline-style="none" fo:font-weight="bold" style:letter-kerning="true" style:font-name-asian="Consolas5" style:font-size-asian="25pt" style:font-style-asian="normal" style:font-weight-asian="normal" style:font-name-complex="Consolas5" style:font-size-complex="25pt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style:text-outline="false" style:text-line-through-style="none" style:text-line-through-type="none" fo:text-shadow="none" style:text-underline-style="none" fo:font-weight="bold" style:letter-kerning="true" style:font-name-asian="Consolas5" style:font-weight-asian="normal" style:font-name-complex="Consolas5" style:font-weight-complex="normal" style:text-emphasize="none" style:font-relief="none" style:text-overline-style="none" style:text-overline-color="font-color"/>
    </style:style>
    <style:style style:name="T97" style:family="text">
      <style:text-properties fo:font-variant="normal" fo:text-transform="none" fo:color="#00b0f0" loext:opacity="100%" style:text-outline="false" style:text-line-through-style="none" style:text-line-through-type="none" style:font-name="Consolas5" fo:font-size="25pt" fo:font-style="normal" fo:text-shadow="none" style:text-underline-style="none" fo:font-weight="bold" style:letter-kerning="true" style:font-name-asian="Consolas5" style:font-size-asian="25pt" style:font-style-asian="normal" style:font-weight-asian="normal" style:font-name-complex="Consolas5" style:font-size-complex="25pt" style:font-style-complex="normal" style:font-weight-complex="normal" style:text-emphasize="none" style:font-relief="none" style:text-overline-style="none" style:text-overline-color="font-color"/>
    </style:style>
    <style:style style:name="T98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34pt" fo:font-style="italic" fo:text-shadow="none" style:text-underline-style="none" fo:font-weight="bold" style:letter-kerning="true" style:font-name-asian="Consolas5" style:font-size-asian="34pt" style:font-style-asian="italic" style:font-weight-asian="normal" style:font-name-complex="Consolas5" style:font-size-complex="34pt" style:font-style-complex="italic" style:font-weight-complex="normal" style:text-emphasize="none" style:font-relief="none" style:text-overline-style="none" style:text-overline-color="font-color"/>
    </style:style>
    <style:style style:name="T99" style:family="text">
      <style:text-properties fo:font-variant="normal" fo:text-transform="none" fo:color="#a0a0a0" loext:opacity="100%" style:text-outline="false" style:text-line-through-style="none" style:text-line-through-type="none" style:font-name="Consolas5" fo:font-size="30pt" fo:font-style="italic" fo:text-shadow="none" style:text-underline-style="none" fo:font-weight="bold" style:letter-kerning="true" style:font-name-asian="Consolas5" style:font-size-asian="30pt" style:font-style-asian="italic" style:font-weight-asian="normal" style:font-name-complex="Consolas5" style:font-size-complex="30pt" style:font-style-complex="italic" style:font-weight-complex="normal" style:text-emphasize="none" style:font-relief="none" style:text-overline-style="none" style:text-overline-color="font-color"/>
    </style:style>
    <style:style style:name="T100" style:family="text">
      <style:text-properties fo:font-variant="normal" fo:text-transform="none" fo:color="#f9faf4" loext:opacity="100%" style:text-outline="false" style:text-line-through-style="none" style:text-line-through-type="none" style:font-name="Consolas5" fo:font-size="30pt" fo:font-style="normal" fo:text-shadow="none" style:text-underline-style="none" fo:font-weight="bold" style:letter-kerning="true" style:font-name-asian="Consolas5" style:font-size-asian="30pt" style:font-style-asian="normal" style:font-weight-asian="normal" style:font-name-complex="Consolas5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1" style:family="text">
      <style:text-properties fo:font-variant="normal" fo:text-transform="none" fo:color="#17c6a3" loext:opacity="100%" style:text-outline="false" style:text-line-through-style="none" style:text-line-through-type="none" style:font-name="Consolas5" fo:font-size="30pt" fo:font-style="normal" fo:text-shadow="none" style:text-underline-style="none" fo:font-weight="bold" style:letter-kerning="true" style:font-name-asian="Consolas5" style:font-size-asian="30pt" style:font-style-asian="normal" style:font-weight-asian="normal" style:font-name-complex="Consolas5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2" style:family="text">
      <style:text-properties fo:font-variant="normal" fo:text-transform="none" fo:color="#e6e6fa" loext:opacity="100%" style:text-outline="false" style:text-line-through-style="none" style:text-line-through-type="none" style:font-name="Consolas5" fo:font-size="30pt" fo:font-style="normal" fo:text-shadow="none" style:text-underline-style="none" fo:font-weight="bold" style:letter-kerning="true" style:font-name-asian="Consolas5" style:font-size-asian="30pt" style:font-style-asian="normal" style:font-weight-asian="normal" style:font-name-complex="Consolas5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fo:color="#d9e8f7" loext:opacity="100%" style:text-outline="false" style:text-line-through-style="none" style:text-line-through-type="none" style:font-name="Consolas5" fo:font-size="30pt" fo:font-style="normal" fo:text-shadow="none" style:text-underline-style="none" fo:font-weight="bold" style:letter-kerning="true" style:font-name-asian="Consolas5" style:font-size-asian="30pt" style:font-style-asian="normal" style:font-weight-asian="normal" style:font-name-complex="Consolas5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fo:color="#cc6c1d" loext:opacity="100%" style:text-outline="false" style:text-line-through-style="none" style:text-line-through-type="none" style:font-name="Consolas5" fo:font-size="30pt" fo:font-style="normal" fo:text-shadow="none" style:text-underline-style="none" fo:font-weight="bold" style:letter-kerning="true" style:font-name-asian="Consolas5" style:font-size-asian="30pt" style:font-style-asian="normal" style:font-weight-asian="normal" style:font-name-complex="Consolas5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5" style:family="text">
      <style:text-properties fo:font-variant="normal" fo:text-transform="none" fo:color="#1290c3" loext:opacity="100%" style:text-outline="false" style:text-line-through-style="none" style:text-line-through-type="none" style:font-name="Consolas5" fo:font-size="30pt" fo:font-style="normal" fo:text-shadow="none" style:text-underline-style="none" fo:font-weight="bold" style:letter-kerning="true" style:font-name-asian="Consolas5" style:font-size-asian="30pt" style:font-style-asian="normal" style:font-weight-asian="normal" style:font-name-complex="Consolas5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6" style:family="text">
      <style:text-properties fo:font-variant="normal" fo:text-transform="none" fo:color="#000000" loext:opacity="100%" style:text-outline="false" style:text-line-through-style="none" style:text-line-through-type="none" style:font-name="Consolas5" fo:font-size="30pt" fo:font-style="normal" fo:text-shadow="none" style:text-underline-style="none" fo:font-weight="bold" style:letter-kerning="true" style:font-name-asian="Consolas5" style:font-size-asian="30pt" style:font-style-asian="normal" style:font-weight-asian="normal" style:font-name-complex="Consolas5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7" style:family="text">
      <style:text-properties fo:font-variant="normal" fo:text-transform="none" fo:color="#b166da" loext:opacity="100%" style:text-outline="false" style:text-line-through-style="none" style:text-line-through-type="none" style:font-name="Consolas5" fo:font-size="30pt" fo:font-style="normal" fo:text-shadow="none" style:text-underline-style="none" fo:font-weight="bold" style:letter-kerning="true" style:font-name-asian="Consolas5" style:font-size-asian="30pt" style:font-style-asian="normal" style:font-weight-asian="normal" style:font-name-complex="Consolas5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8" style:family="text">
      <style:text-properties fo:font-variant="normal" fo:text-transform="none" fo:color="#1eb540" loext:opacity="100%" style:text-outline="false" style:text-line-through-style="none" style:text-line-through-type="none" style:font-name="Consolas5" fo:font-size="30pt" fo:font-style="normal" fo:text-shadow="none" style:text-underline-style="none" fo:font-weight="bold" style:letter-kerning="true" style:font-name-asian="Consolas5" style:font-size-asian="30pt" style:font-style-asian="normal" style:font-weight-asian="normal" style:font-name-complex="Consolas5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9" style:family="text">
      <style:text-properties fo:font-variant="normal" fo:text-transform="none" fo:color="#79abff" loext:opacity="100%" style:text-outline="false" style:text-line-through-style="none" style:text-line-through-type="none" style:font-name="Consolas5" fo:font-size="30pt" fo:font-style="normal" fo:text-shadow="none" style:text-underline-style="none" fo:font-weight="bold" style:letter-kerning="true" style:font-name-asian="Consolas5" style:font-size-asian="30pt" style:font-style-asian="normal" style:font-weight-asian="normal" style:font-name-complex="Consolas5" style:font-size-complex="30pt" style:font-style-complex="normal" style:font-weight-complex="normal" style:text-emphasize="none" style:font-relief="none" style:text-overline-style="none" style:text-overline-color="font-color"/>
    </style:style>
    <style:style style:name="T110" style:family="text">
      <style:text-properties fo:font-variant="normal" fo:text-transform="none" style:text-outline="false" style:text-line-through-style="none" style:text-line-through-type="none" style:font-name="Consolas5" fo:font-size="30pt" fo:font-style="normal" fo:text-shadow="none" style:text-underline-style="none" fo:font-weight="bold" style:letter-kerning="true" style:font-name-asian="Consolas5" style:font-size-asian="30pt" style:font-style-asian="normal" style:font-weight-asian="normal" style:font-name-complex="Consolas5" style:font-size-complex="30pt" style:font-style-complex="normal" style:font-weight-complex="normal" style:text-emphasize="none" style:font-relief="none" style:text-overline-style="none" style:text-overline-color="font-color"/>
    </style:style>
    <style:style style:name="T111" style:family="text">
      <style:text-properties fo:font-variant="normal" fo:text-transform="none" fo:color="#000080" loext:opacity="100%" style:text-outline="false" style:text-line-through-style="none" style:text-line-through-type="none" style:font-name="Arial4" fo:font-size="32pt" fo:font-style="normal" fo:text-shadow="none" style:text-underline-style="none" fo:font-weight="bold" style:letter-kerning="true" style:font-name-asian="Consolas5" style:font-size-asian="32pt" style:font-style-asian="normal" style:font-weight-asian="normal" style:font-name-complex="Consolas5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2" style:family="text">
      <style:text-properties fo:font-variant="normal" fo:text-transform="none" fo:color="#ff0000" loext:opacity="100%" style:text-outline="false" style:text-line-through-style="none" style:text-line-through-type="none" fo:font-size="34pt" fo:text-shadow="none" style:text-underline-style="none" fo:font-weight="bold" style:letter-kerning="true" style:font-name-asian="Consolas5" style:font-size-asian="34pt" style:font-weight-asian="normal" style:font-name-complex="Consolas5" style:font-size-complex="34pt" style:font-weight-complex="normal" style:text-emphasize="none" style:font-relief="none" style:text-overline-style="none" style:text-overline-color="font-color"/>
    </style:style>
    <style:style style:name="T113" style:family="text">
      <style:text-properties fo:font-variant="normal" fo:text-transform="none" fo:color="#80f2f6" loext:opacity="100%" style:text-outline="false" style:text-line-through-style="none" style:text-line-through-type="none" style:font-name="Consolas5" fo:font-size="25pt" fo:font-style="normal" fo:text-shadow="none" style:text-underline-style="none" fo:font-weight="bold" style:letter-kerning="true" style:font-name-asian="Consolas5" style:font-size-asian="25pt" style:font-style-asian="normal" style:font-weight-asian="normal" style:font-name-complex="Consolas5" style:font-size-complex="25pt" style:font-style-complex="normal" style:font-weight-complex="normal" style:text-emphasize="none" style:font-relief="none" style:text-overline-style="none" style:text-overline-color="font-color"/>
    </style:style>
    <style:style style:name="T114" style:family="text">
      <style:text-properties fo:font-variant="normal" fo:text-transform="none" fo:color="#000080" loext:opacity="100%" style:text-outline="false" style:text-line-through-style="none" style:text-line-through-type="none" style:font-name="Arial2" fo:font-size="32pt" fo:font-style="normal" fo:text-shadow="none" style:text-underline-style="none" fo:font-weight="bold" style:letter-kerning="true" style:font-name-asian="Consolas5" style:font-size-asian="32pt" style:font-style-asian="normal" style:font-weight-asian="normal" style:font-name-complex="Consolas5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5" style:family="text">
      <style:text-properties fo:font-variant="normal" fo:text-transform="none" style:text-outline="false" style:text-line-through-style="none" style:text-line-through-type="none" fo:font-size="25pt" fo:text-shadow="none" style:text-underline-style="none" fo:font-weight="bold" style:letter-kerning="true" style:font-name-asian="Consolas5" style:font-size-asian="25pt" style:font-weight-asian="normal" style:font-name-complex="Consolas5" style:font-size-complex="25pt" style:font-weight-complex="normal" style:text-emphasize="none" style:font-relief="none" style:text-overline-style="none" style:text-overline-color="font-color"/>
    </style:style>
    <style:style style:name="T116" style:family="text">
      <style:text-properties fo:font-variant="normal" fo:text-transform="none" fo:color="#a0a0a0" loext:opacity="100%" style:text-outline="false" style:text-line-through-style="none" style:text-line-through-type="none" style:font-name="Consolas5" fo:font-size="25pt" fo:font-style="normal" fo:text-shadow="none" style:text-underline-style="none" fo:font-weight="bold" style:letter-kerning="true" style:font-name-asian="Consolas5" style:font-size-asian="25pt" style:font-style-asian="normal" style:font-weight-asian="normal" style:font-name-complex="Consolas5" style:font-size-complex="25pt" style:font-style-complex="normal" style:font-weight-complex="normal" style:text-emphasize="none" style:font-relief="none" style:text-overline-style="none" style:text-overline-color="font-color"/>
    </style:style>
    <style:style style:name="T117" style:family="text">
      <style:text-properties fo:font-variant="normal" fo:text-transform="none" fo:color="#96ec3f" loext:opacity="100%" style:text-outline="false" style:text-line-through-style="none" style:text-line-through-type="none" style:font-name="Consolas5" fo:font-size="25pt" fo:font-style="italic" fo:text-shadow="none" style:text-underline-style="none" fo:font-weight="bold" style:letter-kerning="true" style:font-name-asian="Consolas5" style:font-size-asian="25pt" style:font-style-asian="italic" style:font-weight-asian="normal" style:font-name-complex="Consolas5" style:font-size-complex="25pt" style:font-style-complex="italic" style:font-weight-complex="normal" style:text-emphasize="none" style:font-relief="none" style:text-overline-style="none" style:text-overline-color="font-color"/>
    </style:style>
    <style:style style:name="T118" style:family="text">
      <style:text-properties fo:font-variant="normal" fo:text-transform="none" fo:color="#17c6a3" loext:opacity="100%" style:text-outline="false" style:text-line-through-style="none" style:text-line-through-type="none" style:font-name="Consolas5" fo:font-size="25pt" fo:font-style="normal" fo:text-shadow="none" style:text-underline-style="none" fo:font-weight="bold" style:letter-kerning="true" style:font-name-asian="Consolas5" style:font-size-asian="25pt" style:font-style-asian="normal" style:font-weight-asian="normal" style:font-name-complex="Consolas5" style:font-size-complex="25pt" style:font-style-complex="normal" style:font-weight-complex="normal" style:text-emphasize="none" style:font-relief="none" style:text-overline-style="none" style:text-overline-color="font-color"/>
    </style:style>
    <style:style style:name="T119" style:family="text">
      <style:text-properties fo:font-variant="normal" fo:text-transform="none" fo:color="#000080" loext:opacity="100%" style:text-outline="false" style:text-line-through-style="none" style:text-line-through-type="none" style:font-name="Arial4" fo:font-size="24pt" fo:font-style="normal" fo:text-shadow="none" style:text-underline-style="none" fo:font-weight="bold" style:letter-kerning="true" style:font-name-asian="Consolas5" style:font-size-asian="24pt" style:font-style-asian="normal" style:font-weight-asian="normal" style:font-name-complex="Consolas5" style:font-size-complex="24pt" style:font-style-complex="normal" style:font-weight-complex="normal" style:text-emphasize="none" style:font-relief="none" style:text-overline-style="none" style:text-overline-color="font-color"/>
    </style:style>
    <style:style style:name="T120" style:family="text">
      <style:text-properties fo:font-variant="normal" fo:text-transform="none" fo:color="#a0a0a0" loext:opacity="100%" style:text-outline="false" style:text-line-through-style="none" style:text-line-through-type="none" style:font-name="Consolas5" fo:font-size="20pt" fo:font-style="normal" fo:text-shadow="none" style:text-underline-style="none" fo:font-weight="bold" style:letter-kerning="true" style:font-name-asian="Consolas5" style:font-size-asian="20pt" style:font-style-asian="normal" style:font-weight-asian="normal" style:font-name-complex="Consolas5" style:font-size-complex="20pt" style:font-style-complex="normal" style:font-weight-complex="normal" style:text-emphasize="none" style:font-relief="none" style:text-overline-style="none" style:text-overline-color="font-color"/>
    </style:style>
    <style:style style:name="T121" style:family="text">
      <style:text-properties fo:font-variant="normal" fo:text-transform="none" fo:color="#a0a0a0" loext:opacity="100%" style:text-outline="false" style:text-line-through-style="none" style:text-line-through-type="none" style:font-name="Arial4" fo:font-size="36pt" fo:font-style="normal" fo:text-shadow="none" style:text-underline-style="none" fo:font-weight="bold" style:letter-kerning="true" style:font-name-asian="Consolas5" style:font-size-asian="36pt" style:font-style-asian="normal" style:font-weight-asian="normal" style:font-name-complex="Consolas5" style:font-size-complex="36pt" style:font-style-complex="normal" style:font-weight-complex="normal" style:text-emphasize="none" style:font-relief="none" style:text-overline-style="none" style:text-overline-color="font-color"/>
    </style:style>
    <style:style style:name="T122" style:family="text">
      <style:text-properties fo:font-variant="normal" fo:text-transform="none" fo:color="#80f2f6" loext:opacity="100%" style:text-outline="false" style:text-line-through-style="none" style:text-line-through-type="none" style:font-name="Consolas5" fo:font-size="20pt" fo:text-shadow="none" style:text-underline-style="none" fo:font-weight="bold" style:letter-kerning="true" style:font-name-asian="Consolas5" style:font-size-asian="20pt" style:font-weight-asian="normal" style:font-name-complex="Consolas5" style:font-size-complex="20pt" style:font-weight-complex="normal" style:text-emphasize="none" style:font-relief="none" style:text-overline-style="none" style:text-overline-color="font-color"/>
    </style:style>
    <style:style style:name="T123" style:family="text">
      <style:text-properties fo:font-variant="normal" fo:text-transform="none" fo:color="#e6e6fa" loext:opacity="100%" style:text-outline="false" style:text-line-through-style="none" style:text-line-through-type="none" style:font-name="Consolas5" fo:font-size="20pt" fo:text-shadow="none" style:text-underline-style="none" fo:font-weight="bold" style:letter-kerning="true" style:font-name-asian="Consolas5" style:font-size-asian="20pt" style:font-weight-asian="normal" style:font-name-complex="Consolas5" style:font-size-complex="20pt" style:font-weight-complex="normal" style:text-emphasize="none" style:font-relief="none" style:text-overline-style="none" style:text-overline-color="font-color"/>
    </style:style>
    <style:style style:name="T124" style:family="text">
      <style:text-properties fo:font-variant="normal" fo:text-transform="none" fo:color="#b166da" loext:opacity="100%" style:text-outline="false" style:text-line-through-style="none" style:text-line-through-type="none" style:font-name="Consolas5" fo:font-size="20pt" fo:text-shadow="none" style:text-underline-style="none" fo:font-weight="bold" style:letter-kerning="true" style:font-name-asian="Consolas5" style:font-size-asian="20pt" style:font-weight-asian="normal" style:font-name-complex="Consolas5" style:font-size-complex="20pt" style:font-weight-complex="normal" style:text-emphasize="none" style:font-relief="none" style:text-overline-style="none" style:text-overline-color="font-color"/>
    </style:style>
    <style:style style:name="T125" style:family="text">
      <style:text-properties fo:font-variant="normal" fo:text-transform="none" fo:color="#d9e8f7" loext:opacity="100%" style:text-outline="false" style:text-line-through-style="none" style:text-line-through-type="none" style:font-name="Consolas5" fo:font-size="20pt" fo:text-shadow="none" style:text-underline-style="none" fo:font-weight="bold" style:letter-kerning="true" style:font-name-asian="Consolas5" style:font-size-asian="20pt" style:font-weight-asian="normal" style:font-name-complex="Consolas5" style:font-size-complex="20pt" style:font-weight-complex="normal" style:text-emphasize="none" style:font-relief="none" style:text-overline-style="none" style:text-overline-color="font-color"/>
    </style:style>
    <style:style style:name="T126" style:family="text">
      <style:text-properties fo:font-variant="normal" fo:text-transform="none" fo:color="#f2f200" loext:opacity="100%" style:text-outline="false" style:text-line-through-style="none" style:text-line-through-type="none" style:font-name="Consolas5" fo:font-size="20pt" fo:text-shadow="none" style:text-underline-style="none" fo:font-weight="bold" style:letter-kerning="true" style:font-name-asian="Consolas5" style:font-size-asian="20pt" style:font-weight-asian="normal" style:font-name-complex="Consolas5" style:font-size-complex="20pt" style:font-weight-complex="normal" style:text-emphasize="none" style:font-relief="none" style:text-overline-style="none" style:text-overline-color="font-color"/>
    </style:style>
    <style:style style:name="T127" style:family="text">
      <style:text-properties fo:font-variant="normal" fo:text-transform="none" fo:color="#66e1f8" loext:opacity="100%" style:text-outline="false" style:text-line-through-style="none" style:text-line-through-type="none" style:font-name="Consolas5" fo:font-size="20pt" fo:text-shadow="none" style:text-underline-style="none" fo:font-weight="bold" style:letter-kerning="true" style:font-name-asian="Consolas5" style:font-size-asian="20pt" style:font-weight-asian="normal" style:font-name-complex="Consolas5" style:font-size-complex="20pt" style:font-weight-complex="normal" style:text-emphasize="none" style:font-relief="none" style:text-overline-style="none" style:text-overline-color="font-color"/>
    </style:style>
    <style:style style:name="T128" style:family="text">
      <style:text-properties fo:font-variant="normal" fo:text-transform="none" fo:color="#80f6a7" loext:opacity="100%" style:text-outline="false" style:text-line-through-style="none" style:text-line-through-type="none" style:font-name="Consolas5" fo:font-size="20pt" fo:text-shadow="none" style:text-underline-style="none" fo:font-weight="bold" style:letter-kerning="true" style:font-name-asian="Consolas5" style:font-size-asian="20pt" style:font-weight-asian="normal" style:font-name-complex="Consolas5" style:font-size-complex="20pt" style:font-weight-complex="normal" style:text-emphasize="none" style:font-relief="none" style:text-overline-style="none" style:text-overline-color="font-color"/>
    </style:style>
    <style:style style:name="T129" style:family="text">
      <style:text-properties fo:font-variant="normal" fo:text-transform="none" fo:color="#a0a0a0" loext:opacity="100%" style:text-outline="false" style:text-line-through-style="none" style:text-line-through-type="none" style:font-name="Consolas5" fo:font-size="20pt" fo:text-shadow="none" style:text-underline-style="none" fo:font-weight="bold" style:letter-kerning="true" style:font-name-asian="Consolas5" style:font-size-asian="20pt" style:font-weight-asian="normal" style:font-name-complex="Consolas5" style:font-size-complex="20pt" style:font-weight-complex="normal" style:text-emphasize="none" style:font-relief="none" style:text-overline-style="none" style:text-overline-color="font-color"/>
    </style:style>
    <style:style style:name="T130" style:family="text">
      <style:text-properties fo:font-variant="normal" fo:text-transform="none" fo:color="#f3ec79" loext:opacity="100%" style:text-outline="false" style:text-line-through-style="none" style:text-line-through-type="none" style:font-name="Consolas5" fo:font-size="20pt" fo:text-shadow="none" style:text-underline-style="solid" style:text-underline-width="auto" style:text-underline-color="font-color" fo:font-weight="bold" style:letter-kerning="true" style:font-name-asian="Consolas5" style:font-size-asian="20pt" style:font-weight-asian="normal" style:font-name-complex="Consolas5" style:font-size-complex="20pt" style:font-weight-complex="normal" style:text-emphasize="none" style:font-relief="none" style:text-overline-style="none" style:text-overline-color="font-color"/>
    </style:style>
    <style:style style:name="T131" style:family="text">
      <style:text-properties fo:font-variant="normal" fo:text-transform="none" fo:color="#1290c3" loext:opacity="100%" style:text-outline="false" style:text-line-through-style="none" style:text-line-through-type="none" style:font-name="Consolas5" fo:font-size="20pt" fo:text-shadow="none" style:text-underline-style="none" fo:font-weight="bold" style:letter-kerning="true" style:font-name-asian="Consolas5" style:font-size-asian="20pt" style:font-weight-asian="normal" style:font-name-complex="Consolas5" style:font-size-complex="20pt" style:font-weight-complex="normal" style:text-emphasize="none" style:font-relief="none" style:text-overline-style="none" style:text-overline-color="font-color"/>
    </style:style>
    <style:style style:name="T132" style:family="text">
      <style:text-properties fo:font-variant="normal" fo:text-transform="none" fo:color="#96ec3f" loext:opacity="100%" style:text-outline="false" style:text-line-through-style="none" style:text-line-through-type="none" style:font-name="Consolas5" fo:font-size="20pt" fo:font-style="italic" fo:text-shadow="none" style:text-underline-style="none" fo:font-weight="bold" style:letter-kerning="true" style:font-name-asian="Consolas5" style:font-size-asian="20pt" style:font-style-asian="italic" style:font-weight-asian="normal" style:font-name-complex="Consolas5" style:font-size-complex="20pt" style:font-style-complex="italic" style:font-weight-complex="normal" style:text-emphasize="none" style:font-relief="none" style:text-overline-style="none" style:text-overline-color="font-color"/>
    </style:style>
    <style:style style:name="T133" style:family="text">
      <style:text-properties fo:font-variant="normal" fo:text-transform="none" fo:color="#6897bb" loext:opacity="100%" style:text-outline="false" style:text-line-through-style="none" style:text-line-through-type="none" style:font-name="Consolas5" fo:font-size="20pt" fo:text-shadow="none" style:text-underline-style="none" fo:font-weight="bold" style:letter-kerning="true" style:font-name-asian="Consolas5" style:font-size-asian="20pt" style:font-weight-asian="normal" style:font-name-complex="Consolas5" style:font-size-complex="20pt" style:font-weight-complex="normal" style:text-emphasize="none" style:font-relief="none" style:text-overline-style="none" style:text-overline-color="font-color"/>
    </style:style>
    <style:style style:name="T134" style:family="text">
      <style:text-properties fo:font-variant="normal" fo:text-transform="none" fo:color="#f9faf4" loext:opacity="100%" style:text-outline="false" style:text-line-through-style="none" style:text-line-through-type="none" style:font-name="Consolas5" fo:font-size="20pt" fo:text-shadow="none" style:text-underline-style="none" fo:font-weight="bold" style:letter-kerning="true" style:font-name-asian="Consolas5" style:font-size-asian="20pt" style:font-weight-asian="normal" style:font-name-complex="Consolas5" style:font-size-complex="20pt" style:font-weight-complex="normal" style:text-emphasize="none" style:font-relief="none" style:text-overline-style="none" style:text-overline-color="font-color"/>
    </style:style>
    <style:style style:name="T135" style:family="text">
      <style:text-properties fo:font-variant="normal" fo:text-transform="none" fo:color="#17c6a3" loext:opacity="100%" style:text-outline="false" style:text-line-through-style="none" style:text-line-through-type="none" style:font-name="Consolas5" fo:font-size="20pt" fo:text-shadow="none" style:text-underline-style="none" fo:font-weight="bold" style:letter-kerning="true" style:font-name-asian="Consolas5" style:font-size-asian="20pt" style:font-weight-asian="normal" style:font-name-complex="Consolas5" style:font-size-complex="20pt" style:font-weight-complex="normal" style:text-emphasize="none" style:font-relief="none" style:text-overline-style="none" style:text-overline-color="font-color"/>
    </style:style>
    <style:style style:name="T136" style:family="text">
      <style:text-properties fo:font-variant="normal" fo:text-transform="none" fo:color="#f3ec79" loext:opacity="100%" style:text-outline="false" style:text-line-through-style="none" style:text-line-through-type="none" style:font-name="Consolas5" fo:font-size="20pt" fo:font-style="normal" fo:text-shadow="none" style:text-underline-style="none" fo:font-weight="bold" style:letter-kerning="true" style:font-name-asian="Consolas5" style:font-size-asian="20pt" style:font-style-asian="normal" style:font-weight-asian="normal" style:font-name-complex="Consolas5" style:font-size-complex="20pt" style:font-style-complex="normal" style:font-weight-complex="normal" style:text-emphasize="none" style:font-relief="none" style:text-overline-style="none" style:text-overline-color="font-color"/>
    </style:style>
    <style:style style:name="T137" style:family="text">
      <style:text-properties fo:font-variant="normal" fo:text-transform="none" fo:color="#80f6a7" loext:opacity="100%" style:text-outline="false" style:text-line-through-style="none" style:text-line-through-type="none" style:font-name="Consolas5" fo:font-size="20pt" fo:font-style="normal" fo:text-shadow="none" style:text-underline-style="none" fo:font-weight="bold" style:letter-kerning="true" style:font-name-asian="Consolas5" style:font-size-asian="20pt" style:font-style-asian="normal" style:font-weight-asian="normal" style:font-name-complex="Consolas5" style:font-size-complex="20pt" style:font-style-complex="normal" style:font-weight-complex="normal" style:text-emphasize="none" style:font-relief="none" style:text-overline-style="none" style:text-overline-color="font-color"/>
    </style:style>
    <style:style style:name="T138" style:family="text">
      <style:text-properties fo:font-variant="normal" fo:text-transform="none" fo:color="#c9211e" loext:opacity="100%" style:text-outline="false" style:text-line-through-style="none" style:text-line-through-type="none" fo:text-shadow="none" style:text-underline-style="none" fo:font-weight="bold" style:letter-kerning="true" style:font-name-asian="Consolas5" style:font-weight-asian="normal" style:font-name-complex="Consolas5" style:font-weight-complex="normal" style:text-emphasize="none" style:font-relief="none" style:text-overline-style="none" style:text-overline-color="font-color"/>
    </style:style>
    <style:style style:name="T139" style:family="text">
      <style:text-properties fo:font-variant="normal" fo:text-transform="none" fo:color="#b7b3ca" loext:opacity="100%" style:text-outline="false" style:text-line-through-style="none" style:text-line-through-type="none" style:font-name="Consolas5" fo:font-size="24pt" fo:text-shadow="none" style:text-underline-style="none" fo:font-weight="bold" style:letter-kerning="true" style:font-name-asian="Consolas5" style:font-size-asian="24pt" style:font-weight-asian="normal" style:font-name-complex="Consolas5" style:font-size-complex="24pt" style:font-weight-complex="normal" style:text-emphasize="none" style:font-relief="none" style:text-overline-style="none" style:text-overline-color="font-color"/>
    </style:style>
    <style:style style:name="T140" style:family="text">
      <style:text-properties fo:font-variant="normal" fo:text-transform="none" fo:color="#eb4b64" loext:opacity="100%" style:text-outline="false" style:text-line-through-style="none" style:text-line-through-type="none" style:font-name="Consolas5" fo:font-size="24pt" fo:text-shadow="none" style:text-underline-style="none" fo:font-weight="bold" style:letter-kerning="true" style:font-name-asian="Consolas5" style:font-size-asian="24pt" style:font-weight-asian="normal" style:font-name-complex="Consolas5" style:font-size-complex="24pt" style:font-weight-complex="normal" style:text-emphasize="none" style:font-relief="none" style:text-overline-style="none" style:text-overline-color="font-color"/>
    </style:style>
    <style:style style:name="T141" style:family="text">
      <style:text-properties fo:font-variant="normal" fo:text-transform="none" fo:color="#d9e8f7" loext:opacity="100%" style:text-outline="false" style:text-line-through-style="none" style:text-line-through-type="none" style:font-name="Consolas5" fo:font-size="24pt" fo:text-shadow="none" style:text-underline-style="none" fo:font-weight="bold" style:letter-kerning="true" style:font-name-asian="Consolas5" style:font-size-asian="24pt" style:font-weight-asian="normal" style:font-name-complex="Consolas5" style:font-size-complex="24pt" style:font-weight-complex="normal" style:text-emphasize="none" style:font-relief="none" style:text-overline-style="none" style:text-overline-color="font-color"/>
    </style:style>
    <style:style style:name="T142" style:family="text">
      <style:text-properties fo:font-variant="normal" fo:text-transform="none" fo:color="#17c6a3" loext:opacity="100%" style:text-outline="false" style:text-line-through-style="none" style:text-line-through-type="none" style:font-name="Consolas5" fo:font-size="24pt" fo:text-shadow="none" style:text-underline-style="none" fo:font-weight="bold" style:letter-kerning="true" style:font-name-asian="Consolas5" style:font-size-asian="24pt" style:font-weight-asian="normal" style:font-name-complex="Consolas5" style:font-size-complex="24pt" style:font-weight-complex="normal" style:text-emphasize="none" style:font-relief="none" style:text-overline-style="none" style:text-overline-color="font-color"/>
    </style:style>
    <style:style style:name="T143" style:family="text">
      <style:text-properties fo:font-variant="normal" fo:text-transform="none" fo:color="#e6e6fa" loext:opacity="100%" style:text-outline="false" style:text-line-through-style="none" style:text-line-through-type="none" style:font-name="Consolas5" fo:font-size="24pt" fo:text-shadow="none" style:text-underline-style="none" fo:font-weight="bold" style:letter-kerning="true" style:font-name-asian="Consolas5" style:font-size-asian="24pt" style:font-weight-asian="normal" style:font-name-complex="Consolas5" style:font-size-complex="24pt" style:font-weight-complex="normal" style:text-emphasize="none" style:font-relief="none" style:text-overline-style="none" style:text-overline-color="font-color"/>
    </style:style>
    <style:style style:name="T144" style:family="text">
      <style:text-properties fo:font-variant="normal" fo:text-transform="none" fo:color="#eb4b64" loext:opacity="100%" style:text-outline="false" style:text-line-through-style="none" style:text-line-through-type="none" style:font-name="Consolas5" fo:font-size="24pt" fo:text-shadow="none" style:text-underline-style="solid" style:text-underline-width="auto" style:text-underline-color="font-color" fo:font-weight="bold" style:letter-kerning="true" style:font-name-asian="Consolas5" style:font-size-asian="24pt" style:font-weight-asian="normal" style:font-name-complex="Consolas5" style:font-size-complex="24pt" style:font-weight-complex="normal" style:text-emphasize="none" style:font-relief="none" style:text-overline-style="none" style:text-overline-color="font-color"/>
    </style:style>
    <style:style style:name="T145" style:family="text">
      <style:text-properties fo:font-variant="normal" fo:text-transform="none" fo:color="#1290c3" loext:opacity="100%" style:text-outline="false" style:text-line-through-style="none" style:text-line-through-type="none" style:font-name="Consolas5" fo:font-size="28pt" fo:font-style="normal" fo:text-shadow="none" style:text-underline-style="none" fo:font-weight="bold" style:letter-kerning="true" style:font-name-asian="Consolas5" style:font-size-asian="28pt" style:font-style-asian="normal" style:font-weight-asian="normal" style:font-name-complex="Consolas5" style:font-size-complex="28pt" style:font-style-complex="normal" style:font-weight-complex="normal" style:text-emphasize="none" style:font-relief="none" style:text-overline-style="none" style:text-overline-color="font-color"/>
    </style:style>
    <style:style style:name="T146" style:family="text">
      <style:text-properties fo:font-variant="normal" fo:text-transform="none" fo:color="#d9e8f7" loext:opacity="100%" style:text-outline="false" style:text-line-through-style="none" style:text-line-through-type="none" style:font-name="Consolas5" fo:font-size="12pt" fo:text-shadow="none" style:text-underline-style="none" fo:font-weight="bold" style:letter-kerning="true" style:font-name-asian="Consolas5" style:font-size-asian="12pt" style:font-weight-asian="normal" style:font-name-complex="Consolas5" style:font-size-complex="12pt" style:font-weight-complex="normal" style:text-emphasize="none" style:font-relief="none" style:text-overline-style="none" style:text-overline-color="font-color"/>
    </style:style>
    <style:style style:name="T147" style:family="text">
      <style:text-properties fo:font-variant="normal" fo:text-transform="none" fo:color="#1290c3" loext:opacity="100%" style:text-outline="false" style:text-line-through-style="none" style:text-line-through-type="none" style:font-name="Consolas5" fo:font-size="24pt" fo:text-shadow="none" style:text-underline-style="none" fo:font-weight="bold" style:letter-kerning="true" style:font-name-asian="Consolas5" style:font-size-asian="24pt" style:font-weight-asian="normal" style:font-name-complex="Consolas5" style:font-size-complex="24pt" style:font-weight-complex="normal" style:text-emphasize="none" style:font-relief="none" style:text-overline-style="none" style:text-overline-color="font-color"/>
    </style:style>
    <style:style style:name="T148" style:family="text">
      <style:text-properties fo:font-variant="normal" fo:text-transform="none" fo:color="#b166da" loext:opacity="100%" style:text-outline="false" style:text-line-through-style="none" style:text-line-through-type="none" style:font-name="Consolas5" fo:font-size="24pt" fo:text-shadow="none" style:text-underline-style="none" fo:font-weight="bold" style:letter-kerning="true" style:font-name-asian="Consolas5" style:font-size-asian="24pt" style:font-weight-asian="normal" style:font-name-complex="Consolas5" style:font-size-complex="24pt" style:font-weight-complex="normal" style:text-emphasize="none" style:font-relief="none" style:text-overline-style="none" style:text-overline-color="font-color"/>
    </style:style>
    <style:style style:name="T149" style:family="text">
      <style:text-properties fo:font-variant="normal" fo:text-transform="none" fo:color="#f2f200" loext:opacity="100%" style:text-outline="false" style:text-line-through-style="none" style:text-line-through-type="none" style:font-name="Consolas5" fo:font-size="24pt" fo:text-shadow="none" style:text-underline-style="none" fo:font-weight="bold" style:letter-kerning="true" style:font-name-asian="Consolas5" style:font-size-asian="24pt" style:font-weight-asian="normal" style:font-name-complex="Consolas5" style:font-size-complex="24pt" style:font-weight-complex="normal" style:text-emphasize="none" style:font-relief="none" style:text-overline-style="none" style:text-overline-color="font-color"/>
    </style:style>
    <style:style style:name="T150" style:family="text">
      <style:text-properties fo:font-variant="normal" fo:text-transform="none" fo:color="#cc6c1d" loext:opacity="100%" style:text-outline="false" style:text-line-through-style="none" style:text-line-through-type="none" style:font-name="Consolas5" fo:font-size="24pt" fo:text-shadow="none" style:text-underline-style="none" fo:font-weight="bold" style:letter-kerning="true" style:font-name-asian="Consolas5" style:font-size-asian="24pt" style:font-weight-asian="normal" style:font-name-complex="Consolas5" style:font-size-complex="24pt" style:font-weight-complex="normal" style:text-emphasize="none" style:font-relief="none" style:text-overline-style="none" style:text-overline-color="font-color"/>
    </style:style>
    <style:style style:name="T151" style:family="text">
      <style:text-properties fo:font-variant="normal" fo:text-transform="none" fo:color="#a7ec21" loext:opacity="100%" style:text-outline="false" style:text-line-through-style="none" style:text-line-through-type="none" style:font-name="Consolas5" fo:font-size="24pt" fo:text-shadow="none" style:text-underline-style="none" fo:font-weight="bold" style:letter-kerning="true" style:font-name-asian="Consolas5" style:font-size-asian="24pt" style:font-weight-asian="normal" style:font-name-complex="Consolas5" style:font-size-complex="24pt" style:font-weight-complex="normal" style:text-emphasize="none" style:font-relief="none" style:text-overline-style="none" style:text-overline-color="font-color"/>
    </style:style>
    <style:style style:name="T152" style:family="text">
      <style:text-properties fo:font-variant="normal" fo:text-transform="none" fo:color="#f3ec79" loext:opacity="100%" style:text-outline="false" style:text-line-through-style="none" style:text-line-through-type="none" style:font-name="Consolas5" fo:font-size="24pt" fo:text-shadow="none" style:text-underline-style="none" fo:font-weight="bold" style:letter-kerning="true" style:font-name-asian="Consolas5" style:font-size-asian="24pt" style:font-weight-asian="normal" style:font-name-complex="Consolas5" style:font-size-complex="24pt" style:font-weight-complex="normal" style:text-emphasize="none" style:font-relief="none" style:text-overline-style="none" style:text-overline-color="font-color"/>
    </style:style>
    <style:style style:name="T153" style:family="text">
      <style:text-properties fo:font-variant="normal" fo:text-transform="none" fo:color="#66e1f8" loext:opacity="100%" style:text-outline="false" style:text-line-through-style="none" style:text-line-through-type="none" style:font-name="Consolas5" fo:font-size="24pt" fo:text-shadow="none" style:text-underline-style="none" fo:font-weight="bold" style:letter-kerning="true" style:font-name-asian="Consolas5" style:font-size-asian="24pt" style:font-weight-asian="normal" style:font-name-complex="Consolas5" style:font-size-complex="24pt" style:font-weight-complex="normal" style:text-emphasize="none" style:font-relief="none" style:text-overline-style="none" style:text-overline-color="font-color"/>
    </style:style>
    <style:style style:name="T154" style:family="text">
      <style:text-properties fo:font-variant="normal" fo:text-transform="none" fo:color="#000000" loext:opacity="100%" style:text-outline="false" style:text-line-through-style="none" style:text-line-through-type="none" fo:text-shadow="none" style:text-underline-style="none" fo:font-weight="bold" style:letter-kerning="true" style:font-name-asian="Consolas5" style:font-weight-asian="normal" style:font-name-complex="Consolas5" style:font-weight-complex="normal" style:text-emphasize="none" style:font-relief="none" style:text-overline-style="none" style:text-overline-color="font-color"/>
    </style:style>
    <style:style style:name="T155" style:family="text">
      <style:text-properties fo:font-variant="normal" fo:text-transform="none" fo:color="#000080" loext:opacity="100%" style:text-outline="false" style:text-line-through-style="none" style:text-line-through-type="none" fo:text-shadow="none" style:text-underline-style="none" fo:font-weight="bold" style:letter-kerning="true" style:font-name-asian="Consolas5" style:font-weight-asian="normal" style:font-name-complex="Consolas5" style:font-weight-complex="normal" style:text-emphasize="none" style:font-relief="none" style:text-overline-style="none" style:text-overline-color="font-color"/>
    </style:style>
    <style:style style:name="T156" style:family="text">
      <style:text-properties fo:font-variant="normal" fo:text-transform="none" fo:color="#000080" loext:opacity="100%" style:text-outline="false" style:text-line-through-style="none" style:text-line-through-type="none" fo:text-shadow="none" style:text-underline-style="solid" style:text-underline-width="auto" style:text-underline-color="font-color" fo:font-weight="bold" style:letter-kerning="true" style:font-name-asian="Consolas5" style:font-weight-asian="normal" style:font-name-complex="Consolas5" style:font-weight-complex="normal" style:text-emphasize="none" style:font-relief="none" style:text-overline-style="none" style:text-overline-color="font-color"/>
    </style:style>
    <style:style style:name="T157" style:family="text">
      <style:text-properties fo:font-variant="normal" fo:text-transform="none" style:text-outline="false" style:text-line-through-style="none" style:text-line-through-type="none" style:font-name="Consolas5" fo:font-size="12pt" fo:text-shadow="none" style:text-underline-style="none" fo:font-weight="bold" style:letter-kerning="true" style:font-name-asian="Consolas5" style:font-size-asian="12pt" style:font-weight-asian="normal" style:font-name-complex="Consolas5" style:font-size-complex="12pt" style:font-weight-complex="normal" style:text-emphasize="none" style:font-relief="none" style:text-overline-style="none" style:text-overline-color="font-color"/>
    </style:style>
    <style:style style:name="T158" style:family="text">
      <style:text-properties fo:font-size="24pt" style:font-size-asian="24pt" style:font-size-complex="24pt"/>
    </style:style>
    <style:style style:name="T159" style:family="text">
      <style:text-properties fo:font-size="70pt" fo:font-weight="normal" style:font-size-asian="70pt" style:font-weight-asian="normal" style:font-size-complex="70pt" style:font-weight-complex="normal"/>
    </style:style>
    <style:style style:name="T160" style:family="text">
      <style:text-properties fo:font-size="12pt" fo:font-weight="bold" style:font-size-asian="12pt" style:font-weight-asian="bold" style:font-size-complex="12pt" style:font-weight-complex="bold"/>
    </style:style>
    <style:style style:name="T161" style:family="text">
      <style:text-properties fo:font-variant="normal" fo:text-transform="none" fo:color="#80f2f6" loext:opacity="100%" style:text-outline="false" style:text-line-through-style="none" style:text-line-through-type="none" style:font-name="Consolas5" fo:font-size="32pt" fo:font-style="normal" fo:text-shadow="none" style:text-underline-style="none" fo:font-weight="bold" style:letter-kerning="true" style:font-name-asian="Consolas5" style:font-size-asian="32pt" style:font-style-asian="normal" style:font-weight-asian="normal" style:font-name-complex="Consolas5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2" style:family="text">
      <style:text-properties fo:font-variant="normal" fo:text-transform="none" style:text-outline="false" style:text-line-through-style="none" style:text-line-through-type="none" fo:font-size="32pt" fo:text-shadow="none" style:text-underline-style="none" fo:font-weight="bold" style:letter-kerning="true" style:font-name-asian="Consolas5" style:font-size-asian="32pt" style:font-weight-asian="normal" style:font-name-complex="Consolas5" style:font-size-complex="32pt" style:font-weight-complex="normal" style:text-emphasize="none" style:font-relief="none" style:text-overline-style="none" style:text-overline-color="font-color"/>
    </style:style>
    <style:style style:name="T163" style:family="text">
      <style:text-properties fo:font-variant="normal" fo:text-transform="none" style:text-outline="false" style:text-line-through-style="none" style:text-line-through-type="none" fo:font-size="40pt" fo:text-shadow="none" style:text-underline-style="none" fo:font-weight="bold" style:letter-kerning="true" style:font-name-asian="Consolas5" style:font-size-asian="40pt" style:font-weight-asian="normal" style:font-name-complex="Consolas5" style:font-size-complex="40pt" style:font-weight-complex="normal" style:text-emphasize="none" style:font-relief="none" style:text-overline-style="none" style:text-overline-color="font-color"/>
    </style:style>
    <style:style style:name="T164" style:family="text">
      <style:text-properties fo:font-variant="normal" fo:text-transform="none" fo:color="#80f2f6" loext:opacity="100%" style:text-outline="false" style:text-line-through-style="none" style:text-line-through-type="none" style:font-name="Consolas5" fo:font-size="36pt" fo:font-style="normal" fo:text-shadow="none" style:text-underline-style="none" fo:font-weight="bold" style:letter-kerning="true" style:font-name-asian="Consolas5" style:font-size-asian="36pt" style:font-style-asian="normal" style:font-weight-asian="normal" style:font-name-complex="Consolas5" style:font-size-complex="36pt" style:font-style-complex="normal" style:font-weight-complex="normal" style:text-emphasize="none" style:font-relief="none" style:text-overline-style="none" style:text-overline-color="font-color"/>
    </style:style>
    <style:style style:name="T165" style:family="text">
      <style:text-properties fo:font-variant="normal" fo:text-transform="none" fo:color="#1eb540" loext:opacity="100%" style:text-outline="false" style:text-line-through-style="none" style:text-line-through-type="none" style:font-name="Consolas5" fo:font-size="26pt" fo:font-style="normal" fo:text-shadow="none" style:text-underline-style="none" fo:font-weight="bold" style:letter-kerning="true" style:font-name-asian="Consolas5" style:font-size-asian="26pt" style:font-style-asian="normal" style:font-weight-asian="normal" style:font-name-complex="Consolas5" style:font-size-complex="26pt" style:font-style-complex="normal" style:font-weight-complex="normal" style:text-emphasize="none" style:font-relief="none" style:text-overline-style="none" style:text-overline-color="font-color"/>
    </style:style>
    <style:style style:name="T166" style:family="text">
      <style:text-properties fo:font-variant="normal" fo:text-transform="none" fo:color="#a0a0a0" loext:opacity="100%" style:text-outline="false" style:text-line-through-style="none" style:text-line-through-type="none" style:font-name="Consolas5" fo:font-size="26pt" fo:font-style="normal" fo:text-shadow="none" style:text-underline-style="none" fo:font-weight="bold" style:letter-kerning="true" style:font-name-asian="Consolas5" style:font-size-asian="26pt" style:font-style-asian="normal" style:font-weight-asian="normal" style:font-name-complex="Consolas5" style:font-size-complex="26pt" style:font-style-complex="normal" style:font-weight-complex="normal" style:text-emphasize="none" style:font-relief="none" style:text-overline-style="none" style:text-overline-color="font-color"/>
    </style:style>
    <style:style style:name="T167" style:family="text">
      <style:text-properties fo:font-variant="normal" fo:text-transform="none" fo:color="#1290c3" loext:opacity="100%" style:text-outline="false" style:text-line-through-style="none" style:text-line-through-type="none" style:font-name="Consolas5" fo:font-size="26pt" fo:font-style="normal" fo:text-shadow="none" style:text-underline-style="none" fo:font-weight="bold" style:letter-kerning="true" style:font-name-asian="Consolas5" style:font-size-asian="26pt" style:font-style-asian="normal" style:font-weight-asian="normal" style:font-name-complex="Consolas5" style:font-size-complex="26pt" style:font-style-complex="normal" style:font-weight-complex="normal" style:text-emphasize="none" style:font-relief="none" style:text-overline-style="none" style:text-overline-color="font-color"/>
    </style:style>
    <style:style style:name="T168" style:family="text">
      <style:text-properties fo:font-variant="normal" fo:text-transform="none" fo:color="#79abff" loext:opacity="100%" style:text-outline="false" style:text-line-through-style="none" style:text-line-through-type="none" style:font-name="Consolas5" fo:font-size="26pt" fo:font-style="normal" fo:text-shadow="none" style:text-underline-style="none" fo:font-weight="bold" style:letter-kerning="true" style:font-name-asian="Consolas5" style:font-size-asian="26pt" style:font-style-asian="normal" style:font-weight-asian="normal" style:font-name-complex="Consolas5" style:font-size-complex="26pt" style:font-style-complex="normal" style:font-weight-complex="normal" style:text-emphasize="none" style:font-relief="none" style:text-overline-style="none" style:text-overline-color="font-color"/>
    </style:style>
    <style:style style:name="T169" style:family="text">
      <style:text-properties fo:font-variant="normal" fo:text-transform="none" fo:color="#f10d0c" loext:opacity="100%" style:text-outline="false" style:text-line-through-style="none" style:text-line-through-type="none" fo:text-shadow="none" style:text-underline-style="none" fo:font-weight="bold" style:letter-kerning="true" style:font-name-asian="Consolas5" style:font-weight-asian="normal" style:font-name-complex="Consolas5" style:font-weight-complex="normal" style:text-emphasize="none" style:font-relief="none" style:text-overline-style="none" style:text-overline-color="font-color"/>
    </style:style>
    <style:style style:name="T170" style:family="text">
      <style:text-properties fo:font-variant="normal" fo:text-transform="none" fo:color="#f10d0c" loext:opacity="100%" style:text-outline="false" style:text-line-through-style="none" style:text-line-through-type="none" style:font-name="Consolas5" fo:font-size="25pt" fo:font-style="normal" fo:text-shadow="none" style:text-underline-style="none" fo:font-weight="bold" style:letter-kerning="true" style:font-name-asian="Consolas5" style:font-size-asian="25pt" style:font-style-asian="normal" style:font-weight-asian="normal" style:font-name-complex="Consolas5" style:font-size-complex="25pt" style:font-style-complex="normal" style:font-weight-complex="normal" style:text-emphasize="none" style:font-relief="none" style:text-overline-style="none" style:text-overline-color="font-color"/>
    </style:style>
    <style:style style:name="T171" style:family="text">
      <style:text-properties fo:font-style="normal" style:font-style-asian="normal" style:font-style-complex="normal"/>
    </style:style>
    <style:style style:name="T172" style:family="text">
      <style:text-properties fo:font-variant="normal" fo:text-transform="none" fo:color="#80f2f6" loext:opacity="100%" style:text-outline="false" style:text-line-through-style="none" style:text-line-through-type="none" style:font-name="Consolas5" fo:font-size="30pt" fo:font-style="normal" fo:text-shadow="none" style:text-underline-style="none" fo:font-weight="bold" style:letter-kerning="true" style:font-name-asian="Consolas5" style:font-size-asian="30pt" style:font-style-asian="normal" style:font-weight-asian="normal" style:font-name-complex="Consolas5" style:font-size-complex="30pt" style:font-style-complex="normal" style:font-weight-complex="normal" style:text-emphasize="none" style:font-relief="none" style:text-overline-style="none" style:text-overline-color="font-color"/>
    </style:style>
    <style:style style:name="T173" style:family="text">
      <style:text-properties fo:font-variant="normal" fo:text-transform="none" fo:color="#80f2f6" loext:opacity="100%" style:text-outline="false" style:text-line-through-style="none" style:text-line-through-type="none" style:font-name="Consolas5" fo:font-size="12pt" fo:font-style="normal" fo:text-shadow="none" style:text-underline-style="none" fo:font-weight="bold" style:letter-kerning="true" style:font-name-asian="Consolas5" style:font-size-asian="12pt" style:font-style-asian="normal" style:font-weight-asian="normal" style:font-name-complex="Consolas5" style:font-size-complex="12pt" style:font-style-complex="normal" style:font-weight-complex="normal" style:text-emphasize="none" style:font-relief="none" style:text-overline-style="none" style:text-overline-color="font-color"/>
    </style:style>
    <style:style style:name="T174" style:family="text">
      <style:text-properties fo:font-variant="normal" fo:text-transform="none" fo:color="#000080" loext:opacity="100%" style:text-outline="false" style:text-line-through-style="none" style:text-line-through-type="none" style:font-name="Arial4" fo:font-size="40pt" fo:font-style="normal" fo:text-shadow="none" style:text-underline-style="none" fo:font-weight="bold" style:letter-kerning="true" style:font-name-asian="Microsoft YaHei1" style:font-size-asian="40pt" style:font-style-asian="normal" style:font-weight-asian="normal" style:font-name-complex="Mangal2" style:font-size-complex="40pt" style:font-style-complex="normal" style:font-weight-complex="normal" style:text-emphasize="none" style:font-relief="none" style:text-overline-style="none" style:text-overline-color="font-color"/>
    </style:style>
    <style:style style:name="T175" style:family="text">
      <style:text-properties fo:font-variant="normal" fo:text-transform="none" fo:color="#1eb540" loext:opacity="100%" style:text-outline="false" style:text-line-through-style="none" style:text-line-through-type="none" style:font-name="Consolas5" fo:font-size="40pt" fo:font-style="normal" fo:text-shadow="none" style:text-underline-style="none" fo:font-weight="bold" style:letter-kerning="true" style:font-name-asian="Consolas5" style:font-size-asian="40pt" style:font-style-asian="normal" style:font-weight-asian="normal" style:font-name-complex="Consolas5" style:font-size-complex="40pt" style:font-style-complex="normal" style:font-weight-complex="normal" style:text-emphasize="none" style:font-relief="none" style:text-overline-style="none" style:text-overline-color="font-color"/>
    </style:style>
    <style:style style:name="T176" style:family="text">
      <style:text-properties fo:font-variant="normal" fo:text-transform="none" fo:color="#80f2f6" loext:opacity="100%" style:text-outline="false" style:text-line-through-style="none" style:text-line-through-type="none" style:font-name="Consolas5" fo:font-size="40pt" fo:font-style="normal" fo:text-shadow="none" style:text-underline-style="none" fo:font-weight="bold" style:letter-kerning="true" style:font-name-asian="Consolas5" style:font-size-asian="40pt" style:font-style-asian="normal" style:font-weight-asian="normal" style:font-name-complex="Consolas5" style:font-size-complex="40pt" style:font-style-complex="normal" style:font-weight-complex="normal" style:text-emphasize="none" style:font-relief="none" style:text-overline-style="none" style:text-overline-color="font-color"/>
    </style:style>
    <style:style style:name="T177" style:family="text">
      <style:text-properties fo:font-variant="normal" fo:text-transform="none" fo:color="#3465a4" loext:opacity="100%" style:text-outline="false" style:text-line-through-style="none" style:text-line-through-type="none" style:font-name="Arial4" fo:font-size="40pt" fo:font-style="normal" fo:text-shadow="none" style:text-underline-style="none" fo:font-weight="bold" style:letter-kerning="true" style:font-name-asian="Microsoft YaHei1" style:font-size-asian="40pt" style:font-style-asian="normal" style:font-weight-asian="normal" style:font-name-complex="Mangal2" style:font-size-complex="40pt" style:font-style-complex="normal" style:font-weight-complex="normal" style:text-emphasize="none" style:font-relief="none" style:text-overline-style="none" style:text-overline-color="font-color"/>
    </style:style>
    <style:style style:name="T178" style:family="text">
      <style:text-properties fo:font-variant="normal" fo:text-transform="none" fo:color="#79abff" loext:opacity="100%" style:text-outline="false" style:text-line-through-style="none" style:text-line-through-type="none" style:font-name="Consolas5" fo:font-size="40pt" fo:font-style="normal" fo:text-shadow="none" style:text-underline-style="none" fo:font-weight="bold" style:letter-kerning="true" style:font-name-asian="Consolas5" style:font-size-asian="40pt" style:font-style-asian="normal" style:font-weight-asian="normal" style:font-name-complex="Consolas5" style:font-size-complex="40pt" style:font-style-complex="normal" style:font-weight-complex="normal" style:text-emphasize="none" style:font-relief="none" style:text-overline-style="none" style:text-overline-color="font-color"/>
    </style:style>
    <style:style style:name="T179" style:family="text">
      <style:text-properties fo:font-variant="normal" fo:text-transform="none" fo:color="#a0a0a0" loext:opacity="100%" style:text-outline="false" style:text-line-through-style="none" style:text-line-through-type="none" style:font-name="Consolas5" fo:font-size="40pt" fo:font-style="italic" fo:text-shadow="none" style:text-underline-style="none" fo:font-weight="bold" style:letter-kerning="true" style:font-name-asian="Consolas5" style:font-size-asian="40pt" style:font-style-asian="italic" style:font-weight-asian="normal" style:font-name-complex="Consolas5" style:font-size-complex="40pt" style:font-style-complex="italic" style:font-weight-complex="normal" style:text-emphasize="none" style:font-relief="none" style:text-overline-style="none" style:text-overline-color="font-color"/>
    </style:style>
    <style:style style:name="T180" style:family="text">
      <style:text-properties fo:font-variant="normal" fo:text-transform="none" style:text-outline="false" style:text-line-through-style="none" style:text-line-through-type="none" style:text-position="super 58%" fo:text-shadow="none" style:text-underline-style="none" fo:font-weight="bold" style:letter-kerning="true" style:font-name-asian="Consolas5" style:font-weight-asian="normal" style:font-name-complex="Consolas5" style:font-weight-complex="normal" style:text-emphasize="none" style:font-relief="none" style:text-overline-style="none" style:text-overline-color="font-color"/>
    </style:style>
    <style:style style:name="T181" style:family="text">
      <style:text-properties fo:font-variant="normal" fo:text-transform="none" fo:color="#000080" loext:opacity="100%" style:text-outline="false" style:text-line-through-style="none" style:text-line-through-type="none" style:text-position="super 58%" style:font-name="Arial4" fo:font-size="32pt" fo:font-style="normal" fo:text-shadow="none" style:text-underline-style="none" fo:font-weight="bold" style:letter-kerning="true" style:font-name-asian="Consolas5" style:font-size-asian="32pt" style:font-style-asian="normal" style:font-weight-asian="normal" style:font-name-complex="Consolas5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2" style:family="text">
      <style:text-properties fo:font-variant="normal" fo:text-transform="none" fo:color="#000080" loext:opacity="100%" style:text-outline="false" style:text-line-through-style="none" style:text-line-through-type="none" style:font-name="Arial4" fo:font-style="normal" fo:text-shadow="none" style:text-underline-style="none" fo:font-weight="bold" style:letter-kerning="true" style:font-name-asian="Consolas5" style:font-style-asian="normal" style:font-weight-asian="normal" style:font-name-complex="Consolas5" style:font-style-complex="normal" style:font-weight-complex="normal" style:text-emphasize="none" style:font-relief="none" style:text-overline-style="none" style:text-overline-color="font-color"/>
    </style:style>
    <style:style style:name="T183" style:family="text">
      <style:text-properties fo:font-variant="normal" fo:text-transform="none" fo:color="#000080" loext:opacity="100%" style:text-outline="false" style:text-line-through-style="none" style:text-line-through-type="none" style:text-position="0% 100%" style:font-name="Arial4" fo:font-size="32pt" fo:font-style="normal" fo:text-shadow="none" style:text-underline-style="none" fo:font-weight="bold" style:letter-kerning="true" style:font-name-asian="Consolas5" style:font-size-asian="32pt" style:font-style-asian="normal" style:font-weight-asian="normal" style:font-name-complex="Consolas5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4" style:family="text">
      <style:text-properties fo:font-variant="normal" fo:text-transform="none" fo:color="#000080" loext:opacity="100%" style:text-outline="false" style:text-line-through-style="none" style:text-line-through-type="none" style:text-position="33% 58%" style:font-name="Arial4" fo:font-size="32pt" fo:font-style="normal" fo:text-shadow="none" style:text-underline-style="none" fo:font-weight="bold" style:letter-kerning="true" style:font-name-asian="Consolas5" style:font-size-asian="32pt" style:font-style-asian="normal" style:font-weight-asian="normal" style:font-name-complex="Consolas5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5" style:family="text">
      <style:text-properties fo:font-variant="normal" fo:text-transform="none" fo:color="#80f2f6" loext:opacity="100%" style:text-outline="false" style:text-line-through-style="none" style:text-line-through-type="none" style:text-position="0% 100%" style:font-name="Arial4" fo:font-size="32pt" fo:font-style="normal" fo:text-shadow="none" style:text-underline-style="none" fo:font-weight="bold" style:letter-kerning="true" style:font-name-asian="Consolas5" style:font-size-asian="32pt" style:font-style-asian="normal" style:font-weight-asian="normal" style:font-name-complex="Consolas5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6" style:family="text">
      <style:text-properties fo:font-variant="normal" fo:text-transform="none" style:text-outline="false" style:text-line-through-style="none" style:text-line-through-type="none" fo:text-shadow="none" style:text-underline-style="solid" style:text-underline-width="auto" style:text-underline-color="font-color" fo:font-weight="bold" style:letter-kerning="true" style:font-name-asian="Consolas5" style:font-weight-asian="normal" style:font-name-complex="Consolas5" style:font-weight-complex="normal" style:text-emphasize="none" style:font-relief="none" style:text-overline-style="none" style:text-overline-color="font-color"/>
    </style:style>
    <style:style style:name="T187" style:family="text">
      <style:text-properties fo:font-variant="normal" fo:text-transform="none" fo:color="#808080" loext:opacity="100%" style:text-outline="false" style:text-line-through-style="none" style:text-line-through-type="none" style:font-name="Consolas5" fo:font-size="15pt" fo:font-style="normal" fo:text-shadow="none" style:text-underline-style="none" fo:font-weight="bold" style:letter-kerning="true" style:font-name-asian="Consolas5" style:font-size-asian="15pt" style:font-style-asian="normal" style:font-weight-asian="normal" style:font-name-complex="Consolas5" style:font-size-complex="15pt" style:font-style-complex="normal" style:font-weight-complex="normal" style:text-emphasize="none" style:font-relief="none" style:text-overline-style="none" style:text-overline-color="font-color"/>
    </style:style>
    <style:style style:name="T188" style:family="text">
      <style:text-properties fo:font-variant="normal" fo:text-transform="none" fo:color="#569cd6" loext:opacity="100%" style:text-outline="false" style:text-line-through-style="none" style:text-line-through-type="none" style:font-name="Consolas5" fo:font-size="15pt" fo:font-style="normal" fo:text-shadow="none" style:text-underline-style="none" fo:font-weight="bold" style:letter-kerning="true" style:font-name-asian="Consolas5" style:font-size-asian="15pt" style:font-style-asian="normal" style:font-weight-asian="normal" style:font-name-complex="Consolas5" style:font-size-complex="15pt" style:font-style-complex="normal" style:font-weight-complex="normal" style:text-emphasize="none" style:font-relief="none" style:text-overline-style="none" style:text-overline-color="font-color"/>
    </style:style>
    <style:style style:name="T189" style:family="text">
      <style:text-properties fo:font-variant="normal" fo:text-transform="none" fo:color="#aaaaaa" loext:opacity="100%" style:text-outline="false" style:text-line-through-style="none" style:text-line-through-type="none" style:font-name="Consolas5" fo:font-size="15pt" fo:font-style="normal" fo:text-shadow="none" style:text-underline-style="none" fo:font-weight="bold" style:letter-kerning="true" style:font-name-asian="Consolas5" style:font-size-asian="15pt" style:font-style-asian="normal" style:font-weight-asian="normal" style:font-name-complex="Consolas5" style:font-size-complex="15pt" style:font-style-complex="normal" style:font-weight-complex="normal" style:text-emphasize="none" style:font-relief="none" style:text-overline-style="none" style:text-overline-color="font-color"/>
    </style:style>
    <style:style style:name="T190" style:family="text">
      <style:text-properties fo:font-variant="normal" fo:text-transform="none" fo:color="#808080" loext:opacity="100%" style:text-outline="false" style:text-line-through-style="none" style:text-line-through-type="none" style:font-name="Consolas5" fo:font-size="12pt" fo:text-shadow="none" style:text-underline-style="none" fo:font-weight="bold" style:letter-kerning="true" style:font-name-asian="Consolas5" style:font-size-asian="12pt" style:font-weight-asian="normal" style:font-name-complex="Consolas5" style:font-size-complex="12pt" style:font-weight-complex="normal" style:text-emphasize="none" style:font-relief="none" style:text-overline-style="none" style:text-overline-color="font-color"/>
    </style:style>
    <style:style style:name="T191" style:family="text">
      <style:text-properties fo:font-variant="normal" fo:text-transform="none" fo:color="#808080" loext:opacity="100%" style:text-outline="false" style:text-line-through-style="none" style:text-line-through-type="none" style:font-name="Consolas5" fo:font-size="15pt" fo:text-shadow="none" style:text-underline-style="none" fo:font-weight="bold" style:letter-kerning="true" style:font-name-asian="Consolas5" style:font-size-asian="15pt" style:font-weight-asian="normal" style:font-name-complex="Consolas5" style:font-size-complex="15pt" style:font-weight-complex="normal" style:text-emphasize="none" style:font-relief="none" style:text-overline-style="none" style:text-overline-color="font-color"/>
    </style:style>
    <style:style style:name="T192" style:family="text">
      <style:text-properties fo:font-variant="normal" fo:text-transform="none" fo:color="#03a8d8" loext:opacity="100%" style:text-outline="false" style:text-line-through-style="none" style:text-line-through-type="none" style:font-name="Consolas5" fo:font-size="15pt" fo:text-shadow="none" style:text-underline-style="solid" style:text-underline-width="auto" style:text-underline-color="font-color" fo:font-weight="bold" style:letter-kerning="true" style:font-name-asian="Consolas5" style:font-size-asian="15pt" style:font-weight-asian="bold" style:font-name-complex="Consolas5" style:font-size-complex="15pt" style:font-weight-complex="bold" style:text-emphasize="none" style:font-relief="none" style:text-overline-style="none" style:text-overline-color="font-color"/>
    </style:style>
    <style:style style:name="T193" style:family="text">
      <style:text-properties fo:font-variant="normal" fo:text-transform="none" style:text-outline="false" style:text-line-through-style="none" style:text-line-through-type="none" fo:font-size="15pt" fo:text-shadow="none" style:text-underline-style="none" fo:font-weight="bold" style:letter-kerning="true" style:font-name-asian="Consolas5" style:font-size-asian="15pt" style:font-weight-asian="normal" style:font-name-complex="Consolas5" style:font-size-complex="15pt" style:font-weight-complex="normal" style:text-emphasize="none" style:font-relief="none" style:text-overline-style="none" style:text-overline-color="font-color"/>
    </style:style>
    <style:style style:name="T194" style:family="text">
      <style:text-properties fo:font-variant="normal" fo:text-transform="none" fo:color="#a7ec21" loext:opacity="100%" style:text-outline="false" style:text-line-through-style="none" style:text-line-through-type="none" style:font-name="Consolas5" fo:font-size="15pt" fo:text-shadow="none" style:text-underline-style="none" fo:font-weight="bold" style:letter-kerning="true" style:font-name-asian="Consolas5" style:font-size-asian="15pt" style:font-weight-asian="normal" style:font-name-complex="Consolas5" style:font-size-complex="15pt" style:font-weight-complex="normal" style:text-emphasize="none" style:font-relief="none" style:text-overline-style="none" style:text-overline-color="font-color"/>
    </style:style>
    <style:style style:name="T195" style:family="text">
      <style:text-properties fo:font-variant="normal" fo:text-transform="none" fo:color="#52ca11" loext:opacity="100%" style:text-outline="false" style:text-line-through-style="none" style:text-line-through-type="none" style:font-name="Consolas5" fo:font-size="15pt" fo:text-shadow="none" style:text-underline-style="none" fo:font-weight="bold" style:letter-kerning="true" style:font-name-asian="Consolas5" style:font-size-asian="15pt" style:font-weight-asian="normal" style:font-name-complex="Consolas5" style:font-size-complex="15pt" style:font-weight-complex="normal" style:text-emphasize="none" style:font-relief="none" style:text-overline-style="none" style:text-overline-color="font-color"/>
    </style:style>
    <style:style style:name="T196" style:family="text">
      <style:text-properties fo:font-variant="normal" fo:text-transform="none" fo:color="#17c694" loext:opacity="100%" style:text-outline="false" style:text-line-through-style="none" style:text-line-through-type="none" style:font-name="Consolas5" fo:font-size="15pt" fo:font-style="italic" fo:text-shadow="none" style:text-underline-style="none" fo:font-weight="bold" style:letter-kerning="true" style:font-name-asian="Consolas5" style:font-size-asian="15pt" style:font-style-asian="italic" style:font-weight-asian="normal" style:font-name-complex="Consolas5" style:font-size-complex="15pt" style:font-style-complex="italic" style:font-weight-complex="normal" style:text-emphasize="none" style:font-relief="none" style:text-overline-style="none" style:text-overline-color="font-color"/>
    </style:style>
    <style:style style:name="T197" style:family="text">
      <style:text-properties fo:font-variant="normal" fo:text-transform="none" fo:color="#aaaaaa" loext:opacity="100%" style:text-outline="false" style:text-line-through-style="none" style:text-line-through-type="none" style:font-name="Consolas5" fo:font-size="16pt" fo:font-style="normal" fo:text-shadow="none" style:text-underline-style="none" fo:font-weight="bold" style:letter-kerning="true" style:font-name-asian="Consolas5" style:font-size-asian="16pt" style:font-style-asian="normal" style:font-weight-asian="normal" style:font-name-complex="Consolas5" style:font-size-complex="16pt" style:font-style-complex="normal" style:font-weight-complex="normal" style:text-emphasize="none" style:font-relief="none" style:text-overline-style="none" style:text-overline-color="font-color"/>
    </style:style>
    <style:style style:name="T198" style:family="text">
      <style:text-properties fo:font-variant="normal" fo:text-transform="none" fo:color="#ce9178" loext:opacity="100%" style:text-outline="false" style:text-line-through-style="none" style:text-line-through-type="none" style:font-name="Consolas5" fo:font-size="16pt" fo:font-style="normal" fo:text-shadow="none" style:text-underline-style="none" fo:font-weight="bold" style:letter-kerning="true" style:font-name-asian="Consolas5" style:font-size-asian="16pt" style:font-style-asian="normal" style:font-weight-asian="normal" style:font-name-complex="Consolas5" style:font-size-complex="16pt" style:font-style-complex="normal" style:font-weight-complex="normal" style:text-emphasize="none" style:font-relief="none" style:text-overline-style="none" style:text-overline-color="font-color"/>
    </style:style>
    <style:style style:name="T199" style:family="text">
      <style:text-properties fo:font-variant="normal" fo:text-transform="none" style:text-outline="false" style:text-line-through-style="none" style:text-line-through-type="none" style:font-name="Consolas5" fo:font-size="16pt" fo:font-style="normal" fo:text-shadow="none" style:text-underline-style="none" fo:font-weight="bold" style:letter-kerning="true" style:font-name-asian="Consolas5" style:font-size-asian="16pt" style:font-style-asian="normal" style:font-weight-asian="normal" style:font-name-complex="Consolas5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0" style:family="text">
      <style:text-properties fo:font-variant="normal" fo:text-transform="none" fo:color="#aaaaaa" loext:opacity="100%" style:text-outline="false" style:text-line-through-style="none" style:text-line-through-type="none" style:font-name="Consolas5" fo:font-size="20pt" fo:font-style="normal" fo:text-shadow="none" style:text-underline-style="none" fo:font-weight="bold" style:letter-kerning="true" style:font-name-asian="Consolas5" style:font-size-asian="20pt" style:font-style-asian="normal" style:font-weight-asian="normal" style:font-name-complex="Consolas5" style:font-size-complex="20pt" style:font-style-complex="normal" style:font-weight-complex="normal" style:text-emphasize="none" style:font-relief="none" style:text-overline-style="none" style:text-overline-color="font-color"/>
    </style:style>
    <style:style style:name="T201" style:family="text">
      <style:text-properties fo:font-variant="normal" fo:text-transform="none" fo:color="#ce9178" loext:opacity="100%" style:text-outline="false" style:text-line-through-style="none" style:text-line-through-type="none" style:font-name="Consolas5" fo:font-size="20pt" fo:font-style="normal" fo:text-shadow="none" style:text-underline-style="none" fo:font-weight="bold" style:letter-kerning="true" style:font-name-asian="Consolas5" style:font-size-asian="20pt" style:font-style-asian="normal" style:font-weight-asian="normal" style:font-name-complex="Consolas5" style:font-size-complex="20pt" style:font-style-complex="normal" style:font-weight-complex="normal" style:text-emphasize="none" style:font-relief="none" style:text-overline-style="none" style:text-overline-color="font-color"/>
    </style:style>
    <style:style style:name="T202" style:family="text">
      <style:text-properties fo:font-variant="normal" fo:text-transform="none" fo:color="#aaaaaa" loext:opacity="100%" style:text-outline="false" style:text-line-through-style="none" style:text-line-through-type="none" style:font-name="Consolas5" fo:font-size="18pt" fo:font-style="normal" fo:text-shadow="none" style:text-underline-style="none" fo:font-weight="bold" style:letter-kerning="true" style:font-name-asian="Consolas5" style:font-size-asian="18pt" style:font-style-asian="normal" style:font-weight-asian="normal" style:font-name-complex="Consolas5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3" style:family="text">
      <style:text-properties fo:font-variant="normal" fo:text-transform="none" fo:color="#ce9178" loext:opacity="100%" style:text-outline="false" style:text-line-through-style="none" style:text-line-through-type="none" style:font-name="Consolas5" fo:font-size="18pt" fo:font-style="normal" fo:text-shadow="none" style:text-underline-style="none" fo:font-weight="bold" style:letter-kerning="true" style:font-name-asian="Consolas5" style:font-size-asian="18pt" style:font-style-asian="normal" style:font-weight-asian="normal" style:font-name-complex="Consolas5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4" style:family="text">
      <style:text-properties fo:font-variant="normal" fo:text-transform="none" fo:color="#000080" loext:opacity="100%" style:text-outline="false" style:text-line-through-style="none" style:text-line-through-type="none" style:font-name="Arial2" fo:font-size="12pt" fo:font-style="normal" fo:text-shadow="none" style:text-underline-style="none" fo:font-weight="bold" style:letter-kerning="true" style:font-name-asian="Consolas5" style:font-size-asian="12pt" style:font-style-asian="normal" style:font-weight-asian="normal" style:font-name-complex="Consolas5" style:font-size-complex="12pt" style:font-style-complex="normal" style:font-weight-complex="normal" style:text-emphasize="none" style:font-relief="none" style:text-overline-style="none" style:text-overline-color="font-color"/>
    </style:style>
    <style:style style:name="T205" style:family="text">
      <style:text-properties fo:font-variant="normal" fo:text-transform="none" fo:color="#000080" loext:opacity="100%" style:text-outline="false" style:text-line-through-style="none" style:text-line-through-type="none" style:font-name="Arial2" fo:font-size="16pt" fo:font-style="normal" fo:text-shadow="none" style:text-underline-style="none" fo:font-weight="bold" style:letter-kerning="true" style:font-name-asian="Consolas5" style:font-size-asian="16pt" style:font-style-asian="normal" style:font-weight-asian="normal" style:font-name-complex="Consolas5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6" style:family="text">
      <style:text-properties fo:font-variant="normal" fo:text-transform="none" fo:color="#000080" loext:opacity="100%" style:text-outline="false" style:text-line-through-style="none" style:text-line-through-type="none" style:font-name="Arial4" fo:font-size="36pt" fo:font-style="normal" fo:text-shadow="none" style:text-underline-style="none" fo:font-weight="bold" style:letter-kerning="true" style:font-name-asian="Microsoft YaHei1" style:font-size-asian="44pt" style:font-style-asian="normal" style:font-weight-asian="normal" style:font-name-complex="Mangal2" style:font-size-complex="44pt" style:font-style-complex="normal" style:font-weight-complex="normal" style:text-emphasize="none" style:font-relief="none" style:text-overline-style="none" style:text-overline-color="font-color"/>
    </style:style>
    <style:style style:name="T207" style:family="text">
      <style:text-properties fo:font-variant="normal" fo:text-transform="none" fo:color="#aaaaaa" loext:opacity="100%" style:text-outline="false" style:text-line-through-style="none" style:text-line-through-type="none" style:font-name="Consolas1" fo:font-size="24pt" fo:font-style="italic" fo:text-shadow="none" style:text-underline-style="none" fo:font-weight="bold" style:letter-kerning="true" style:font-name-asian="Consolas5" style:font-size-asian="24pt" style:font-style-asian="italic" style:font-weight-asian="normal" style:font-name-complex="Consolas5" style:font-size-complex="24pt" style:font-style-complex="italic" style:font-weight-complex="normal" style:text-emphasize="none" style:font-relief="none" style:text-overline-style="none" style:text-overline-color="font-color"/>
    </style:style>
    <style:style style:name="T208" style:family="text">
      <style:text-properties fo:font-variant="normal" fo:text-transform="none" fo:color="#aaaaaa" loext:opacity="100%" style:text-outline="false" style:text-line-through-style="none" style:text-line-through-type="none" style:font-name="Consolas5" fo:font-size="24pt" fo:font-style="italic" fo:text-shadow="none" style:text-underline-style="none" fo:font-weight="bold" style:letter-kerning="true" style:font-name-asian="Consolas5" style:font-size-asian="24pt" style:font-style-asian="italic" style:font-weight-asian="normal" style:font-name-complex="Consolas5" style:font-size-complex="24pt" style:font-style-complex="italic" style:font-weight-complex="normal" style:text-emphasize="none" style:font-relief="none" style:text-overline-style="none" style:text-overline-color="font-color"/>
    </style:style>
    <style:style style:name="T209" style:family="text">
      <style:text-properties fo:font-variant="normal" fo:text-transform="none" fo:color="#aaaaaa" loext:opacity="100%" style:text-outline="false" style:text-line-through-style="none" style:text-line-through-type="none" style:font-name="Consolas5" fo:font-size="24pt" fo:font-style="normal" fo:text-shadow="none" style:text-underline-style="none" fo:font-weight="bold" style:letter-kerning="true" style:font-name-asian="Consolas5" style:font-size-asian="24pt" style:font-style-asian="normal" style:font-weight-asian="normal" style:font-name-complex="Consolas5" style:font-size-complex="24pt" style:font-style-complex="normal" style:font-weight-complex="normal" style:text-emphasize="none" style:font-relief="none" style:text-overline-style="none" style:text-overline-color="font-color"/>
    </style:style>
    <style:style style:name="T210" style:family="text">
      <style:text-properties fo:font-variant="normal" fo:text-transform="none" fo:color="#f9faf4" loext:opacity="100%" style:text-outline="false" style:text-line-through-style="none" style:text-line-through-type="none" style:font-name="Consolas5" fo:font-size="24pt" fo:font-style="normal" fo:text-shadow="none" style:text-underline-style="none" fo:font-weight="bold" style:letter-kerning="true" style:font-name-asian="Consolas5" style:font-size-asian="24pt" style:font-style-asian="normal" style:font-weight-asian="normal" style:font-name-complex="Consolas5" style:font-size-complex="24pt" style:font-style-complex="normal" style:font-weight-complex="normal" style:text-emphasize="none" style:font-relief="none" style:text-overline-style="none" style:text-overline-color="font-color"/>
    </style:style>
    <style:style style:name="T211" style:family="text">
      <style:text-properties fo:font-variant="normal" fo:text-transform="none" fo:color="#eb4b64" loext:opacity="100%" style:text-outline="false" style:text-line-through-style="none" style:text-line-through-type="none" style:font-name="Consolas5" fo:font-size="24pt" fo:font-style="normal" fo:text-shadow="none" style:text-underline-style="none" fo:font-weight="bold" style:letter-kerning="true" style:font-name-asian="Consolas5" style:font-size-asian="24pt" style:font-style-asian="normal" style:font-weight-asian="normal" style:font-name-complex="Consolas5" style:font-size-complex="24pt" style:font-style-complex="normal" style:font-weight-complex="normal" style:text-emphasize="none" style:font-relief="none" style:text-overline-style="none" style:text-overline-color="font-color"/>
    </style:style>
    <style:style style:name="T212" style:family="text">
      <style:text-properties fo:font-variant="normal" fo:text-transform="none" fo:color="#d9e8f7" loext:opacity="100%" style:text-outline="false" style:text-line-through-style="none" style:text-line-through-type="none" style:font-name="Consolas5" fo:font-size="24pt" fo:font-style="normal" fo:text-shadow="none" style:text-underline-style="none" fo:font-weight="bold" style:letter-kerning="true" style:font-name-asian="Consolas5" style:font-size-asian="24pt" style:font-style-asian="normal" style:font-weight-asian="normal" style:font-name-complex="Consolas5" style:font-size-complex="24pt" style:font-style-complex="normal" style:font-weight-complex="normal" style:text-emphasize="none" style:font-relief="none" style:text-overline-style="none" style:text-overline-color="font-color"/>
    </style:style>
    <style:style style:name="T213" style:family="text">
      <style:text-properties fo:font-variant="normal" fo:text-transform="none" fo:color="#e6e6fa" loext:opacity="100%" style:text-outline="false" style:text-line-through-style="none" style:text-line-through-type="none" style:font-name="Consolas5" fo:font-size="24pt" fo:font-style="normal" fo:text-shadow="none" style:text-underline-style="none" fo:font-weight="bold" style:letter-kerning="true" style:font-name-asian="Consolas5" style:font-size-asian="24pt" style:font-style-asian="normal" style:font-weight-asian="normal" style:font-name-complex="Consolas5" style:font-size-complex="24pt" style:font-style-complex="normal" style:font-weight-complex="normal" style:text-emphasize="none" style:font-relief="none" style:text-overline-style="none" style:text-overline-color="font-color"/>
    </style:style>
    <style:style style:name="T214" style:family="text">
      <style:text-properties fo:font-variant="normal" fo:text-transform="none" fo:color="#17c6a3" loext:opacity="100%" style:text-outline="false" style:text-line-through-style="none" style:text-line-through-type="none" style:font-name="Consolas5" fo:font-size="24pt" fo:font-style="normal" fo:text-shadow="none" style:text-underline-style="none" fo:font-weight="bold" style:letter-kerning="true" style:font-name-asian="Consolas5" style:font-size-asian="24pt" style:font-style-asian="normal" style:font-weight-asian="normal" style:font-name-complex="Consolas5" style:font-size-complex="24pt" style:font-style-complex="normal" style:font-weight-complex="normal" style:text-emphasize="none" style:font-relief="none" style:text-overline-style="none" style:text-overline-color="font-color"/>
    </style:style>
    <style:style style:name="T215" style:family="text">
      <style:text-properties fo:font-variant="normal" fo:text-transform="none" fo:color="#cc6c1d" loext:opacity="100%" style:text-outline="false" style:text-line-through-style="none" style:text-line-through-type="none" style:font-name="Consolas5" fo:font-size="24pt" fo:font-style="normal" fo:text-shadow="none" style:text-underline-style="none" fo:font-weight="bold" style:letter-kerning="true" style:font-name-asian="Consolas5" style:font-size-asian="24pt" style:font-style-asian="normal" style:font-weight-asian="normal" style:font-name-complex="Consolas5" style:font-size-complex="24pt" style:font-style-complex="normal" style:font-weight-complex="normal" style:text-emphasize="none" style:font-relief="none" style:text-overline-style="none" style:text-overline-color="font-color"/>
    </style:style>
    <style:style style:name="T216" style:family="text">
      <style:text-properties fo:font-variant="normal" fo:text-transform="none" fo:color="#3eabe6" loext:opacity="100%" style:text-outline="false" style:text-line-through-style="none" style:text-line-through-type="none" style:font-name="Consolas5" fo:font-size="24pt" fo:font-style="normal" fo:text-shadow="none" style:text-underline-style="none" fo:font-weight="bold" style:letter-kerning="true" style:font-name-asian="Consolas5" style:font-size-asian="24pt" style:font-style-asian="normal" style:font-weight-asian="normal" style:font-name-complex="Consolas5" style:font-size-complex="24pt" style:font-style-complex="normal" style:font-weight-complex="normal" style:text-emphasize="none" style:font-relief="none" style:text-overline-style="none" style:text-overline-color="font-color"/>
    </style:style>
    <style:style style:name="T217" style:family="text">
      <style:text-properties fo:font-variant="normal" fo:text-transform="none" fo:color="#aaaaaa" loext:opacity="100%" style:text-outline="false" style:text-line-through-style="none" style:text-line-through-type="none" style:font-name="Consolas5" fo:font-size="20pt" fo:font-style="italic" fo:text-shadow="none" style:text-underline-style="none" fo:font-weight="bold" style:letter-kerning="true" style:font-name-asian="Consolas5" style:font-size-asian="20pt" style:font-style-asian="italic" style:font-weight-asian="normal" style:font-name-complex="Consolas5" style:font-size-complex="20pt" style:font-style-complex="italic" style:font-weight-complex="normal" style:text-emphasize="none" style:font-relief="none" style:text-overline-style="none" style:text-overline-color="font-color"/>
    </style:style>
    <style:style style:name="T218" style:family="text">
      <style:text-properties fo:font-variant="normal" fo:text-transform="none" fo:color="#eb4b64" loext:opacity="100%" style:text-outline="false" style:text-line-through-style="none" style:text-line-through-type="none" style:font-name="Consolas5" fo:font-size="20pt" fo:font-style="normal" fo:text-shadow="none" style:text-underline-style="none" fo:font-weight="bold" style:letter-kerning="true" style:font-name-asian="Consolas5" style:font-size-asian="20pt" style:font-style-asian="normal" style:font-weight-asian="normal" style:font-name-complex="Consolas5" style:font-size-complex="20pt" style:font-style-complex="normal" style:font-weight-complex="normal" style:text-emphasize="none" style:font-relief="none" style:text-overline-style="none" style:text-overline-color="font-color"/>
    </style:style>
    <style:style style:name="T219" style:family="text">
      <style:text-properties fo:font-variant="normal" fo:text-transform="none" fo:color="#cc81ba" loext:opacity="100%" style:text-outline="false" style:text-line-through-style="none" style:text-line-through-type="none" style:font-name="Consolas5" fo:font-size="20pt" fo:font-style="italic" fo:text-shadow="none" style:text-underline-style="none" fo:font-weight="bold" style:letter-kerning="true" style:font-name-asian="Consolas5" style:font-size-asian="20pt" style:font-style-asian="italic" style:font-weight-asian="normal" style:font-name-complex="Consolas5" style:font-size-complex="20pt" style:font-style-complex="italic" style:font-weight-complex="normal" style:text-emphasize="none" style:font-relief="none" style:text-overline-style="none" style:text-overline-color="font-color"/>
    </style:style>
    <style:style style:name="T220" style:family="text">
      <style:text-properties fo:font-variant="normal" fo:text-transform="none" fo:color="#8ddaf8" loext:opacity="100%" style:text-outline="false" style:text-line-through-style="none" style:text-line-through-type="none" style:font-name="Consolas5" fo:font-size="20pt" fo:font-style="italic" fo:text-shadow="none" style:text-underline-style="none" fo:font-weight="bold" style:letter-kerning="true" style:font-name-asian="Consolas5" style:font-size-asian="20pt" style:font-style-asian="italic" style:font-weight-asian="bold" style:font-name-complex="Consolas5" style:font-size-complex="20pt" style:font-style-complex="italic" style:font-weight-complex="bold" style:text-emphasize="none" style:font-relief="none" style:text-overline-style="none" style:text-overline-color="font-color"/>
    </style:style>
    <style:style style:name="T221" style:family="text">
      <style:text-properties fo:font-variant="normal" fo:text-transform="none" fo:color="#a0a0a0" loext:opacity="100%" style:text-outline="false" style:text-line-through-style="none" style:text-line-through-type="none" style:font-name="Consolas5" fo:font-size="20pt" fo:font-style="italic" fo:text-shadow="none" style:text-underline-style="none" fo:font-weight="bold" style:letter-kerning="true" style:font-name-asian="Consolas5" style:font-size-asian="20pt" style:font-style-asian="italic" style:font-weight-asian="normal" style:font-name-complex="Consolas5" style:font-size-complex="20pt" style:font-style-complex="italic" style:font-weight-complex="normal" style:text-emphasize="none" style:font-relief="none" style:text-overline-style="none" style:text-overline-color="font-color"/>
    </style:style>
    <style:style style:name="T222" style:family="text">
      <style:text-properties fo:font-variant="normal" fo:text-transform="none" fo:color="#f9faf4" loext:opacity="100%" style:text-outline="false" style:text-line-through-style="none" style:text-line-through-type="none" style:font-name="Consolas5" fo:font-size="20pt" fo:font-style="normal" fo:text-shadow="none" style:text-underline-style="none" fo:font-weight="bold" style:letter-kerning="true" style:font-name-asian="Consolas5" style:font-size-asian="20pt" style:font-style-asian="normal" style:font-weight-asian="normal" style:font-name-complex="Consolas5" style:font-size-complex="20pt" style:font-style-complex="normal" style:font-weight-complex="normal" style:text-emphasize="none" style:font-relief="none" style:text-overline-style="none" style:text-overline-color="font-color"/>
    </style:style>
    <style:style style:name="T223" style:family="text">
      <style:text-properties fo:font-variant="normal" fo:text-transform="none" fo:color="#17c6a3" loext:opacity="100%" style:text-outline="false" style:text-line-through-style="none" style:text-line-through-type="none" style:font-name="Consolas5" fo:font-size="20pt" fo:font-style="normal" fo:text-shadow="none" style:text-underline-style="none" fo:font-weight="bold" style:letter-kerning="true" style:font-name-asian="Consolas5" style:font-size-asian="20pt" style:font-style-asian="normal" style:font-weight-asian="normal" style:font-name-complex="Consolas5" style:font-size-complex="20pt" style:font-style-complex="normal" style:font-weight-complex="normal" style:text-emphasize="none" style:font-relief="none" style:text-overline-style="none" style:text-overline-color="font-color"/>
    </style:style>
    <style:style style:name="T224" style:family="text">
      <style:text-properties fo:font-variant="normal" fo:text-transform="none" fo:color="#66e1f8" loext:opacity="100%" style:text-outline="false" style:text-line-through-style="none" style:text-line-through-type="none" style:font-name="Consolas5" fo:font-size="20pt" fo:font-style="normal" fo:text-shadow="none" style:text-underline-style="none" fo:font-weight="bold" style:letter-kerning="true" style:font-name-asian="Consolas5" style:font-size-asian="20pt" style:font-style-asian="normal" style:font-weight-asian="normal" style:font-name-complex="Consolas5" style:font-size-complex="20pt" style:font-style-complex="normal" style:font-weight-complex="normal" style:text-emphasize="none" style:font-relief="none" style:text-overline-style="none" style:text-overline-color="font-color"/>
    </style:style>
    <style:style style:name="T225" style:family="text">
      <style:text-properties fo:font-variant="normal" fo:text-transform="none" fo:color="#a7ec21" loext:opacity="100%" style:text-outline="false" style:text-line-through-style="none" style:text-line-through-type="none" style:font-name="Consolas5" fo:font-size="20pt" fo:font-style="normal" fo:text-shadow="none" style:text-underline-style="none" fo:font-weight="bold" style:letter-kerning="true" style:font-name-asian="Consolas5" style:font-size-asian="20pt" style:font-style-asian="normal" style:font-weight-asian="normal" style:font-name-complex="Consolas5" style:font-size-complex="20pt" style:font-style-complex="normal" style:font-weight-complex="normal" style:text-emphasize="none" style:font-relief="none" style:text-overline-style="none" style:text-overline-color="font-color"/>
    </style:style>
    <style:style style:name="T226" style:family="text">
      <style:text-properties fo:font-variant="normal" fo:text-transform="none" fo:color="#66e1f8" loext:opacity="100%" style:text-outline="false" style:text-line-through-style="none" style:text-line-through-type="none" style:font-name="Consolas5" fo:font-size="22pt" fo:font-style="normal" fo:text-shadow="none" style:text-underline-style="none" fo:font-weight="bold" style:letter-kerning="true" style:font-name-asian="Consolas5" style:font-size-asian="22pt" style:font-style-asian="normal" style:font-weight-asian="normal" style:font-name-complex="Consolas5" style:font-size-complex="22pt" style:font-style-complex="normal" style:font-weight-complex="normal" style:text-emphasize="none" style:font-relief="none" style:text-overline-style="none" style:text-overline-color="font-color"/>
    </style:style>
    <style:style style:name="T227" style:family="text">
      <style:text-properties fo:font-variant="normal" fo:text-transform="none" fo:color="#80f6a7" loext:opacity="100%" style:text-outline="false" style:text-line-through-style="none" style:text-line-through-type="none" style:font-name="Consolas5" fo:font-size="22pt" fo:font-style="normal" fo:text-shadow="none" style:text-underline-style="none" fo:font-weight="bold" style:letter-kerning="true" style:font-name-asian="Consolas5" style:font-size-asian="22pt" style:font-style-asian="normal" style:font-weight-asian="normal" style:font-name-complex="Consolas5" style:font-size-complex="22pt" style:font-style-complex="normal" style:font-weight-complex="normal" style:text-emphasize="none" style:font-relief="none" style:text-overline-style="none" style:text-overline-color="font-color"/>
    </style:style>
    <style:style style:name="T228" style:family="text">
      <style:text-properties fo:font-variant="normal" fo:text-transform="none" fo:color="#aaaaaa" loext:opacity="100%" style:text-outline="false" style:text-line-through-style="none" style:text-line-through-type="none" style:font-name="Consolas5" fo:font-size="22pt" fo:font-style="normal" fo:text-shadow="none" style:text-underline-style="none" fo:font-weight="bold" style:letter-kerning="true" style:font-name-asian="Consolas5" style:font-size-asian="22pt" style:font-style-asian="normal" style:font-weight-asian="normal" style:font-name-complex="Consolas5" style:font-size-complex="22pt" style:font-style-complex="normal" style:font-weight-complex="normal" style:text-emphasize="none" style:font-relief="none" style:text-overline-style="none" style:text-overline-color="font-color"/>
    </style:style>
    <style:style style:name="T229" style:family="text">
      <style:text-properties fo:font-variant="normal" fo:text-transform="none" fo:color="#6897bb" loext:opacity="100%" style:text-outline="false" style:text-line-through-style="none" style:text-line-through-type="none" style:font-name="Consolas5" fo:font-size="22pt" fo:font-style="normal" fo:text-shadow="none" style:text-underline-style="none" fo:font-weight="bold" style:letter-kerning="true" style:font-name-asian="Consolas5" style:font-size-asian="22pt" style:font-style-asian="normal" style:font-weight-asian="normal" style:font-name-complex="Consolas5" style:font-size-complex="22pt" style:font-style-complex="normal" style:font-weight-complex="normal" style:text-emphasize="none" style:font-relief="none" style:text-overline-style="none" style:text-overline-color="font-color"/>
    </style:style>
    <style:style style:name="T230" style:family="text">
      <style:text-properties fo:font-variant="normal" fo:text-transform="none" fo:color="#808080" loext:opacity="100%" style:text-outline="false" style:text-line-through-style="none" style:text-line-through-type="none" style:font-name="Consolas5" fo:font-size="20pt" fo:font-style="normal" fo:text-shadow="none" style:text-underline-style="none" fo:font-weight="bold" style:letter-kerning="true" style:font-name-asian="Consolas5" style:font-size-asian="20pt" style:font-style-asian="normal" style:font-weight-asian="normal" style:font-name-complex="Consolas5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1" style:family="text">
      <style:text-properties fo:font-variant="normal" fo:text-transform="none" fo:color="#03a8d8" loext:opacity="100%" style:text-outline="false" style:text-line-through-style="none" style:text-line-through-type="none" style:font-name="Consolas5" fo:font-size="20pt" fo:font-style="normal" fo:text-shadow="none" style:text-underline-style="solid" style:text-underline-width="auto" style:text-underline-color="font-color" fo:font-weight="bold" style:letter-kerning="true" style:font-name-asian="Consolas5" style:font-size-asian="20pt" style:font-style-asian="normal" style:font-weight-asian="bold" style:font-name-complex="Consolas5" style:font-size-complex="20pt" style:font-style-complex="normal" style:font-weight-complex="bold" style:text-emphasize="none" style:font-relief="none" style:text-overline-style="none" style:text-overline-color="font-color"/>
    </style:style>
    <style:style style:name="T232" style:family="text">
      <style:text-properties fo:font-variant="normal" fo:text-transform="none" fo:color="#03a8d8" loext:opacity="100%" style:text-outline="false" style:text-line-through-style="none" style:text-line-through-type="none" style:font-name="Consolas5" fo:font-size="20pt" fo:font-style="normal" fo:text-shadow="none" style:text-underline-style="none" fo:font-weight="bold" style:letter-kerning="true" style:font-name-asian="Consolas5" style:font-size-asian="20pt" style:font-style-asian="normal" style:font-weight-asian="bold" style:font-name-complex="Consolas5" style:font-size-complex="20pt" style:font-style-complex="normal" style:font-weight-complex="bold" style:text-emphasize="none" style:font-relief="none" style:text-overline-style="none" style:text-overline-color="font-color"/>
    </style:style>
    <style:style style:name="T233" style:family="text">
      <style:text-properties fo:font-variant="normal" fo:text-transform="none" fo:color="#000080" loext:opacity="100%" style:text-outline="false" style:text-line-through-style="none" style:text-line-through-type="none" style:font-name="Arial4" fo:font-size="20pt" fo:font-style="normal" fo:text-shadow="none" style:text-underline-style="none" fo:font-weight="bold" style:letter-kerning="true" style:font-name-asian="Consolas5" style:font-size-asian="20pt" style:font-style-asian="normal" style:font-weight-asian="normal" style:font-name-complex="Consolas5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4" style:family="text">
      <style:text-properties fo:font-variant="normal" fo:text-transform="none" fo:color="#52ca11" loext:opacity="100%" style:text-outline="false" style:text-line-through-style="none" style:text-line-through-type="none" style:font-name="Consolas5" fo:font-size="20pt" fo:font-style="normal" fo:text-shadow="none" style:text-underline-style="none" fo:font-weight="bold" style:letter-kerning="true" style:font-name-asian="Consolas5" style:font-size-asian="20pt" style:font-style-asian="normal" style:font-weight-asian="normal" style:font-name-complex="Consolas5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5" style:family="text">
      <style:text-properties fo:font-variant="normal" fo:text-transform="none" fo:color="#17c694" loext:opacity="100%" style:text-outline="false" style:text-line-through-style="none" style:text-line-through-type="none" style:font-name="Consolas5" fo:font-size="20pt" fo:font-style="italic" fo:text-shadow="none" style:text-underline-style="none" fo:font-weight="bold" style:letter-kerning="true" style:font-name-asian="Consolas5" style:font-size-asian="20pt" style:font-style-asian="italic" style:font-weight-asian="normal" style:font-name-complex="Consolas5" style:font-size-complex="20pt" style:font-style-complex="italic" style:font-weight-complex="normal" style:text-emphasize="none" style:font-relief="none" style:text-overline-style="none" style:text-overline-color="font-color"/>
    </style:style>
    <style:style style:name="T236" style:family="text">
      <style:text-properties fo:font-variant="normal" fo:text-transform="none" fo:color="#aaaaaa" loext:opacity="100%" style:text-outline="false" style:text-line-through-style="none" style:text-line-through-type="none" style:font-name="Arial4" fo:font-size="32pt" fo:font-style="normal" fo:text-shadow="none" style:text-underline-style="none" fo:font-weight="bold" style:letter-kerning="true" style:font-name-asian="Consolas5" style:font-size-asian="32pt" style:font-style-asian="normal" style:font-weight-asian="normal" style:font-name-complex="Consolas5" style:font-size-complex="32pt" style:font-style-complex="normal" style:font-weight-complex="normal" style:text-emphasize="none" style:font-relief="none" style:text-overline-style="none" style:text-overline-color="font-color"/>
    </style:style>
    <style:style style:name="T237" style:family="text">
      <style:text-properties fo:font-variant="normal" fo:text-transform="none" fo:color="#c9211e" loext:opacity="100%" style:text-outline="false" style:text-line-through-style="none" style:text-line-through-type="none" style:font-name="Arial4" fo:font-size="32pt" fo:font-style="normal" fo:text-shadow="none" style:text-underline-style="none" fo:font-weight="bold" style:letter-kerning="true" style:font-name-asian="Consolas5" style:font-size-asian="32pt" style:font-style-asian="normal" style:font-weight-asian="normal" style:font-name-complex="Consolas5" style:font-size-complex="32pt" style:font-style-complex="normal" style:font-weight-complex="normal" style:text-emphasize="none" style:font-relief="none" style:text-overline-style="none" style:text-overline-color="font-color"/>
    </style:style>
    <style:style style:name="T238" style:family="text">
      <style:text-properties fo:font-variant="normal" fo:text-transform="none" fo:color="#000080" loext:opacity="100%" style:text-outline="false" style:text-line-through-style="none" style:text-line-through-type="none" style:font-name="Arial4" fo:font-size="26pt" fo:font-style="normal" fo:text-shadow="none" style:text-underline-style="none" fo:font-weight="bold" style:letter-kerning="true" style:font-name-asian="Consolas5" style:font-size-asian="26pt" style:font-style-asian="normal" style:font-weight-asian="normal" style:font-name-complex="Consolas5" style:font-size-complex="26pt" style:font-style-complex="normal" style:font-weight-complex="normal" style:text-emphasize="none" style:font-relief="none" style:text-overline-style="none" style:text-overline-color="font-color"/>
    </style:style>
    <style:style style:name="T239" style:family="text">
      <style:text-properties fo:font-variant="normal" fo:text-transform="none" fo:color="#e6e6fa" loext:opacity="100%" style:text-outline="false" style:text-line-through-style="none" style:text-line-through-type="none" style:font-name="Consolas5" fo:font-size="16pt" fo:font-style="normal" fo:text-shadow="none" style:text-underline-style="none" fo:font-weight="bold" style:letter-kerning="true" style:font-name-asian="Consolas5" style:font-size-asian="16pt" style:font-style-asian="normal" style:font-weight-asian="normal" style:font-name-complex="Consolas5" style:font-size-complex="16pt" style:font-style-complex="normal" style:font-weight-complex="normal" style:text-emphasize="none" style:font-relief="none" style:text-overline-style="none" style:text-overline-color="font-color"/>
    </style:style>
    <style:style style:name="T240" style:family="text">
      <style:text-properties fo:font-variant="normal" fo:text-transform="none" fo:color="#80f6a7" loext:opacity="100%" style:text-outline="false" style:text-line-through-style="none" style:text-line-through-type="none" style:font-name="Consolas5" fo:font-size="16pt" fo:font-style="normal" fo:text-shadow="none" style:text-underline-style="none" fo:font-weight="bold" style:letter-kerning="true" style:font-name-asian="Consolas5" style:font-size-asian="16pt" style:font-style-asian="normal" style:font-weight-asian="normal" style:font-name-complex="Consolas5" style:font-size-complex="16pt" style:font-style-complex="normal" style:font-weight-complex="normal" style:text-emphasize="none" style:font-relief="none" style:text-overline-style="none" style:text-overline-color="font-color"/>
    </style:style>
    <style:style style:name="T241" style:family="text">
      <style:text-properties fo:font-variant="normal" fo:text-transform="none" fo:color="#17c6a3" loext:opacity="100%" style:text-outline="false" style:text-line-through-style="none" style:text-line-through-type="none" style:font-name="Consolas5" fo:font-size="16pt" fo:font-style="normal" fo:text-shadow="none" style:text-underline-style="none" fo:font-weight="bold" style:letter-kerning="true" style:font-name-asian="Consolas5" style:font-size-asian="16pt" style:font-style-asian="normal" style:font-weight-asian="normal" style:font-name-complex="Consolas5" style:font-size-complex="16pt" style:font-style-complex="normal" style:font-weight-complex="normal" style:text-emphasize="none" style:font-relief="none" style:text-overline-style="none" style:text-overline-color="font-color"/>
    </style:style>
    <style:style style:name="T242" style:family="text">
      <style:text-properties fo:font-variant="normal" fo:text-transform="none" fo:color="#d9e8f7" loext:opacity="100%" style:text-outline="false" style:text-line-through-style="none" style:text-line-through-type="none" style:font-name="Consolas5" fo:font-size="16pt" fo:font-style="normal" fo:text-shadow="none" style:text-underline-style="none" fo:font-weight="bold" style:letter-kerning="true" style:font-name-asian="Consolas5" style:font-size-asian="16pt" style:font-style-asian="normal" style:font-weight-asian="normal" style:font-name-complex="Consolas5" style:font-size-complex="16pt" style:font-style-complex="normal" style:font-weight-complex="normal" style:text-emphasize="none" style:font-relief="none" style:text-overline-style="none" style:text-overline-color="font-color"/>
    </style:style>
    <style:style style:name="T243" style:family="text">
      <style:text-properties fo:font-variant="normal" fo:text-transform="none" fo:color="#e6e6fa" loext:opacity="100%" style:text-outline="false" style:text-line-through-style="none" style:text-line-through-type="none" style:font-name="Consolas5" fo:font-size="22pt" fo:font-style="normal" fo:text-shadow="none" style:text-underline-style="solid" style:text-underline-width="auto" style:text-underline-color="font-color" fo:font-weight="bold" style:letter-kerning="true" style:font-name-asian="Consolas5" style:font-size-asian="22pt" style:font-style-asian="normal" style:font-weight-asian="normal" style:font-name-complex="Consolas5" style:font-size-complex="22pt" style:font-style-complex="normal" style:font-weight-complex="normal" style:text-emphasize="none" style:font-relief="none" style:text-overline-style="none" style:text-overline-color="font-color"/>
    </style:style>
    <style:style style:name="T244" style:family="text">
      <style:text-properties fo:font-variant="normal" fo:text-transform="none" fo:color="#80f6a7" loext:opacity="100%" style:text-outline="false" style:text-line-through-style="none" style:text-line-through-type="none" style:font-name="Consolas5" fo:font-size="22pt" fo:font-style="normal" fo:text-shadow="none" style:text-underline-style="solid" style:text-underline-width="auto" style:text-underline-color="font-color" fo:font-weight="bold" style:letter-kerning="true" style:font-name-asian="Consolas5" style:font-size-asian="22pt" style:font-style-asian="normal" style:font-weight-asian="normal" style:font-name-complex="Consolas5" style:font-size-complex="22pt" style:font-style-complex="normal" style:font-weight-complex="normal" style:text-emphasize="none" style:font-relief="none" style:text-overline-style="none" style:text-overline-color="font-color"/>
    </style:style>
    <style:style style:name="T245" style:family="text">
      <style:text-properties fo:font-variant="normal" fo:text-transform="none" fo:color="#aaaaaa" loext:opacity="100%" style:text-outline="false" style:text-line-through-style="none" style:text-line-through-type="none" style:font-name="Consolas5" fo:font-size="22pt" fo:font-style="normal" fo:text-shadow="none" style:text-underline-style="solid" style:text-underline-width="auto" style:text-underline-color="font-color" fo:font-weight="bold" style:letter-kerning="true" style:font-name-asian="Consolas5" style:font-size-asian="22pt" style:font-style-asian="normal" style:font-weight-asian="normal" style:font-name-complex="Consolas5" style:font-size-complex="22pt" style:font-style-complex="normal" style:font-weight-complex="normal" style:text-emphasize="none" style:font-relief="none" style:text-overline-style="none" style:text-overline-color="font-color"/>
    </style:style>
    <style:style style:name="T246" style:family="text">
      <style:text-properties fo:font-variant="normal" fo:text-transform="none" fo:color="#17c6a3" loext:opacity="100%" style:text-outline="false" style:text-line-through-style="none" style:text-line-through-type="none" style:font-name="Consolas5" fo:font-size="22pt" fo:font-style="normal" fo:text-shadow="none" style:text-underline-style="solid" style:text-underline-width="auto" style:text-underline-color="font-color" fo:font-weight="bold" style:letter-kerning="true" style:font-name-asian="Consolas5" style:font-size-asian="22pt" style:font-style-asian="normal" style:font-weight-asian="normal" style:font-name-complex="Consolas5" style:font-size-complex="22pt" style:font-style-complex="normal" style:font-weight-complex="normal" style:text-emphasize="none" style:font-relief="none" style:text-overline-style="none" style:text-overline-color="font-color"/>
    </style:style>
    <style:style style:name="T247" style:family="text">
      <style:text-properties fo:font-variant="normal" fo:text-transform="none" fo:color="#d9e8f7" loext:opacity="100%" style:text-outline="false" style:text-line-through-style="none" style:text-line-through-type="none" style:font-name="Consolas5" fo:font-size="22pt" fo:font-style="normal" fo:text-shadow="none" style:text-underline-style="solid" style:text-underline-width="auto" style:text-underline-color="font-color" fo:font-weight="bold" style:letter-kerning="true" style:font-name-asian="Consolas5" style:font-size-asian="22pt" style:font-style-asian="normal" style:font-weight-asian="normal" style:font-name-complex="Consolas5" style:font-size-complex="22pt" style:font-style-complex="normal" style:font-weight-complex="normal" style:text-emphasize="none" style:font-relief="none" style:text-overline-style="none" style:text-overline-color="font-color"/>
    </style:style>
    <style:style style:name="T248" style:family="text">
      <style:text-properties fo:font-variant="normal" fo:text-transform="none" fo:color="#cc6c1d" loext:opacity="100%" style:text-outline="false" style:text-line-through-style="none" style:text-line-through-type="none" style:font-name="Consolas5" fo:font-size="22pt" fo:font-style="normal" fo:text-shadow="none" style:text-underline-style="solid" style:text-underline-width="auto" style:text-underline-color="font-color" fo:font-weight="bold" style:letter-kerning="true" style:font-name-asian="Consolas5" style:font-size-asian="22pt" style:font-style-asian="normal" style:font-weight-asian="normal" style:font-name-complex="Consolas5" style:font-size-complex="22pt" style:font-style-complex="normal" style:font-weight-complex="normal" style:text-emphasize="none" style:font-relief="none" style:text-overline-style="none" style:text-overline-color="font-color"/>
    </style:style>
    <style:style style:name="T249" style:family="text">
      <style:text-properties fo:font-variant="normal" fo:text-transform="none" fo:color="#a0a0a0" loext:opacity="100%" style:text-outline="false" style:text-line-through-style="none" style:text-line-through-type="none" style:font-name="Consolas5" fo:font-size="22pt" fo:font-style="italic" fo:text-shadow="none" style:text-underline-style="none" fo:font-weight="bold" style:letter-kerning="true" style:font-name-asian="Consolas5" style:font-size-asian="22pt" style:font-style-asian="italic" style:font-weight-asian="normal" style:font-name-complex="Consolas5" style:font-size-complex="22pt" style:font-style-complex="italic" style:font-weight-complex="normal" style:text-emphasize="none" style:font-relief="none" style:text-overline-style="none" style:text-overline-color="font-color"/>
    </style:style>
    <style:style style:name="T250" style:family="text">
      <style:text-properties fo:font-variant="normal" fo:text-transform="none" fo:color="#f9faf4" loext:opacity="100%" style:text-outline="false" style:text-line-through-style="none" style:text-line-through-type="none" style:font-name="Consolas5" fo:font-size="22pt" fo:font-style="normal" fo:text-shadow="none" style:text-underline-style="none" fo:font-weight="bold" style:letter-kerning="true" style:font-name-asian="Consolas5" style:font-size-asian="22pt" style:font-style-asian="normal" style:font-weight-asian="normal" style:font-name-complex="Consolas5" style:font-size-complex="22pt" style:font-style-complex="normal" style:font-weight-complex="normal" style:text-emphasize="none" style:font-relief="none" style:text-overline-style="none" style:text-overline-color="font-color"/>
    </style:style>
    <style:style style:name="T251" style:family="text">
      <style:text-properties fo:font-variant="normal" fo:text-transform="none" fo:color="#eb4b64" loext:opacity="100%" style:text-outline="false" style:text-line-through-style="none" style:text-line-through-type="none" style:font-name="Consolas5" fo:font-size="22pt" fo:font-style="normal" fo:text-shadow="none" style:text-underline-style="none" fo:font-weight="bold" style:letter-kerning="true" style:font-name-asian="Consolas5" style:font-size-asian="22pt" style:font-style-asian="normal" style:font-weight-asian="normal" style:font-name-complex="Consolas5" style:font-size-complex="22pt" style:font-style-complex="normal" style:font-weight-complex="normal" style:text-emphasize="none" style:font-relief="none" style:text-overline-style="none" style:text-overline-color="font-color"/>
    </style:style>
    <style:style style:name="T252" style:family="text">
      <style:text-properties fo:font-variant="normal" fo:text-transform="none" fo:color="#808080" loext:opacity="100%" style:text-outline="false" style:text-line-through-style="none" style:text-line-through-type="none" style:font-name="Consolas5" fo:font-size="22pt" fo:font-style="normal" fo:text-shadow="none" style:text-underline-style="none" fo:font-weight="bold" style:letter-kerning="true" style:font-name-asian="Consolas5" style:font-size-asian="22pt" style:font-style-asian="normal" style:font-weight-asian="normal" style:font-name-complex="Consolas5" style:font-size-complex="22pt" style:font-style-complex="normal" style:font-weight-complex="normal" style:text-emphasize="none" style:font-relief="none" style:text-overline-style="none" style:text-overline-color="font-color"/>
    </style:style>
    <style:style style:name="T253" style:family="text">
      <style:text-properties fo:font-variant="normal" fo:text-transform="none" fo:color="#8ddaf8" loext:opacity="100%" style:text-outline="false" style:text-line-through-style="none" style:text-line-through-type="none" style:font-name="Consolas5" fo:font-size="22pt" fo:font-style="italic" fo:text-shadow="none" style:text-underline-style="none" fo:font-weight="bold" style:letter-kerning="true" style:font-name-asian="Consolas5" style:font-size-asian="22pt" style:font-style-asian="italic" style:font-weight-asian="bold" style:font-name-complex="Consolas5" style:font-size-complex="22pt" style:font-style-complex="italic" style:font-weight-complex="bold" style:text-emphasize="none" style:font-relief="none" style:text-overline-style="none" style:text-overline-color="font-color"/>
    </style:style>
    <style:style style:name="T254" style:family="text">
      <style:text-properties fo:font-variant="normal" fo:text-transform="none" fo:color="#17c6a3" loext:opacity="100%" style:text-outline="false" style:text-line-through-style="none" style:text-line-through-type="none" style:font-name="Consolas5" fo:font-size="22pt" fo:font-style="normal" fo:text-shadow="none" style:text-underline-style="none" fo:font-weight="bold" style:letter-kerning="true" style:font-name-asian="Consolas5" style:font-size-asian="22pt" style:font-style-asian="normal" style:font-weight-asian="normal" style:font-name-complex="Consolas5" style:font-size-complex="22pt" style:font-style-complex="normal" style:font-weight-complex="normal" style:text-emphasize="none" style:font-relief="none" style:text-overline-style="none" style:text-overline-color="font-color"/>
    </style:style>
    <style:style style:name="T255" style:family="text">
      <style:text-properties fo:font-variant="normal" fo:text-transform="none" style:text-outline="false" style:text-line-through-style="none" style:text-line-through-type="none" style:font-name="Consolas5" fo:font-size="14pt" fo:font-style="normal" fo:text-shadow="none" style:text-underline-style="none" fo:font-weight="bold" style:letter-kerning="true" style:font-name-asian="Consolas5" style:font-size-asian="14pt" style:font-style-asian="normal" style:font-weight-asian="normal" style:font-name-complex="Consolas5" style:font-size-complex="14pt" style:font-style-complex="normal" style:font-weight-complex="normal" style:text-emphasize="none" style:font-relief="none" style:text-overline-style="none" style:text-overline-color="font-color"/>
    </style:style>
    <style:style style:name="T256" style:family="text">
      <style:text-properties fo:font-variant="normal" fo:text-transform="none" fo:color="#000080" loext:opacity="100%" style:text-outline="false" style:text-line-through-style="none" style:text-line-through-type="none" style:font-name="Arial4" fo:font-size="48pt" fo:font-style="normal" fo:text-shadow="none" style:text-underline-style="none" fo:font-weight="bold" style:letter-kerning="true" style:font-name-asian="Consolas5" style:font-size-asian="48pt" style:font-style-asian="normal" style:font-weight-asian="normal" style:font-name-complex="Consolas5" style:font-size-complex="48pt" style:font-style-complex="normal" style:font-weight-complex="normal" style:text-emphasize="none" style:font-relief="none" style:text-overline-style="none" style:text-overline-color="font-color"/>
    </style:style>
    <style:style style:name="T257" style:family="text">
      <style:text-properties fo:color="#ff6633" loext:opacity="100%" fo:font-size="15pt" style:text-underline-style="solid" style:text-underline-width="auto" style:text-underline-color="font-color" fo:font-weight="bold" style:font-size-asian="15pt" style:font-size-complex="15pt"/>
    </style:style>
    <style:style style:name="T258" style:family="text">
      <style:text-properties fo:color="#ff6633" loext:opacity="100%" fo:font-size="15pt" style:text-underline-style="none" fo:font-weight="bold" style:font-size-asian="15pt" style:font-size-complex="15pt"/>
    </style:style>
    <style:style style:name="T259" style:family="text">
      <style:text-properties fo:color="#000080" loext:opacity="100%" fo:font-size="15pt" style:text-underline-style="none" fo:font-weight="bold" style:font-size-asian="15pt" style:font-size-complex="15pt"/>
    </style:style>
    <style:style style:name="T260" style:family="text">
      <style:text-properties fo:color="#000080" loext:opacity="100%" fo:font-size="15pt" fo:font-weight="normal" style:font-size-asian="15pt" style:font-weight-asian="normal" style:font-size-complex="15pt" style:font-weight-complex="normal"/>
    </style:style>
    <style:style style:name="T261" style:family="text">
      <style:text-properties fo:color="#000080" loext:opacity="100%" fo:font-size="15pt" fo:font-weight="bold" style:font-size-asian="15pt" style:font-weight-asian="bold" style:font-size-complex="15pt" style:font-weight-complex="bold"/>
    </style:style>
    <style:style style:name="T262" style:family="text">
      <style:text-properties fo:color="#ff6633" loext:opacity="100%" style:font-name="Arial2" fo:font-size="18pt" fo:font-weight="bold" style:font-size-asian="18pt" style:font-weight-asian="bold" style:font-size-complex="18pt" style:font-weight-complex="bold"/>
    </style:style>
    <style:style style:name="T263" style:family="text">
      <style:text-properties fo:color="#ff6633" loext:opacity="100%" style:font-name="Arial2" fo:font-size="16pt" fo:font-weight="normal" style:font-size-asian="16pt" style:font-weight-asian="normal" style:font-size-complex="16pt" style:font-weight-complex="normal"/>
    </style:style>
    <style:style style:name="T264" style:family="text">
      <style:text-properties fo:color="#000080" loext:opacity="100%" style:font-name="Arial2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">
        <style:list-level-properties text:space-before="0.3cm" text:min-label-width="0.9cm"/>
        <style:text-properties fo:font-family="StarSymbol" style:font-charset="x-symbol" fo:color="#ff6600" fo:font-size="100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6666ff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8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8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80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Modele_5f_Insee_5f_V4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0.4cm" svg:height="4.267cm" svg:x="1.4cm" svg:y="3.4cm" presentation:class="title" presentation:user-transformed="true">
          <draw:text-box>
            <text:p>Hibernate : <text:line-break/>Fonctionnalités avancées</text:p>
          </draw:text-box>
        </draw:frame>
        <draw:frame presentation:style-name="pr2" draw:text-style-name="P2" draw:layer="layout" svg:width="16.8cm" svg:height="1.771cm" svg:x="1.4cm" svg:y="7.815cm" presentation:class="subtitle" presentation:user-transformed="true">
          <draw:text-box>
            <text:p><text:span text:style-name="T1">Et vous en redemandez ?!</text:span></text:p>
            <text:p><text:span text:style-name="T1">Mais vous êtes fous !!!</text:span></text:p>
          </draw:text-box>
        </draw:frame>
        <draw:frame draw:style-name="gr1" draw:text-style-name="P3" draw:layer="layout" svg:width="15cm" svg:height="0.878cm" svg:x="10.4cm" svg:y="16.4cm">
          <draw:text-box>
            <text:p><text:span text:style-name="T2">(vous avez encore quelques secondes pour fuir…) </text:span></text:p>
          </draw:text-box>
        </draw:frame>
        <draw:frame draw:style-name="gr2" draw:text-style-name="P4" draw:layer="layout" svg:width="5.952cm" svg:height="5.952cm" svg:x="14.448cm" svg:y="8.448cm">
          <draw:image xlink:href="Pictures/10000000000000E1000000E1FC289942A1F950C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>
            <draw:text-box>
              <text:p>- Tour de parole pour mesurer le niveau d'expérience</text:p>
              <text:p>- Questions organisationnelles</text:p>
            </draw:text-box>
          </draw:frame>
        </presentation:notes>
      </draw:page>
      <draw:page draw:name="page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Pla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8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 text:style-name="P7"><text:span text:style-name="T3">Rappels de la formation de base</text:span></text:p>
              </text:list-item>
              <text:list-item>
                <text:p text:style-name="P7"><text:span text:style-name="T3">Paramétrages et outils avancés pour booster les performances</text:span></text:p>
              </text:list-item>
              <text:list-item>
                <text:p text:style-name="P7"><text:span text:style-name="T3">Spring Data JPA</text:span></text:p>
              </text:list-item>
              <text:list-item>
                <text:p text:style-name="P7"><text:span text:style-name="T3">Le cache de second niveau</text:span></text:p>
              </text:list-item>
              <text:list-item>
                <text:p text:style-name="P7"><text:span text:style-name="T3">Gestion des accès concurrents : les verrous</text:span></text:p>
              </text:list-item>
              <text:list-item>
                <text:p text:style-name="P7"><text:span text:style-name="T3">Hibernates envers : un outil d’historisation des données</text:span></text:p>
              </text:list-item>
              <text:list-item>
                <text:p text:style-name="P7"><text:span text:style-name="T3">PostGis : stocker et manipuler des données spatial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1" draw:layer="layout" svg:width="13.8cm" svg:height="4.086cm" svg:x="7.1cm" svg:y="10cm" presentation:class="outline" presentation:user-transformed="true">
          <draw:text-box>
            <text:list text:style-name="L3">
              <text:list-header>
                <text:p text:style-name="P10"><text:span text:style-name="T4">Introduction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Introduc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2.179cm" svg:x="1.4cm" svg:y="4.914cm" presentation:class="outline">
          <draw:text-box>
            <text:list text:style-name="L3">
              <text:list-item>
                <text:p text:style-name="P7"><text:span text:style-name="T3">Suite de la formation « Hibernate Basique »</text:span></text:p>
              </text:list-item>
              <text:list-item>
                <text:p text:style-name="P7"><text:span text:style-name="T3">Gérer le lien entre les données et les objets est une tâche délicate !</text:span></text:p>
              </text:list-item>
              <text:list-item>
                <text:p text:style-name="P7"><text:span text:style-name="T3">Hibernate outil existant depuis 2001</text:span></text:p>
              </text:list-item>
              <text:list-item>
                <text:p text:style-name="P7"><text:span text:style-name="T3">Nombreuses fonctionnalités</text:span></text:p>
              </text:list-item>
              <text:list-item>
                <text:p text:style-name="P7"><text:span text:style-name="T3">Framework « lourd »</text:span></text:p>
              </text:list-item>
              <text:list-item>
                <text:p text:style-name="P7"><text:span text:style-name="T3">Coût d’entrée inévitabl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Tour de tabl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2.179cm" svg:x="1.4cm" svg:y="4.914cm" presentation:class="outline">
          <draw:text-box>
            <text:list text:style-name="L3">
              <text:list-item>
                <text:p text:style-name="P7"><text:span text:style-name="T3">Quel est votre utilisation ?</text:span></text:p>
              </text:list-item>
              <text:list-item>
                <text:p text:style-name="P7"><text:span text:style-name="T3">Sur une échelle 1 à 10, votre connaissance d’Hibernate ?</text:span></text:p>
                <text:p text:style-name="P7"><text:span text:style-name="T3"/></text:p>
                <text:p text:style-name="P7"><text:span text:style-name="T3"/></text:p>
                <text:p text:style-name="P7"><text:span text:style-name="T3"/></text:p>
                <text:p text:style-name="P7"><text:span text:style-name="T3"/></text:p>
                <text:p text:style-name="P7"><text:span text:style-name="T3"/></text:p>
              </text:list-item>
            </text:list>
          </draw:text-box>
        </draw:frame>
        <draw:frame draw:style-name="gr2" draw:text-style-name="P4" draw:layer="layout" svg:width="14.248cm" svg:height="8.547cm" svg:x="6.876cm" svg:y="10.27cm">
          <draw:image xlink:href="Pictures/10000000000007D0000004B0922A57908469D6A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Rappel Formation Basiqu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2.179cm" svg:x="1.4cm" svg:y="4.914cm" presentation:class="outline">
          <draw:text-box>
            <text:list text:style-name="L3">
              <text:list-item>
                <text:p text:style-name="P7"><text:span text:style-name="T3">Un bon modèle objet condition d’une bonne utilisation d’Hibernate</text:span></text:p>
              </text:list-item>
              <text:list-item>
                <text:p text:style-name="P7"><text:span text:style-name="T3">Respecter la logique « objet » d’Hibernate</text:span></text:p>
              </text:list-item>
              <text:list-item>
                <text:p text:style-name="P7"><text:span text:style-name="T3">Surveiller ce qu’il se passe en arrière plan (show_sql, p6spy, datasource-proxy)</text:span></text:p>
              </text:list-item>
              <text:list-item>
                <text:p text:style-name="P7"><text:span text:style-name="T3">Lazy Loading, oui mais… </text:span></text:p>
              </text:list-item>
              <text:list-item>
                <text:p text:style-name="P7"><text:span text:style-name="T3">Utiliser les requêtes de chargement complexes (JPQL, Criteria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résentation du proj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4" draw:layer="layout" svg:width="26.675cm" svg:height="14.2cm" svg:x="0.525cm" svg:y="4cm">
          <draw:image xlink:href="Pictures/100000000000042D000001E08EFC4DDFD5E6F63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résentation du proj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4" draw:layer="layout" svg:width="22.094cm" svg:height="15.367cm" svg:x="2.953cm" svg:y="3.033cm">
          <draw:image xlink:href="Pictures/1000000000000343000002633F761690236DBD7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résentation du proj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4cm" svg:x="1.4cm" svg:y="4cm" presentation:class="outline" presentation:user-transformed="true">
          <draw:text-box>
            <text:list text:style-name="L3">
              <text:list-item>
                <text:p>Projet qui se veut réutilisable</text:p>
              </text:list-item>
              <text:list-item>
                <text:p>Réutilisation modèle formation basique</text:p>
              </text:list-item>
              <text:list-item>
                <text:p>Plutôt orientée « batch », mais applicable à d’autres contextes</text:p>
              </text:list-item>
              <text:list-item>
                <text:p>A l’état de l’art : Spring Boot, Spring Web, Spring Data, Lombok etc.</text:p>
              </text:list-item>
              <text:list-item>
                <text:p>Interface web pour lancer les batchs (Attention : pas open-entity-in-view, prq?)</text:p>
              </text:list-item>
              <text:list-item>
                <text:p>Configuration différente pour test et test d’integration (AbtractTest, AbstractTestIntegration)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résentation du proj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4.4cm" svg:x="1.4cm" svg:y="3.8cm" presentation:class="outline" presentation:user-transformed="true">
          <draw:text-box>
            <text:list text:style-name="L3">
              <text:list-item>
                <text:p>Nécessite base Postgres (Kube, ou à défaut locale)</text:p>
              </text:list-item>
              <text:list-item>
                <text:p>HSQLDB ou EmbeddedPostgres pour les tests</text:p>
              </text:list-item>
              <text:list-item>
                <text:p>Utilisation de wrapper de datasource pour les tests</text:p>
              </text:list-item>
              <text:list-item>
                <text:p>P6spy, Datasource-proxy activables dans les properties de test</text:p>
              </text:list-item>
              <text:list-item>
                <text:p text:style-name="P13">Base Postgres embarquée pour test intégration</text:p>
              </text:list-item>
              <text:list-item>
                <text:p>Petit point JavaFaker : librairie de génération de données aléatoir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Installation du proj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2.179cm" svg:x="1.601cm" svg:y="3.8cm" presentation:class="outline" presentation:user-transformed="true">
          <draw:text-box>
            <text:list text:style-name="L3">
              <text:list-header>
                <text:p text:style-name="P14"/>
              </text:list-header>
              <text:list-item>
                <text:p text:style-name="P15"><text:span text:style-name="T4">Base Postgres Kube (locale à defaut)</text:span></text:p>
              </text:list-item>
              <text:list-item>
                <text:p text:style-name="P15"><text:span text:style-name="T4">Lombok</text:span></text:p>
              </text:list-item>
              <text:list-item>
                <text:p text:style-name="P15"><text:span text:style-name="T4">Metamodel</text:span></text:p>
              </text:list-item>
              <text:list-item>
                <text:p text:style-name="P15"><text:span text:style-name="T4">Jeu de données</text:span></text:p>
              </text:list-item>
              <text:list-item>
                <text:p text:style-name="P15"><text:span text:style-name="T4">Lancement batch HelloWorld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1" draw:layer="layout" svg:width="13.8cm" svg:height="4.086cm" svg:x="6.6cm" svg:y="8.2cm" presentation:class="outline" presentation:user-transformed="true">
          <draw:text-box>
            <text:list text:style-name="L3">
              <text:list-header>
                <text:p text:style-name="P10"><text:span text:style-name="T4">Performances et configuration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Performances et configur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4.5cm" svg:x="1.601cm" svg:y="2.5cm" presentation:class="outline" presentation:user-transformed="true">
          <draw:text-box>
            <text:list text:style-name="L3">
              <text:list-header>
                <text:p text:style-name="P14"/>
              </text:list-header>
              <text:list-item>
                <text:p text:style-name="P15"><text:span text:style-name="T4">Premières optimisations d’hibernate assez simples</text:span></text:p>
              </text:list-item>
              <text:list-item>
                <text:p text:style-name="P15"><text:span text:style-name="T4">Paramètrage du framework via les properties</text:span></text:p>
              </text:list-item>
              <text:list-item>
                <text:p text:style-name="P15"><text:span text:style-name="T4">A appliquer en connaissance des impacts à l’arrière plan</text:span></text:p>
              </text:list-item>
              <text:list-item>
                <text:p text:style-name="P15"><text:span text:style-name="T4">Porte sur la manière dont hibernate ou Postgres accèdent et modifient les donné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Réorganisation des requêt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cm" svg:x="1.4cm" svg:y="4.2cm" presentation:class="outline" presentation:user-transformed="true">
          <draw:text-box>
            <text:list text:style-name="L3">
              <text:list-item>
                <text:p text:style-name="P7"><text:span text:style-name="T3">Hibernate exécute les requêtes selon l’ordre dans lequel elles sont transmises</text:span></text:p>
              </text:list-item>
              <text:list-item>
                <text:p text:style-name="P7"><text:span text:style-name="T3">Risque d’alternance de requêtes INSERT/UPDATE/DELETE</text:span></text:p>
              </text:list-item>
              <text:list-item>
                <text:p text:style-name="P7"><text:span text:style-name="T3">Risque d’alternance de requêtes portant sur des tables différentes</text:span></text:p>
              </text:list-item>
              <text:list-item>
                <text:p text:style-name="P7"><text:span text:style-name="T3">Contraignant pour le moteur Postgres obligé de charger en mémoire des blocs de tables différentes</text:span></text:p>
              </text:list-item>
              <text:list-item>
                <text:p text:style-name="P7"><text:span text:style-name="T3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Réorganisation des requêt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5.2cm" svg:x="1.4cm" svg:y="3.4cm" presentation:class="outline" presentation:user-transformed="true">
          <draw:text-box>
            <text:list text:style-name="L3">
              <text:list-item>
                <text:p text:style-name="P7"><text:span text:style-name="T3">Ex :</text:span></text:p>
                <text:list>
                  <text:list-header>
                    <text:p text:style-name="P14"><text:span text:style-name="T6">INSERT entreprise...</text:span></text:p>
                    <text:p text:style-name="P14"><text:span text:style-name="T6">INSERT declaration...</text:span></text:p>
                    <text:p text:style-name="P14"><text:span text:style-name="T6">INSERT entreprise...</text:span></text:p>
                    <text:p text:style-name="P14"><text:span text:style-name="T6">UPDATE secteur…</text:span></text:p>
                    <text:p text:style-name="P14"><text:span text:style-name="T6">...</text:span></text:p>
                  </text:list-header>
                </text:list>
              </text:list-item>
              <text:list-item>
                <text:p text:style-name="P14"><text:span text:style-name="T7">Paramètres permettant de réorganiser les requêtes à la fin de la transaction :</text:span></text:p>
                <text:list>
                  <text:list-header>
                    <text:p text:style-name="P14"><text:span text:style-name="T8">spring.jpa.properties.hibernate.order_inserts=</text:span><text:span text:style-name="T9">true</text:span></text:p>
                    <text:p text:style-name="P16"><text:span text:style-name="T8">spring.jpa.properties.hibernate.order_updates=</text:span><text:span text:style-name="T9">true</text:span></text:p>
                  </text:list-header>
                </text:list>
              </text:list-item>
              <text:list-item>
                <text:p text:style-name="P17"><text:span text:style-name="T10">Résultat :</text:span></text:p>
                <text:list>
                  <text:list-header>
                    <text:p text:style-name="P18"><text:span text:style-name="T11">INSERT entreprise...</text:span></text:p>
                    <text:p text:style-name="P18"><text:span text:style-name="T12">INSERT </text:span><text:span text:style-name="T11">entreprise...</text:span></text:p>
                    <text:p text:style-name="P18"><text:span text:style-name="T12">INSERT </text:span><text:span text:style-name="T11">declaration...</text:span></text:p>
                    <text:p text:style-name="P18"><text:span text:style-name="T11">UPDATE secteur…</text:span></text:p>
                    <text:p text:style-name="P18"><text:span text:style-name="T11">...</text:span></text:p>
                  </text:list-header>
                </text:list>
              </text:list-item>
            </text:list>
            <text:p text:style-name="P19"><text:span text:style-name="T13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Réorganisation des requêt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cm" svg:x="1.4cm" svg:y="4.4cm" presentation:class="outline" presentation:user-transformed="true">
          <draw:text-box>
            <text:list text:style-name="L3">
              <text:list-item>
                <text:p text:style-name="P7"><text:span text:style-name="T3">Hibernate va regrouper les requêtes de même type et portant sur les mêmes tables</text:span></text:p>
              </text:list-item>
              <text:list-item>
                <text:p text:style-name="P7"><text:span text:style-name="T3">Postgres (ou autre BDD) peut optimiser ses traitements</text:span></text:p>
              </text:list-item>
              <text:list-item>
                <text:p text:style-name="P7"><text:span text:style-name="T3">Gain escompté de l’ordre de 30-40 % selon les traitements</text:span></text:p>
              </text:list-item>
              <text:list-item>
                <text:p text:style-name="P7"><text:span text:style-name="T3">Très efficace sur batchs itérant sur de nombreuses lignes</text:span></text:p>
              </text:list-item>
              <text:list-item>
                <text:p text:style-name="P7"><text:span text:style-name="T3">Exemple d’optimisation difficilement réalisable sans l’aide d’Hibernat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Nettoyage de l’entityManage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2.179cm" svg:x="1.4cm" svg:y="4.914cm" presentation:class="outline">
          <draw:text-box>
            <text:list text:style-name="L3">
              <text:list-item>
                <text:p text:style-name="P7"><text:span text:style-name="T3">Contexte : Transaction longue avec de nombreuses opérations et beaucoup d’objets récupérés</text:span></text:p>
              </text:list-item>
              <text:list-item>
                <text:p text:style-name="P7"><text:span text:style-name="T3">L’entityManager garde en mémoire les objets et les opérations effectués dessus</text:span></text:p>
              </text:list-item>
              <text:list-item>
                <text:p text:style-name="P7"><text:span text:style-name="T3">Trop d’objets → ralentissement des performances, voir : </text:span><text:span text:style-name="T14">OutOfMemoryError</text:span></text:p>
              </text:list-item>
              <text:list-item>
                <text:p text:style-name="P7"><text:span text:style-name="T3">Fin de la transaction : destruction ou nettoyage de l’EntityManger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Nettoyage de l’entityManage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5"><text:s/></text:span></text:p>
              </text:list-header>
              <text:list-item>
                <text:p text:style-name="P14"><text:span text:style-name="T16">Solution 1 : </text:span><text:span text:style-name="T3">Réduire la taille des transactions</text:span></text:p>
              </text:list-item>
              <text:list-item>
                <text:p text:style-name="P14"><text:span text:style-name="T3">Idéalement transaction courte mais permettant le retour à un état cohérent de la BDD en cas de Rollback</text:span></text:p>
              </text:list-item>
              <text:list-item>
                <text:p text:style-name="P14"><text:span text:style-name="T3">Avec Spring Batch : </text:span></text:p>
                <text:list>
                  <text:list-header>
                    <text:p text:style-name="P14"><text:span text:style-name="T3">1 chunk = 1 transaction</text:span></text:p>
                  </text:list-header>
                </text:list>
              </text:list-item>
              <text:list-item>
                <text:p text:style-name="P14"><text:span text:style-name="T3">Ajuster le paramètre chunkSize empiriquement (ex : en partant 100 jusqu’à 1000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Les chunks dans Spring-Batch</text:p>
          </draw:text-box>
        </draw:frame>
        <draw:line draw:style-name="gr4" draw:text-style-name="P6" draw:layer="layout" svg:x1="1.271cm" svg:y1="2.75cm" svg:x2="26.201cm" svg:y2="2.75cm">
          <text:p/>
        </draw:line>
        <draw:frame draw:style-name="gr2" draw:text-style-name="P4" draw:layer="layout" svg:width="24.447cm" svg:height="14.419cm" svg:x="1.553cm" svg:y="4.2cm">
          <draw:image xlink:href="Pictures/100000000000039C000002219176454CC4FFCC5F.png" xlink:type="simple" xlink:show="embed" xlink:actuate="onLoad" draw:mime-type="image/png">
            <text:p/>
          </draw:image>
        </draw:frame>
        <draw:line draw:style-name="gr5" draw:text-style-name="P21" draw:layer="layout" svg:x1="24cm" svg:y1="7cm" svg:x2="24cm" svg:y2="16.4cm">
          <text:p text:style-name="P20"><text:span text:style-name="T17">Durée d’un chunk</text:span></text:p>
        </draw:lin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Nettoyage de l’entityManage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5"><text:s/></text:span></text:p>
              </text:list-header>
              <text:list-item>
                <text:p text:style-name="P14"><text:span text:style-name="T3">Solution 2 : Réaliser régulièrement </text:span><text:span text:style-name="T18">entityManager.flush()</text:span><text:span text:style-name="T3"> et </text:span><text:span text:style-name="T18">entityManager.clear()</text:span></text:p>
              </text:list-item>
              <text:list-item>
                <text:p text:style-name="P14"><text:span text:style-name="T3">Rappel de ces deux opérations (formation hibernate basique)</text:span></text:p>
              </text:list-item>
              <text:list-item>
                <text:p text:style-name="P14"><text:span text:style-name="T3">La mémoire de la JVM est allégée</text:span></text:p>
              </text:list-item>
              <text:list-item>
                <text:p text:style-name="P14"><text:span text:style-name="T3">Les traitements peuvent s’exécuter plus rapidement</text:span></text:p>
              </text:list-item>
              <text:list-item>
                <text:p text:style-name="P14"><text:span text:style-name="T3">Inefficace si les transactions sont correctement gérées, mais peut-être ajouté en « sécurité »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Batching : Regroupement des requêt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5"><text:s/></text:span></text:p>
              </text:list-header>
              <text:list-item>
                <text:p text:style-name="P14"><text:span text:style-name="T3">Possibilité de « batcher » (grouper) les requêtes en injectant des paramètres différents à chaque appel</text:span></text:p>
              </text:list-item>
              <text:list-item>
                <text:p text:style-name="P14"><text:span text:style-name="T3">Utilisation des PrepareStatement</text:span></text:p>
              </text:list-item>
              <text:list-item>
                <text:p text:style-name="P14"><text:span text:style-name="T3">Côté JDBC :</text:span></text:p>
                <text:list>
                  <text:list-item>
                    <text:list>
                      <text:list-header>
                        <text:p text:style-name="P14"><text:span text:style-name="T18">for (Entity book : books) {</text:span></text:p>
                        <text:p text:style-name="P14"><text:span text:style-name="T18"><text:s text:c="6"/></text:span><text:span text:style-name="T18">ps.setString(1, book.getTitle());</text:span></text:p>
                        <text:p text:style-name="P14"><text:span text:style-name="T18"><text:s text:c="6"/></text:span><text:span text:style-name="T18">ps.setString(2, book.getPrimaryAuthor());</text:span></text:p>
                        <text:p text:style-name="P14"><text:span text:style-name="T18"><text:s text:c="6"/></text:span><text:span text:style-name="T18">...</text:span></text:p>
                        <text:p text:style-name="P14"><text:span text:style-name="T18"><text:s text:c="6"/></text:span><text:span text:style-name="T18">ps.addBatch();</text:span></text:p>
                        <text:p text:style-name="P14"><text:span text:style-name="T18"><text:s text:c="4"/></text:span><text:span text:style-name="T18">}</text:span></text:p>
                        <text:p text:style-name="P14"><text:span text:style-name="T18">ps.executeBatch();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Batching : Regroupement des requêt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5"><text:s/></text:span></text:p>
              </text:list-header>
              <text:list-item>
                <text:p text:style-name="P14"><text:span text:style-name="T3">Activable via les properties suivantes :</text:span></text:p>
              </text:list-item>
            </text:list>
            <text:p text:style-name="P19"><text:span text:style-name="T19">spring.jpa.properties.hibernate.jdbc.batch_size=</text:span><text:span text:style-name="T20">30</text:span><text:span text:style-name="T19"> spring.jpa.properties.hibernate.jdbc.batch_versioned_data=</text:span><text:span text:style-name="T20">true</text:span></text:p>
            <text:list text:continue-numbering="true" text:style-name="L3">
              <text:list-item>
                <text:p text:style-name="P15"><text:span text:style-name="T21">Valeurs conseillées de batch_size entre 5 et 30 (d’après RedHat)</text:span></text:p>
              </text:list-item>
              <text:list-item>
                <text:p text:style-name="P15"><text:span text:style-name="T21">Le mieux est de tester empiriquement</text:span></text:p>
              </text:list-item>
              <text:list-item>
                <text:p text:style-name="P15"><text:span text:style-name="T21">Pas toujours d’effet substantiel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Fetching : Récupération par paquet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5.8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5"><text:s/></text:span></text:p>
              </text:list-header>
              <text:list-item>
                <text:p text:style-name="P14"><text:span text:style-name="T3">Activable via la property :</text:span></text:p>
              </text:list-item>
            </text:list>
            <text:p><text:span text:style-name="T22">spring.jpa.properties.hibernate.jdbc.fetch_size</text:span><text:span text:style-name="T19">=</text:span><text:span text:style-name="T20">50</text:span><text:span text:style-name="T19"> </text:span></text:p>
            <text:list text:continue-numbering="true" text:style-name="L3">
              <text:list-item>
                <text:p text:style-name="P15"><text:span text:style-name="T21">Utilisé en cas de récupération de resultset volumineux</text:span></text:p>
              </text:list-item>
              <text:list-item>
                <text:p text:style-name="P15"><text:span text:style-name="T21">Si fetch_size = 0 ou pas spécifié, problème de lenteur (resultset envoyé en une fois)</text:span></text:p>
              </text:list-item>
              <text:list-item>
                <text:p text:style-name="P15"><text:span text:style-name="T21">Si fetch_site ≠ 0, la récupération se fait par « paquets »</text:span></text:p>
              </text:list-item>
              <text:list-item>
                <text:p text:style-name="P15"><text:span text:style-name="T21">La valeur spécifie le nombre de lignes remontées à chaque appel</text:span></text:p>
              </text:list-item>
              <text:list-item>
                <text:p text:style-name="P15"><text:span text:style-name="T21">À spécifier systématiquement !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Allocation size : gestion des séquenc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5.8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5"><text:s/></text:span></text:p>
              </text:list-header>
              <text:list-item>
                <text:p text:style-name="P14"><text:span text:style-name="T21">En général on utilise des séquences pour gérer les identifiants. Ex :</text:span></text:p>
                <text:list>
                  <text:list-header>
                    <text:p text:style-name="P14"><text:span text:style-name="T23">@Id</text:span></text:p>
                  </text:list-header>
                </text:list>
                <text:p text:style-name="P16"><text:span text:style-name="T23"><text:s text:c="2"/></text:span><text:span text:style-name="T23">@GeneratedValue</text:span></text:p>
                <text:p text:style-name="P16"><text:span text:style-name="T24"><text:s text:c="2"/></text:span><text:span text:style-name="T24">private</text:span><text:span text:style-name="T25"> </text:span><text:span text:style-name="T24">int</text:span><text:span text:style-name="T25"> </text:span><text:span text:style-name="T26">id</text:span><text:span text:style-name="T27">;</text:span></text:p>
              </text:list-item>
              <text:list-item>
                <text:p text:style-name="P14"><text:span text:style-name="T21">Par défaut Postgres créé une séquence</text:span></text:p>
              </text:list-item>
              <text:list-item>
                <text:p text:style-name="P14"><text:span text:style-name="T21">Ou bien en spécifiant avec </text:span><text:span text:style-name="T28">@SequenceGenerator :</text:span></text:p>
              </text:list-item>
            </text:list>
            <text:p text:style-name="P19"><text:span text:style-name="T29">@GeneratedValue</text:span><text:span text:style-name="T30">(</text:span><text:span text:style-name="T31">strategy</text:span><text:span text:style-name="T30"> = </text:span><text:span text:style-name="T32">GenerationType</text:span><text:span text:style-name="T33">.</text:span><text:span text:style-name="T34">SEQUENCE</text:span><text:span text:style-name="T30">, </text:span><text:span text:style-name="T31">generator</text:span><text:span text:style-name="T30"> =</text:span><text:span text:style-name="T35"> </text:span><text:span text:style-name="T36">"hib_seq"</text:span><text:span text:style-name="T30">)</text:span></text:p>
            <text:p text:style-name="P19"><text:span text:style-name="T29">@SequenceGenerator</text:span><text:span text:style-name="T30">(</text:span><text:span text:style-name="T31">name</text:span><text:span text:style-name="T35"> </text:span><text:span text:style-name="T30">=</text:span><text:span text:style-name="T35"> </text:span><text:span text:style-name="T36">"hib_seq"</text:span><text:span text:style-name="T30">, </text:span><text:span text:style-name="T31">sequenceName</text:span><text:span text:style-name="T35"> </text:span><text:span text:style-name="T30">=</text:span><text:span text:style-name="T35"> </text:span><text:span text:style-name="T36">"hib_seq"</text:span><text:span text:style-name="T30">)</text:span></text:p>
            <text:list text:continue-numbering="true" text:style-name="L3">
              <text:list-item>
                <text:p text:style-name="P14"><text:span text:style-name="T21">Appel de la séquence à chaque insertion pour attribut un nouvel identifiant :</text:span></text:p>
                <text:p text:style-name="P16"><text:span text:style-name="T37"><text:s text:c="11"/></text:span><text:span text:style-name="T37">Hibernate: call next value for hibernate_sequence</text:span></text:p>
              </text:list-item>
              <text:list-item>
                <text:p text:style-name="P14"><text:span text:style-name="T21">Batch d’insertion ⇒ Nombreux allers-retours avec la BDD !</text:span></text:p>
              </text:list-item>
              <text:list-item>
                <text:p text:style-name="P14"><text:span text:style-name="T21">Dégradation importante des performances…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Allocation size : gestion des séquenc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5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5"><text:s/></text:span></text:p>
              </text:list-header>
              <text:list-item>
                <text:p text:style-name="P14"><text:span text:style-name="T21">Solution : Spécifier le paramètre allocationSize :</text:span></text:p>
                <text:p text:style-name="P16"><text:span text:style-name="T38">@GeneratedValue</text:span><text:span text:style-name="T39">(</text:span><text:span text:style-name="T40">strategy</text:span><text:span text:style-name="T41"> </text:span><text:span text:style-name="T42">=</text:span><text:span text:style-name="T41"> </text:span><text:span text:style-name="T43">GenerationType</text:span><text:span text:style-name="T42">.</text:span><text:span text:style-name="T44">SEQUENCE</text:span><text:span text:style-name="T42">,</text:span><text:span text:style-name="T41"> </text:span><text:span text:style-name="T40">generator</text:span><text:span text:style-name="T41"> </text:span><text:span text:style-name="T42">=</text:span><text:span text:style-name="T41"> </text:span><text:span text:style-name="T45">"hib_seq"</text:span><text:span text:style-name="T39">)</text:span></text:p>
                <text:p text:style-name="P16"><text:span text:style-name="T38">@SequenceGenerator</text:span><text:span text:style-name="T39">(</text:span><text:span text:style-name="T40">name</text:span><text:span text:style-name="T41"> </text:span><text:span text:style-name="T42">=</text:span><text:span text:style-name="T41"> </text:span><text:span text:style-name="T45">"hib_seq"</text:span><text:span text:style-name="T42">,</text:span><text:span text:style-name="T41"> </text:span><text:span text:style-name="T40">sequenceName</text:span><text:span text:style-name="T41"> </text:span><text:span text:style-name="T42">=</text:span><text:span text:style-name="T41"> </text:span><text:span text:style-name="T45">"hib_seq"</text:span><text:span text:style-name="T42">,</text:span><text:span text:style-name="T41"> </text:span><text:span text:style-name="T46">allocationSize</text:span><text:span text:style-name="T47"> </text:span><text:span text:style-name="T48">=</text:span><text:span text:style-name="T47"> </text:span><text:span text:style-name="T49">100</text:span><text:span text:style-name="T39">)</text:span></text:p>
              </text:list-item>
              <text:list-item>
                <text:p text:style-name="P16"><text:span text:style-name="T16">U</text:span><text:span text:style-name="T21">tilisation d’un algorithme : 1 appel permet de générer plusieurs identifiants</text:span></text:p>
              </text:list-item>
              <text:list-item>
                <text:p text:style-name="P14"><text:span text:style-name="T21">Division du nombre d’appels par la taille spécifiée (ici 100)</text:span></text:p>
              </text:list-item>
              <text:list-item>
                <text:p text:style-name="P14"><text:span text:style-name="T21">Un algorithme « Hilo » adapté permet la génération d’identifiant</text:span></text:p>
              </text:list-item>
              <text:list-item>
                <text:p text:style-name="P14"><text:span text:style-name="T21">Un système « en dehors » de l’application peut utiliser la séquence pour attribuer des identifiant</text:span></text:p>
              </text:list-item>
              <text:list-item>
                <text:p text:style-name="P14"><text:span text:style-name="T50"><text:a xlink:href="https://vladmihalcea.com/migrate-hilo-hibernate-pooled/" xlink:type="simple">https://vladmihalcea.com/migrate-hilo-hibernate-pooled/</text:a>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Allocation size : gestion des séquenc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5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5"/></text:p>
                <text:p text:style-name="P14"/>
              </text:list-header>
            </text:list>
          </draw:text-box>
        </draw:frame>
        <draw:frame draw:style-name="gr2" draw:text-style-name="P4" draw:layer="layout" svg:width="19.387cm" svg:height="15.395cm" svg:x="4.307cm" svg:y="3.547cm">
          <draw:image xlink:href="Pictures/100000000000053300000421E84A8F2DDFE732D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Réécriture des INSERT query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5"><text:s/></text:span></text:p>
              </text:list-header>
              <text:list-item>
                <text:p text:style-name="P14"><text:span text:style-name="T3">Par défaut Hibernate exécute les requêtes INSERT l’une après l’autre :</text:span></text:p>
                <text:list>
                  <text:list-item>
                    <text:list>
                      <text:list-header>
                        <text:p text:style-name="P14"><text:span text:style-name="T51">insert into declaration(date, entreprise_id, montant, id) values(‘01/01/2021’, 12, 246, 123)</text:span></text:p>
                        <text:p text:style-name="P14"><text:span text:style-name="T52">insert into declaration(date, entreprise_id, montant, id) values</text:span><text:span text:style-name="T51">(‘01/02/2021’, 12, 549, 124)...</text:span></text:p>
                      </text:list-header>
                    </text:list>
                  </text:list-item>
                </text:list>
              </text:list-item>
              <text:list-item>
                <text:p text:style-name="P14"><text:span text:style-name="T53">Postgres a une syntaxe permettant de grouper les requêtes INSERT plus performantes :</text:span></text:p>
                <text:list>
                  <text:list-item>
                    <text:list>
                      <text:list-header>
                        <text:p text:style-name="P23"><text:span text:style-name="T52">insert into declaration(date, entreprise_id, montant, id) values </text:span></text:p>
                        <text:p text:style-name="P23"><text:span text:style-name="T52">(‘01/01/2021’, 12, 246, 123), (‘01/02/2021’, 12, 549, 124)...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Réécriture des INSERT query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5"><text:s/></text:span></text:p>
              </text:list-header>
              <text:list-item>
                <text:p text:style-name="P14"><text:span text:style-name="T16">Activable via la chaîne de connexion à la BDD côté client</text:span></text:p>
              </text:list-item>
              <text:list-item>
                <text:p text:style-name="P15"><text:span text:style-name="T16">Ajout de :</text:span></text:p>
                <text:p text:style-name="P16"><text:span text:style-name="T54"><text:s text:c="9"/></text:span><text:span text:style-name="T54">reWriteBatchedInserts=</text:span><text:span text:style-name="T55">true</text:span></text:p>
              </text:list-item>
              <text:list-item>
                <text:p text:style-name="P16"><text:span text:style-name="T16">Ex : </text:span><text:span text:style-name="T56">jdbc:postgresql://localhost:5432/di_pg_hib5_locale?reWriteBatchedInserts=true</text:span></text:p>
              </text:list-item>
              <text:list-item>
                <text:p text:style-name="P15"><text:span text:style-name="T15">Gain escompté → 25 % ! </text:span><text:span text:style-name="T57">(après les précédentes configurations)</text:span></text:p>
                <text:p text:style-name="P14"><text:span text:style-name="T56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TP1 : Batch création du jeu de donné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6.2cm" svg:x="1.601cm" svg:y="2.4cm" presentation:class="outline" presentation:user-transformed="true">
          <draw:text-box>
            <text:list text:style-name="L3">
              <text:list-header>
                <text:p text:style-name="P14"/>
              </text:list-header>
              <text:list-item>
                <text:p text:style-name="P15"><text:span text:style-name="T4">Nous allons réaliser les différentes optimisations listées ci-dessous :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14"><text:span text:style-name="T4">Réorg des requêtes (show_sql)</text:span></text:p>
                          </text:list-item>
                          <text:list-item>
                            <text:p text:style-name="P14"><text:span text:style-name="T4">Rafraîchissement EntityManager (point d’arrêt)</text:span></text:p>
                          </text:list-item>
                          <text:list-item>
                            <text:p text:style-name="P14"><text:span text:style-name="T4">Batching des requêtes (dataSource Proxy)</text:span></text:p>
                          </text:list-item>
                          <text:list-item>
                            <text:p text:style-name="P14"><text:span text:style-name="T4">Fetching des resultset </text:span></text:p>
                          </text:list-item>
                          <text:list-item>
                            <text:p text:style-name="P24"><text:span text:style-name="T4">Réécriture des inserts (activation des log Postgres)</text:span></text:p>
                          </text:list-item>
                          <text:list-item>
                            <text:p text:style-name="P14"><text:span text:style-name="T4">Allocation size (show_sql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><text:span text:style-name="T4">A chaque modif constater les modifications dans les requêtes en plaçant des point d’arrêt avec le test </text:span><text:span text:style-name="T58">TP1CreationJeuDonneesBatchTest </text:span><text:span text:style-name="T4">en utilisant l’outil proposé ou un aute de votre choix :</text:span></text:p>
            <text:list text:continue-numbering="true"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4"><text:span text:style-name="T4">Hibernate : show_sql, hibernate_statistic</text:span></text:p>
                          </text:list-item>
                          <text:list-item>
                            <text:p text:style-name="P14"><text:span text:style-name="T4">P6Spy, DataSource proxy</text:span></text:p>
                          </text:list-item>
                          <text:list-item>
                            <text:p text:style-name="P14"><text:span text:style-name="T4">Activation des log Postgre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5"><text:span text:style-name="T4">A chaque modif lancer le batch </text:span><text:span text:style-name="T59">CreationJeuDonneesJob</text:span><text:span text:style-name="T60"> sur votre serveur local et</text:span><text:span text:style-name="T4"> mesurer l’impact sur les perfs, en particulier</text:span></text:p>
              </text:list-item>
              <text:list-item>
                <text:p text:style-name="P14"><text:span text:style-name="T4">Proposer d’autres modifs ?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1" draw:layer="layout" svg:width="13.8cm" svg:height="4.086cm" svg:x="6.2cm" svg:y="9.5cm" presentation:class="outline" presentation:user-transformed="true">
          <draw:text-box>
            <text:list text:style-name="L3">
              <text:list-header>
                <text:p text:style-name="P10"><text:span text:style-name="T4">Spring-Data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Spring-Data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2.179cm" svg:x="1.4cm" svg:y="4.914cm" presentation:class="outline">
          <draw:text-box>
            <text:list text:style-name="L3">
              <text:list-item>
                <text:p text:style-name="P7"><text:span text:style-name="T3">Spring-Data est une surcouche d’Hibernate</text:span></text:p>
              </text:list-item>
              <text:list-item>
                <text:p text:style-name="P7"><text:span text:style-name="T3">Appartient à la galaxie Spring</text:span></text:p>
              </text:list-item>
              <text:list-item>
                <text:p text:style-name="P7"><text:span text:style-name="T3">Utilisé aujourd’hui par les projets récents</text:span></text:p>
              </text:list-item>
              <text:list-item>
                <text:p text:style-name="P7"><text:span text:style-name="T3">Allège considérablement le code de la couche DAO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Configur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6cm" svg:x="1.4cm" svg:y="3.9cm" presentation:class="outline" presentation:user-transformed="true">
          <draw:text-box>
            <text:list text:style-name="L3">
              <text:list-item>
                <text:p text:style-name="P7"><text:span text:style-name="T3">Activation très simple :</text:span></text:p>
                <text:list>
                  <text:list-item>
                    <text:list>
                      <text:list-item>
                        <text:p text:style-name="P14"><text:span text:style-name="T3">Ajout de la dépendance Maven</text:span></text:p>
                      </text:list-item>
                      <text:list-item>
                        <text:p text:style-name="P14"><text:span text:style-name="T3">Annotation </text:span><text:span text:style-name="T61">@EnableJpaRepositories(</text:span><text:span text:style-name="T62">basePackages</text:span><text:span text:style-name="T63"> </text:span><text:span text:style-name="T64">=</text:span><text:span text:style-name="T61"> <text:s text:c="5"/></text:span><text:span text:style-name="T61"><text:tab/></text:span><text:span text:style-name="T61"><text:tab/></text:span><text:span text:style-name="T61"><text:tab/></text:span><text:span text:style-name="T61"> <text:s text:c="51"/></text:span><text:span text:style-name="T65">"foo.bar.repository"</text:span><text:span text:style-name="T61">)</text:span></text:p>
                      </text:list-item>
                      <text:list-item>
                        <text:p text:style-name="P23"><text:span text:style-name="T66">Ou en cas de config XML (projet plus ancien):</text:span></text:p>
                        <text:p text:style-name="P23"><text:span text:style-name="T67">&lt;jpa:repositories base-package="foo.bar.repository"/&gt;</text:span></text:p>
                      </text:list-item>
                    </text:list>
                  </text:list-item>
                </text:list>
              </text:list-item>
              <text:list-item>
                <text:p text:style-name="P7"><text:span text:style-name="T66">Principe : Déclaration d’interfaces sans implémentation</text:span></text:p>
              </text:list-item>
              <text:list-item>
                <text:p text:style-name="P7"><text:span text:style-name="T66">Spring-Data se chargera de déduire et réaliser l’implémentation</text:span></text:p>
              </text:list-item>
              <text:list-item>
                <text:p text:style-name="P7"><text:span text:style-name="T66">Beaucoup de développements DAO non-métiers et répétitifs sont ainsi pris en charge</text:span></text:p>
              </text:list-item>
              <text:list-item>
                <text:p text:style-name="P7"><text:span text:style-name="T66">Ex : création de l’objet Query, passage des paramètres requêtes, récupération des objets résultats, etc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Exempl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25" draw:layer="layout" svg:width="25.199cm" svg:height="12.179cm" svg:x="1.4cm" svg:y="4.914cm" presentation:class="outline" presentation:user-transformed="true">
          <draw:text-box>
            <text:p text:style-name="P19"><text:span text:style-name="T68"/></text:p>
            <text:p text:style-name="P19"><text:span text:style-name="T68"/></text:p>
            <text:p text:style-name="P19"><text:span text:style-name="T68">public</text:span><text:span text:style-name="T69"> </text:span><text:span text:style-name="T68">interface</text:span><text:span text:style-name="T69"> </text:span><text:span text:style-name="T70">DeclarationRepository</text:span><text:span text:style-name="T69"> </text:span></text:p>
            <text:p text:style-name="P19"><text:span text:style-name="T68"/></text:p>
            <text:p text:style-name="P19"><text:span text:style-name="T68"><text:s text:c="5"/></text:span><text:span text:style-name="T68">extends</text:span><text:span text:style-name="T69"> </text:span><text:span text:style-name="T70">JpaRepository</text:span><text:span text:style-name="T71">&lt;</text:span><text:span text:style-name="T72">Declaration</text:span><text:span text:style-name="T71">,</text:span><text:span text:style-name="T69"> </text:span><text:span text:style-name="T72">Integer</text:span><text:span text:style-name="T71">&gt;</text:span><text:span text:style-name="T73">{}</text:span></text:p>
            <text:p text:style-name="P19"><text:span text:style-name="T73"/></text:p>
          </draw:text-box>
        </draw:frame>
        <draw:line draw:style-name="gr6" draw:text-style-name="P26" draw:layer="layout" svg:x1="6.6cm" svg:y1="5.8cm" svg:x2="6.6cm" svg:y2="7.8cm">
          <text:p/>
        </draw:line>
        <draw:frame draw:style-name="gr7" draw:text-style-name="P28" draw:layer="layout" svg:width="10cm" svg:height="3.095cm" svg:x="2cm" svg:y="2.7cm">
          <draw:text-box>
            <text:p text:style-name="P27">Déclaration d’une interface</text:p>
            <text:p text:style-name="P27">Pas d’implémentation à réaliser</text:p>
            <text:p text:style-name="P27">Pour les fonctionnalités de base (CRUD et autres)</text:p>
          </draw:text-box>
        </draw:frame>
        <draw:line draw:style-name="gr8" draw:text-style-name="P4" draw:layer="layout" svg:x1="6.6cm" svg:y1="14.4cm" svg:x2="9cm" svg:y2="11.6cm">
          <text:p/>
        </draw:line>
        <draw:frame draw:style-name="gr7" draw:text-style-name="P28" draw:layer="layout" svg:width="9.2cm" svg:height="2.384cm" svg:x="1.4cm" svg:y="14.8cm">
          <draw:text-box>
            <text:p text:style-name="P27">Choix d’une interface proposée par Spring-Data selon les besoins</text:p>
          </draw:text-box>
        </draw:frame>
        <draw:line draw:style-name="gr9" draw:text-style-name="P4" draw:layer="layout" svg:x1="17cm" svg:y1="14.6cm" svg:x2="17cm" svg:y2="11.8cm">
          <text:p/>
        </draw:line>
        <draw:frame draw:style-name="gr7" draw:text-style-name="P28" draw:layer="layout" svg:width="7.4cm" svg:height="2.384cm" svg:x="13.4cm" svg:y="15cm">
          <draw:text-box>
            <text:p text:style-name="P27">Type de l’entité sur laquelle les opérations seront réalisées</text:p>
          </draw:text-box>
        </draw:frame>
        <draw:line draw:style-name="gr10" draw:text-style-name="P4" draw:layer="layout" svg:x1="23.2cm" svg:y1="14.8cm" svg:x2="23.2cm" svg:y2="11.8cm">
          <text:p/>
        </draw:line>
        <draw:frame draw:style-name="gr7" draw:text-style-name="P28" draw:layer="layout" svg:width="4cm" svg:height="2.384cm" svg:x="22cm" svg:y="15cm">
          <draw:text-box>
            <text:p text:style-name="P27">Type de l’identifiant de l’entité</text:p>
          </draw:text-box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Utilis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6cm" svg:x="1.4cm" svg:y="3.8cm" presentation:class="outline" presentation:user-transformed="true">
          <draw:text-box>
            <text:list text:style-name="L3">
              <text:list-item>
                <text:p text:style-name="P7"><text:span text:style-name="T66">Spring-Data scanne le code et crée l’implémentation au démarrage du serveur</text:span></text:p>
              </text:list-item>
              <text:list-item>
                <text:p text:style-name="P7"><text:span text:style-name="T66">Accès aux fonctionnalités proposées par l’interface Spring-Data choisie</text:span></text:p>
              </text:list-item>
              <text:list-item>
                <text:p text:style-name="P7"><text:span text:style-name="T66">Exemple pour JpaRepository :</text:span></text:p>
                <text:list>
                  <text:list-item>
                    <text:list>
                      <text:list-item>
                        <text:p text:style-name="P14"><text:span text:style-name="T66">findAll()</text:span></text:p>
                      </text:list-item>
                      <text:list-item>
                        <text:p text:style-name="P14"><text:span text:style-name="T66">findAll(Sort) (tri selon critère à définir)</text:span></text:p>
                      </text:list-item>
                      <text:list-item>
                        <text:p text:style-name="P14"><text:span text:style-name="T66">delete()</text:span></text:p>
                      </text:list-item>
                      <text:list-item>
                        <text:p text:style-name="P14"><text:span text:style-name="T66">deleteAll(Iterable&lt;Entite&gt;)</text:span></text:p>
                      </text:list-item>
                      <text:list-item>
                        <text:p text:style-name="P14"><text:span text:style-name="T66">getById(ID) (récupération entité par identifiant)</text:span></text:p>
                      </text:list-item>
                      <text:list-item>
                        <text:p text:style-name="P14"><text:span text:style-name="T66">…</text:span></text:p>
                      </text:list-item>
                    </text:list>
                  </text:list-item>
                </text:list>
              </text:list-item>
              <text:list-item>
                <text:p text:style-name="P14"><text:span text:style-name="T66">Toujours possible d’implémenter des méthodes pour cas particulier (besoin de Criteria pour filtre dynamique par ex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Convention de nommag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3cm" svg:x="1.4cm" svg:y="4.4cm" presentation:class="outline" presentation:user-transformed="true">
          <draw:text-box>
            <text:list text:style-name="L3">
              <text:list-item>
                <text:p text:style-name="P7"><text:span text:style-name="T66">Possibilité de déclaration de méthodes dans l’interface implémentée par convention de nommage</text:span></text:p>
              </text:list-item>
              <text:list-item>
                <text:p text:style-name="P7"><text:span text:style-name="T66">Exemple :</text:span></text:p>
              </text:list-item>
            </text:list>
            <text:p text:style-name="P29"><text:span text:style-name="T74">public</text:span><text:span text:style-name="T75"> </text:span><text:span text:style-name="T76">Set</text:span><text:span text:style-name="T77">&lt;</text:span><text:span text:style-name="T78">Declaration</text:span><text:span text:style-name="T77">&gt;</text:span><text:span text:style-name="T75"> </text:span><text:span text:style-name="T79">findByEntreprise</text:span><text:span text:style-name="T77">(</text:span><text:span text:style-name="T80">Entreprise</text:span><text:span text:style-name="T75"> </text:span><text:span text:style-name="T81">entreprise</text:span><text:span text:style-name="T77">)</text:span><text:span text:style-name="T82">;</text:span></text:p>
            <text:list text:continue-numbering="true" text:style-name="L3">
              <text:list-item>
                <text:p text:style-name="P7"><text:span text:style-name="T66">On suppose ici qu’il existe un attribut « entreprise » de type Entreprise dans l’objet Declaration</text:span></text:p>
              </text:list-item>
              <text:list-item>
                <text:p text:style-name="P7"><text:span text:style-name="T66">Spring-Data génèrera l’implémentation d’après le nom de la méthode</text:span></text:p>
              </text:list-item>
              <text:list-item>
                <text:p text:style-name="P7"><text:span text:style-name="T66">Possibilité de réaliser des méthodes plus complexes avec And, Or, Contains, Asc, Desc (tri) etc.</text:span></text:p>
                <text:p text:style-name="P10"><text:span text:style-name="T83">public</text:span><text:span text:style-name="T84"> </text:span><text:span text:style-name="T85">Set</text:span><text:span text:style-name="T22">&lt;</text:span><text:span text:style-name="T86">Declaration</text:span><text:span text:style-name="T22">&gt; </text:span><text:span text:style-name="T87">findByEntrepriseAndDate</text:span><text:span text:style-name="T22">(</text:span><text:span text:style-name="T88">Entreprise</text:span><text:span text:style-name="T84"> </text:span><text:span text:style-name="T89">entreprise</text:span><text:span text:style-name="T90">,</text:span><text:span text:style-name="T84"> </text:span><text:span text:style-name="T88">Date</text:span><text:span text:style-name="T84"> </text:span><text:span text:style-name="T89">date</text:span><text:span text:style-name="T22">);</text:span></text:p>
              </text:list-item>
              <text:list-item>
                <text:p text:style-name="P7"><text:span text:style-name="T66">Nombreuses possibilités dans la doc : </text:span><text:span text:style-name="T91"><text:a xlink:href="https://docs.spring.io/spring-data/jpa/docs/current/reference/html/#repositories.query-methods.details" xlink:type="simple">https://docs.spring.io/spring-data/jpa/docs/current/reference/html/#repositories.query-methods.details</text:a></text:span></text:p>
              </text:list-item>
            </text:list>
            <text:p text:style-name="P19"><text:span text:style-name="T92"/></text:p>
          </draw:text-box>
        </draw:fram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Type retou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3cm" svg:x="1.4cm" svg:y="4.4cm" presentation:class="outline" presentation:user-transformed="true">
          <draw:text-box>
            <text:list text:style-name="L3">
              <text:list-item>
                <text:p text:style-name="P7"><text:span text:style-name="T66">Le choix du type retour détermine l’implémentation</text:span></text:p>
              </text:list-item>
              <text:list-item>
                <text:p text:style-name="P7"><text:span text:style-name="T66">Pour les collections : Set, List si indexation ou tri, SortedSet etc.</text:span></text:p>
              </text:list-item>
              <text:list-item>
                <text:p text:style-name="P7"><text:span text:style-name="T66">Pour les éléments seuls, possibilité d’utiliser les </text:span><text:span text:style-name="T93">Optional</text:span><text:span text:style-name="T94">&lt;</text:span><text:span text:style-name="T95">Declaration</text:span><text:span text:style-name="T94">&gt;</text:span></text:p>
              </text:list-item>
              <text:list-item>
                <text:p text:style-name="P7"><text:span text:style-name="T96">Permet d’éviter les </text:span><text:span text:style-name="T93">NullPointerException</text:span></text:p>
              </text:list-item>
              <text:list-item>
                <text:p text:style-name="P7"><text:span text:style-name="T96">Possibilité d’utiliser les </text:span><text:span text:style-name="T97">Stream</text:span><text:span text:style-name="T96"> (vu plus loin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@Query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8cm" svg:x="1.4cm" svg:y="3.8cm" presentation:class="outline" presentation:user-transformed="true">
          <draw:text-box>
            <text:list text:style-name="L3">
              <text:list-item>
                <text:p text:style-name="P7"><text:span text:style-name="T66">Limite des conventions de nommage</text:span></text:p>
              </text:list-item>
              <text:list-item>
                <text:p text:style-name="P7"><text:span text:style-name="T66">En cas de requête plus complexe plusieurs solutions</text:span></text:p>
              </text:list-item>
              <text:list-item>
                <text:p text:style-name="P14"><text:span text:style-name="T66">Utiliser </text:span><text:span text:style-name="T98">@Query :</text:span></text:p>
                <text:list>
                  <text:list-item>
                    <text:list>
                      <text:list-item>
                        <text:p text:style-name="P14"><text:span text:style-name="T66">Requête JPQL directement dans l’interface</text:span></text:p>
                      </text:list-item>
                      <text:list-item>
                        <text:p text:style-name="P14"><text:span text:style-name="T66">Possibilité de définir des paramètres, y compris de type Objet</text:span></text:p>
                      </text:list-item>
                      <text:list-item>
                        <text:p text:style-name="P14"><text:span text:style-name="T66">Mot clef FETCH, LIMIT, etc. (synthaxe JPQL)</text:span></text:p>
                      </text:list-item>
                      <text:list-item>
                        <text:p text:style-name="P14"><text:span text:style-name="T66">Vérification syntaxique au démarrage du serveur</text:span></text:p>
                      </text:list-item>
                      <text:list-item>
                        <text:p text:style-name="P14"><text:span text:style-name="T66">Possibilité de verrous (vu plus loin) avec </text:span><text:span text:style-name="T98">@Lock</text:span></text:p>
                      </text:list-item>
                    </text:list>
                  </text:list-item>
                </text:list>
              </text:list-item>
              <text:list-item>
                <text:p text:style-name="P14"><text:span text:style-name="T66">Exemple : </text:span><text:span text:style-name="T99">@Query</text:span><text:span text:style-name="T100">(</text:span><text:span text:style-name="T101">"SELECT decl FROM Declaration decl "</text:span></text:p>
                <text:p text:style-name="P30"><text:span text:style-name="T102"><text:s text:c="8"/></text:span><text:span text:style-name="T102">+</text:span><text:span text:style-name="T103"> </text:span><text:span text:style-name="T101">"JOIN FETCH decl.entreprise entreprise "</text:span></text:p>
                <text:p text:style-name="P30"><text:span text:style-name="T102"><text:s text:c="8"/></text:span><text:span text:style-name="T102">+</text:span><text:span text:style-name="T103"> </text:span><text:span text:style-name="T101">"WHERE decl.id = :identifiant"</text:span><text:span text:style-name="T100">)</text:span></text:p>
                <text:p text:style-name="P30"><text:span text:style-name="T104">public</text:span><text:span text:style-name="T103"> </text:span><text:span text:style-name="T105">Optional</text:span><text:span text:style-name="T106">&lt;</text:span><text:span text:style-name="T107">Declaration</text:span><text:span text:style-name="T106">&gt; </text:span><text:span text:style-name="T108">findDeclarationWithEntreprise</text:span><text:span text:style-name="T106">(</text:span><text:span text:style-name="T105">Integer</text:span><text:span text:style-name="T103"> </text:span><text:span text:style-name="T109">identifiant</text:span><text:span text:style-name="T106">);</text:span></text:p>
              </text:list-item>
              <text:list-item>
                <text:p text:style-name="P15"><text:span text:style-name="T66">Permet de récupérer des Déclaration avec l’attribut « entreprise » renseigné</text:span></text:p>
              </text:list-item>
            </text:list>
            <text:p text:style-name="P30"><text:span text:style-name="T110"/></text:p>
          </draw:text-box>
        </draw:frame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Big Resuls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3cm" svg:x="1.4cm" svg:y="4.4cm" presentation:class="outline" presentation:user-transformed="true">
          <draw:text-box>
            <text:list text:style-name="L3">
              <text:list-item>
                <text:p text:style-name="P7"><text:span text:style-name="T96">Pour les requêtes renvoyant un gros volume de données</text:span></text:p>
              </text:list-item>
              <text:list-item>
                <text:p text:style-name="P7"><text:span text:style-name="T96">Ex : itération d’un batch ayant en entrée de nombreuses lignes d’une table</text:span></text:p>
              </text:list-item>
              <text:list-item>
                <text:p text:style-name="P7"><text:span text:style-name="T96">Peu performant voir impossible de renvoyer la totalité du résultat en une fois</text:span></text:p>
                <text:list>
                  <text:list-item>
                    <text:list>
                      <text:list-header>
                        <text:p text:style-name="P14"><text:span text:style-name="T111">→ </text:span><text:span text:style-name="T111">Risque d’</text:span><text:span text:style-name="T112">OutOfMemoryError !</text:span></text:p>
                      </text:list-header>
                    </text:list>
                  </text:list-item>
                </text:list>
              </text:list-item>
              <text:list-item>
                <text:p text:style-name="P7"><text:span text:style-name="T96">Plusieurs solutions existent avec des impacts différent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agin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 text:style-name="P7"><text:span text:style-name="T96">La Pagination permet de découper le résultat d’une requête en plusieurs « Page »</text:span></text:p>
              </text:list-item>
              <text:list-item>
                <text:p text:style-name="P7"><text:span text:style-name="T96">Ex : résultats de 0 à 99, puis de 100 à 199 etc.</text:span></text:p>
              </text:list-item>
              <text:list-item>
                <text:p text:style-name="P7"><text:span text:style-name="T96">Spring-Data facilite la pagination avec l’interface </text:span><text:span text:style-name="T113">PagingAndSortingRepository </text:span><text:span text:style-name="T114">dont hérite </text:span><text:span text:style-name="T113">JpaRepository</text:span></text:p>
              </text:list-item>
              <text:list-item>
                <text:p text:style-name="P7"><text:span text:style-name="T96">Possibilité d’ajouter un paramètre </text:span><text:span text:style-name="T113">Pageable</text:span><text:span text:style-name="T115"> </text:span><text:span text:style-name="T96">aux <text:s/>méthodes déclarées</text:span></text:p>
                <text:p text:style-name="P7"><text:span text:style-name="T96">→ </text:span><text:span text:style-name="T96">Spring-Data génèrera une méthode avec pagination</text:span></text:p>
              </text:list-item>
              <text:list-item>
                <text:p text:style-name="P7"><text:span text:style-name="T96">De même possibilité de définir des critères de tri avec </text:span><text:span text:style-name="T93">Sort</text:span><text:span text:style-name="T116">.</text:span><text:span text:style-name="T117">by</text:span><text:span text:style-name="T116">(</text:span><text:span text:style-name="T118">"nom_attribut"</text:span><text:span text:style-name="T116">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agin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6cm" svg:height="15cm" svg:x="1.4cm" svg:y="3.6cm" presentation:class="outline" presentation:user-transformed="true">
          <draw:text-box>
            <text:list text:style-name="L3">
              <text:list-item>
                <text:p text:style-name="P7"><text:span text:style-name="T96">Exemple :</text:span></text:p>
                <text:list>
                  <text:list-item>
                    <text:list>
                      <text:list-item>
                        <text:p text:style-name="P14"><text:span text:style-name="T119">Déclaration de la méthode :</text:span></text:p>
                        <text:p text:style-name="P14"><text:span text:style-name="T83">public</text:span><text:span text:style-name="T84"> </text:span><text:span text:style-name="T85">Page</text:span><text:span text:style-name="T90">&lt;</text:span><text:span text:style-name="T86">Declaration</text:span><text:span text:style-name="T90">&gt;</text:span><text:span text:style-name="T84"> </text:span><text:span text:style-name="T87">findByEntreprise</text:span><text:span text:style-name="T120">(</text:span><text:span text:style-name="T88">Entreprise</text:span><text:span text:style-name="T84"> </text:span><text:span text:style-name="T89">entreprise</text:span><text:span text:style-name="T120">,</text:span><text:span text:style-name="T84"> </text:span><text:span text:style-name="T85">Pageable</text:span><text:span text:style-name="T84"> </text:span><text:span text:style-name="T89">pageable</text:span><text:span text:style-name="T120">);</text:span><text:span text:style-name="T121"> </text:span></text:p>
                      </text:list-item>
                      <text:list-item>
                        <text:p text:style-name="P17"><text:span text:style-name="T119">Le type Pageable modifie l’implémentation générée</text:span></text:p>
                      </text:list-item>
                      <text:list-item>
                        <text:p text:style-name="P14"><text:span text:style-name="T96">Utilisation :</text:span></text:p>
                      </text:list-item>
                    </text:list>
                  </text:list-item>
                </text:list>
                <text:p text:style-name="P16"><text:span text:style-name="T122">Page</text:span><text:span text:style-name="T123">&lt;</text:span><text:span text:style-name="T124">Declaration</text:span><text:span text:style-name="T123">&gt;</text:span><text:span text:style-name="T125"> </text:span><text:span text:style-name="T126">pageDeclarations</text:span><text:span text:style-name="T125"> </text:span><text:span text:style-name="T123">=</text:span><text:span text:style-name="T125"> </text:span><text:span text:style-name="T127">declarationRepository</text:span><text:span text:style-name="T123">.</text:span><text:span text:style-name="T128">findByEntreprise</text:span><text:span text:style-name="T129">(</text:span><text:span text:style-name="T130">entreprise</text:span><text:span text:style-name="T129">,</text:span></text:p>
                <text:p text:style-name="P16"><text:span text:style-name="T131">PageRequest</text:span><text:span text:style-name="T123">.</text:span><text:span text:style-name="T132">of</text:span><text:span text:style-name="T129">(</text:span><text:span text:style-name="T133">0</text:span><text:span text:style-name="T129">,</text:span><text:span text:style-name="T125"> </text:span><text:span text:style-name="T133">3</text:span><text:span text:style-name="T129">,</text:span><text:span text:style-name="T125"> </text:span><text:span text:style-name="T131">Sort</text:span><text:span text:style-name="T123">.</text:span><text:span text:style-name="T132">by</text:span><text:span text:style-name="T134">(</text:span><text:span text:style-name="T135">"date"</text:span><text:span text:style-name="T129">))); //Récupère la première Page avec 3 éléments, <text:s text:c="47"/>l’argument Sort est optionel</text:span></text:p>
                <text:p text:style-name="P16"><text:span text:style-name="T83">while</text:span><text:span text:style-name="T22"> (</text:span><text:span text:style-name="T136">pageDeclarations</text:span><text:span text:style-name="T90">.</text:span><text:span text:style-name="T137">hasNext()</text:span><text:span text:style-name="T22">) {</text:span></text:p>
                <text:p text:style-name="P16"><text:span text:style-name="T136"><text:s text:c="4"/></text:span><text:span text:style-name="T136">pageDeclarations</text:span><text:span text:style-name="T90">.</text:span><text:span text:style-name="T137">getNumberOfElements(); </text:span><text:span text:style-name="T120">//Renvoie le nb d’éléments sur cette Page</text:span></text:p>
                <text:p text:style-name="P16"><text:span text:style-name="T136"><text:s text:c="4"/></text:span><text:span text:style-name="T136">pageDeclarations</text:span><text:span text:style-name="T90">.</text:span><text:span text:style-name="T137">getNumber(); </text:span><text:span text:style-name="T120">//Renvoie le numéro de Page courante</text:span></text:p>
                <text:p text:style-name="P16"><text:span text:style-name="T136"><text:s text:c="4"/></text:span><text:span text:style-name="T136">pageDeclarations</text:span><text:span text:style-name="T90">.</text:span><text:span text:style-name="T137">get(); </text:span><text:span text:style-name="T120">//Renvoie un Stream pour parcourir les éléments de la Page</text:span></text:p>
                <text:p text:style-name="P16"><text:span text:style-name="T120"><text:s text:c="4"/></text:span><text:span text:style-name="T136">pageDeclarations</text:span><text:span text:style-name="T90">.</text:span><text:span text:style-name="T137">nextPageable(); </text:span><text:span text:style-name="T120">//Renvoie la Page suivante</text:span></text:p>
                <text:p text:style-name="P16"><text:span text:style-name="T22">}</text:span></text:p>
              </text:list-item>
              <text:list-item>
                <text:p text:style-name="P7"><text:span text:style-name="T138">Attention !</text:span><text:span text:style-name="T96"> Si utilisation du mot clef FETCH, obligation de redéfinir la requête de comptage sans FETCH :</text:span></text:p>
                <text:p text:style-name="P7"><text:span text:style-name="T29">@Query</text:span><text:span text:style-name="T139">(</text:span><text:span text:style-name="T140">value</text:span><text:span text:style-name="T141"> </text:span><text:span text:style-name="T139">=</text:span><text:span text:style-name="T141"> </text:span><text:span text:style-name="T142">"SELECT ... FETCH ... "</text:span><text:span text:style-name="T139">,</text:span><text:span text:style-name="T143"> </text:span><text:span text:style-name="T144">countQuery</text:span><text:span text:style-name="T141"> </text:span><text:span text:style-name="T139">=</text:span><text:span text:style-name="T141"> </text:span><text:span text:style-name="T142">"select count(obj) ...</text:span><text:span text:style-name="T139">)</text:span></text:p>
                <text:list>
                  <text:list-item>
                    <text:list>
                      <text:list-header>
                        <text:p text:style-name="P14"><text:span text:style-name="T119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agin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 text:style-name="P7"><text:span text:style-name="T96">La pagination est utile pour découper le résultat d’une requête</text:span></text:p>
              </text:list-item>
              <text:list-item>
                <text:p text:style-name="P7"><text:span text:style-name="T96">Répond très bien au besoin pour l’affichage de tableau avec pagination</text:span></text:p>
              </text:list-item>
              <text:list-item>
                <text:p text:style-name="P7"><text:span text:style-name="T111">Limite : </text:span><text:span text:style-name="T96">Pas optimal niveau performance car ré-exécution de la requête à chaque Page</text:span></text:p>
              </text:list-item>
              <text:list-item>
                <text:p text:style-name="P7"><text:span text:style-name="T96">2è limite : Problème en cas de modification de la table d’entrée (assez fréquent)</text:span></text:p>
              </text:list-item>
              <text:list-item>
                <text:p text:style-name="P7"><text:span text:style-name="T96">Ex : Batch itérant sur l’ensemble des lignes avec ajout ou suppression possibl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1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agination et Spring Batch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4cm" svg:x="1.4cm" svg:y="3.4cm" presentation:class="outline" presentation:user-transformed="true">
          <draw:text-box>
            <text:list text:style-name="L3">
              <text:list-item>
                <text:p text:style-name="P7"><text:span text:style-name="T96">Spring-Batch propose un reader qui met en place la pagination par défaut : </text:span><text:span text:style-name="T145">RepositoryItemReader</text:span></text:p>
              </text:list-item>
              <text:list-item>
                <text:p text:style-name="P7"><text:span text:style-name="T96">Ex :</text:span></text:p>
                <text:p text:style-name="P16"><text:span text:style-name="T146"><text:s text:c="16"/></text:span><text:span text:style-name="T147">RepositoryItemReader</text:span><text:span text:style-name="T143">&lt;</text:span><text:span text:style-name="T148">Declaration</text:span><text:span text:style-name="T143">&gt;</text:span><text:span text:style-name="T141"> </text:span><text:span text:style-name="T149">reader</text:span><text:span text:style-name="T141"> </text:span><text:span text:style-name="T143">=</text:span><text:span text:style-name="T141"> </text:span><text:span text:style-name="T150">new</text:span><text:span text:style-name="T141"> </text:span><text:span text:style-name="T151">RepositoryItemReader</text:span><text:span text:style-name="T139">&lt;&gt;();</text:span></text:p>
                <text:p text:style-name="P16"><text:span text:style-name="T141"><text:s text:c="8"/></text:span><text:span text:style-name="T152">reader</text:span><text:span text:style-name="T143">.</text:span><text:span text:style-name="T151">setRepository</text:span><text:span text:style-name="T139">(</text:span><text:span text:style-name="T153">declarationRepository</text:span><text:span text:style-name="T139">);</text:span></text:p>
                <text:p text:style-name="P16"><text:span text:style-name="T141"><text:s text:c="8"/></text:span><text:span text:style-name="T152">reader</text:span><text:span text:style-name="T143">.</text:span><text:span text:style-name="T151">setMethodName</text:span><text:span text:style-name="T139">(</text:span><text:span text:style-name="T142">"findAll"</text:span><text:span text:style-name="T139">);</text:span></text:p>
                <text:p text:style-name="P16"><text:span text:style-name="T141"><text:s text:c="8"/></text:span><text:span text:style-name="T147">HashMap</text:span><text:span text:style-name="T139">&lt;</text:span><text:span text:style-name="T148">String</text:span><text:span text:style-name="T139">,</text:span><text:span text:style-name="T141"> </text:span><text:span text:style-name="T147">Sort</text:span><text:span text:style-name="T143">.</text:span><text:span text:style-name="T32">Direction</text:span><text:span text:style-name="T139">&gt; </text:span><text:span text:style-name="T149">sorts</text:span><text:span text:style-name="T141"> </text:span><text:span text:style-name="T143">=</text:span><text:span text:style-name="T141"> </text:span><text:span text:style-name="T150">new</text:span><text:span text:style-name="T141"> </text:span><text:span text:style-name="T151">HashMap</text:span><text:span text:style-name="T139">&lt;&gt;();</text:span></text:p>
                <text:p text:style-name="P16"><text:span text:style-name="T141"><text:s text:c="8"/></text:span><text:span text:style-name="T152">sorts</text:span><text:span text:style-name="T143">.</text:span><text:span text:style-name="T151">put</text:span><text:span text:style-name="T139">(</text:span><text:span text:style-name="T142">"id"</text:span><text:span text:style-name="T139">, </text:span><text:span text:style-name="T147">Sort</text:span><text:span text:style-name="T139">.</text:span><text:span text:style-name="T32">Direction</text:span><text:span text:style-name="T143">.</text:span><text:span text:style-name="T34">ASC</text:span><text:span text:style-name="T139">);</text:span></text:p>
                <text:p text:style-name="P16"><text:span text:style-name="T141"><text:s text:c="8"/></text:span><text:span text:style-name="T152">reader</text:span><text:span text:style-name="T139">.</text:span><text:span text:style-name="T151">setSort</text:span><text:span text:style-name="T139">(</text:span><text:span text:style-name="T152">sorts</text:span><text:span text:style-name="T139">);</text:span></text:p>
              </text:list-item>
              <text:list-item>
                <text:p text:style-name="P7"><text:span text:style-name="T96">Obligation de définir un tri</text:span></text:p>
              </text:list-item>
              <text:list-item>
                <text:p text:style-name="P7"><text:span text:style-name="T138">Attention !</text:span><text:span text:style-name="T96"> La taille du chunk doit être un multiple du pageSize</text:span></text:p>
              </text:list-item>
              <text:list-item>
                <text:p text:style-name="P7"><text:span text:style-name="T96">Problème si utilisation du mot clef FETCH :</text:span></text:p>
                <text:list>
                  <text:list-item>
                    <text:list>
                      <text:list-header>
                        <text:p text:style-name="P14"><text:span text:style-name="T154">HHH000104: firstResult/maxResults specified with collection fetch; applying in memory!</text:span></text:p>
                      </text:list-header>
                    </text:list>
                  </text:list-item>
                </text:list>
              </text:list-item>
              <text:list-item>
                <text:p text:style-name="P7"><text:span text:style-name="T155">Plus aucun intérêt avec FETCH : la requête est réexécutée à chaque page, le découpage est effectué en mémoire</text:span></text:p>
              </text:list-item>
              <text:list-item>
                <text:p text:style-name="P7"><text:span text:style-name="T155">Solution de contournement en 2 requêtes proposée : </text:span><text:span text:style-name="T156"><text:a xlink:href="https://vladmihalcea.com/fix-hibernate-hhh000104-entity-fetch-pagination-warning-message/" xlink:type="simple">https://vladmihalcea.com/fix-hibernate-hhh000104-entity-fetch-pagination-warning-message/</text:a></text:span></text:p>
              </text:list-item>
              <text:list-item>
                <text:p text:style-name="P7"><text:span text:style-name="T155">Conclusion ⇒ Un peu compliqué …</text:span></text:p>
              </text:list-item>
            </text:list>
            <text:p text:style-name="P19"><text:span text:style-name="T157"/></text:p>
          </draw:text-box>
        </draw:frame>
        <draw:frame draw:style-name="gr11" draw:text-style-name="P6" draw:layer="layout" svg:width="1.702cm" svg:height="1.702cm" svg:x="12.2cm" svg:y="17cm">
          <draw:image xlink:href="Pictures/10000001000000F0000000F0E074640C851C7FA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2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Stream et Curseu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 text:style-name="P7"><text:span text:style-name="T96">Curseur de BDD : technologie permettant de renvoyer au fur et à mesure les lignes du ResultSet</text:span></text:p>
              </text:list-item>
              <text:list-item>
                <text:p text:style-name="P7"><text:span text:style-name="T96">Permet de n’exécuter la requête qu’une seule fois</text:span></text:p>
              </text:list-item>
              <text:list-item>
                <text:p text:style-name="P7"><text:span text:style-name="T96">Transmission par paquets (de taille paramétrable) de la BDD au serveur Java</text:span></text:p>
              </text:list-item>
              <text:list-item>
                <text:p text:style-name="P7"><text:span text:style-name="T96">Conserve le résultat de la requête donc modification possible de la table en lecture</text:span></text:p>
              </text:list-item>
              <text:list-item>
                <text:p text:style-name="P7"><text:span text:style-name="T96">Meilleure méthode pour traitement batch sur de gros volumes : meilleures performances, utilisation et mise en place assez simpl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3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Stream et Curseu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><text:span text:style-name="T158">Ouverture du curseur</text:span></text:p>
                <text:p><text:span text:style-name="T158"/></text:p>
                <text:p><text:span text:style-name="T158"/></text:p>
                <text:p><text:span text:style-name="T158"/></text:p>
                <text:p><text:span text:style-name="T158"/></text:p>
              </text:list-item>
              <text:list-item>
                <text:p><text:span text:style-name="T158">Appel à curseur.fetch() (avec fetch_size = 10)</text:span></text:p>
                <text:p><text:span text:style-name="T158"><text:s text:c="20"/></text:span><text:span text:style-name="T159">{ </text:span></text:p>
                <text:p/>
              </text:list-item>
            </text:list>
          </draw:text-box>
        </draw:frame>
        <draw:frame draw:style-name="gr2" draw:text-style-name="P4" draw:layer="layout" svg:width="17.6cm" svg:height="5.883cm" svg:x="8.4cm" svg:y="5.2cm">
          <draw:image xlink:href="Pictures/10000000000004A9000001C221BDE348FD72D966.png" xlink:type="simple" xlink:show="embed" xlink:actuate="onLoad" draw:mime-type="image/png">
            <text:p/>
          </draw:image>
        </draw:frame>
        <draw:custom-shape draw:style-name="gr12" draw:text-style-name="P6" draw:layer="layout" svg:width="2.6cm" svg:height="0.2cm" svg:x="5.6cm" svg:y="5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4" draw:layer="layout" svg:width="17.845cm" svg:height="6.575cm" svg:x="8.354cm" svg:y="12.3cm">
          <draw:image xlink:href="Pictures/10000000000004E5000001C30EE9B38EBDC60D29.png" xlink:type="simple" xlink:show="embed" xlink:actuate="onLoad" draw:mime-type="image/png">
            <text:p/>
          </draw:image>
        </draw:frame>
        <draw:custom-shape draw:style-name="gr12" draw:text-style-name="P6" draw:layer="layout" svg:width="2.6cm" svg:height="0.2cm" svg:x="5.6cm" svg:y="15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3" draw:text-style-name="P4" draw:layer="layout" svg:x1="7.1cm" svg:y1="14.2cm" svg:x2="2.9cm" svg:y2="14.2cm">
          <text:p/>
        </draw:line>
        <draw:frame draw:style-name="gr14" draw:text-style-name="P31" draw:layer="layout" svg:width="4.4cm" svg:height="1.199cm" svg:x="3cm" svg:y="13.1cm">
          <draw:text-box>
            <text:p text:style-name="P6"><text:span text:style-name="T160">10 objets renvoyés au serveur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Stream et Curseu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 text:style-name="P7"><text:span text:style-name="T111">Hibernate utilise normalement la classe</text:span><text:span text:style-name="T96"> : </text:span><text:span text:style-name="T161">ScrollableResults</text:span><text:span text:style-name="T96"> pour créér un curseur, mais c’est une classe « propriétaire »</text:span></text:p>
              </text:list-item>
              <text:list-item>
                <text:p><text:span text:style-name="T96">Avec Spring-Data, il suffit de déclarer la méthode comme retournant </text:span><text:span text:style-name="T162">un</text:span><text:span text:style-name="T163"> </text:span><text:span text:style-name="T164">Stream</text:span></text:p>
              </text:list-item>
              <text:list-item>
                <text:p><text:span text:style-name="T96">Ex : </text:span></text:p>
              </text:list-item>
            </text:list>
            <text:p text:style-name="P29"><text:span text:style-name="T68">public</text:span><text:span text:style-name="T69"> </text:span><text:span text:style-name="T70">Stream</text:span><text:span text:style-name="T71">&lt;</text:span><text:span text:style-name="T72">Declaration</text:span><text:span text:style-name="T71">&gt;</text:span><text:span text:style-name="T69"> </text:span><text:span text:style-name="T165">findByEntreprise</text:span><text:span text:style-name="T166">(</text:span><text:span text:style-name="T167">Entreprise</text:span><text:span text:style-name="T69"> </text:span><text:span text:style-name="T168">entreprise</text:span><text:span text:style-name="T166">)</text:span><text:span text:style-name="T71">;</text:span></text:p>
            <text:list text:continue-numbering="true" text:style-name="L3">
              <text:list-item>
                <text:p><text:span text:style-name="T169">Attention ! </text:span><text:span text:style-name="T96">Paramétrage nécessaire de la taille des paquets renvoyés (cf partie 1) :</text:span></text:p>
              </text:list-item>
            </text:list>
            <text:p text:style-name="P32"><text:span text:style-name="T54">spring.jpa.properties.hibernate.jdbc.fetch_size=100</text:span></text:p>
            <text:list text:continue-numbering="true" text:style-name="L3">
              <text:list-item>
                <text:p text:style-name="P13"><text:span text:style-name="T96">Valeur par défaut null → un seul paquet renvoyé, plus aucun intérêt</text:span></text:p>
              </text:list-item>
              <text:list-item>
                <text:p><text:span text:style-name="T96">Valeur à ajuster empiriquement en partant de 100 par palier de 100 par ex</text:span></text:p>
              </text:list-item>
              <text:list-item>
                <text:p text:style-name="P13"><text:span text:style-name="T169">Attention ! </text:span><text:span text:style-name="T96">Utiliser le Stream en mode flux. Ex : stream.iterator() → déclenche une récupération de tout le Resultset… Dommage ! (cf formation Java 8)</text:span></text:p>
              </text:list-item>
            </text:list>
            <text:p text:style-name="P19"><text:span text:style-name="T170"/></text:p>
            <text:p><text:span text:style-name="T96"/></text:p>
          </draw:text-box>
        </draw:frame>
        <presentation:notes draw:style-name="dp2">
          <draw:page-thumbnail draw:style-name="gr3" draw:layer="layout" svg:width="14.848cm" svg:height="11.136cm" svg:x="3.075cm" svg:y="2.257cm" draw:page-number="4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Stream : <text:span text:style-name="T171">Intégration avec Spring-Batch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 text:style-name="P7"><text:span text:style-name="T96">Pas de problème en mode Tasklet si on reste bien en mode flux</text:span></text:p>
              </text:list-item>
              <text:list-item>
                <text:p text:style-name="P7"><text:span text:style-name="T96">Problème d’intégration en mode Chunk : l’interface </text:span><text:span text:style-name="T172">ItemReader</text:span><text:span text:style-name="T173"> </text:span><text:span text:style-name="T96">n’est pas conçue pour accueillir un </text:span><text:span text:style-name="T172">Stream</text:span><text:span text:style-name="T96"> <text:s/>en entrée</text:span></text:p>
              </text:list-item>
              <text:list-item>
                <text:p><text:span text:style-name="T96">Proposition d’une classe utilitaire </text:span><text:span text:style-name="T105">ChunkingStreamTasklet</text:span></text:p>
              </text:list-item>
              <text:list-item>
                <text:p><text:span text:style-name="T96">2 choix pour gérer les transactions</text:span></text:p>
              </text:list-item>
              <text:list-item>
                <text:p><text:span text:style-name="T96">A modifier pour intégrer la parallélisation</text:span></text:p>
              </text:list-item>
              <text:list-item>
                <text:p><text:span text:style-name="T138">Attention !</text:span><text:span text:style-name="T96"> Aucune maintenance garantie </text:span></text:p>
              </text:list-item>
            </text:list>
            <text:p text:style-name="P19"><text:span text:style-name="T54"/></text:p>
            <text:p><text:span text:style-name="T96"/></text:p>
          </draw:text-box>
        </draw:frame>
        <presentation:notes draw:style-name="dp2">
          <draw:page-thumbnail draw:style-name="gr3" draw:layer="layout" svg:width="14.848cm" svg:height="11.136cm" svg:x="3.075cm" svg:y="2.257cm" draw:page-number="4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TP2 : Utilisation de Spring-Data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6.2cm" svg:x="1.601cm" svg:y="2.8cm" presentation:class="outline" presentation:user-transformed="true">
          <draw:text-box>
            <text:list text:style-name="L3">
              <text:list-header>
                <text:p text:style-name="P14"><text:span text:style-name="T4"/></text:p>
              </text:list-header>
              <text:list-item>
                <text:p text:style-name="P15"><text:span text:style-name="T4">Exercice 1 : Réaliser requête Spring-Data par convention de nommage</text:span></text:p>
                <text:list>
                  <text:list-item>
                    <text:list>
                      <text:list-item>
                        <text:p text:style-name="P14"><text:span text:style-name="T4">Créer l’interface EntrepriseRepository</text:span></text:p>
                      </text:list-item>
                      <text:list-item>
                        <text:p text:style-name="P14"><text:span text:style-name="T4">Ajouter une méthode permettant de récupérer une entreprise avec son siren ET sa dénomination (en une seule méthode)</text:span></text:p>
                      </text:list-item>
                      <text:list-item>
                        <text:p text:style-name="P14"><text:span text:style-name="T174">Modifier la classe de test </text:span><text:span text:style-name="T58">TP2RepositoryExo1Test </text:span><text:span text:style-name="T60">pour faire appel à cette méthode</text:span></text:p>
                      </text:list-item>
                    </text:list>
                  </text:list-item>
                </text:list>
              </text:list-item>
              <text:list-item>
                <text:p text:style-name="P15"><text:span text:style-name="T4">Exercice 2 : Utilisation @Query avec paramètre</text:span></text:p>
                <text:list>
                  <text:list-item>
                    <text:list>
                      <text:list-item>
                        <text:p text:style-name="P14"><text:span text:style-name="T4">Créer une méthode </text:span><text:span text:style-name="T175">findByEntrepriseWithAllEntreprises</text:span><text:span text:style-name="T4"> dans la classe </text:span><text:span text:style-name="T176">SousClasseRepository </text:span><text:span text:style-name="T4">qui renvoie une SousClasse contenant une entreprise donnée en paramètre, avec sa listes d’entreprises instanciées</text:span></text:p>
                      </text:list-item>
                      <text:list-item>
                        <text:p text:style-name="P14"><text:span text:style-name="T4">Modifier </text:span><text:span text:style-name="T58">TP2RepositoryExo2Test </text:span><text:span text:style-name="T4">pour appeler votre méthode et vérifiez en l’exécutant</text:span></text:p>
                      </text:list-item>
                    </text:list>
                  </text:list-item>
                </text:list>
              </text:list-item>
              <text:list-item>
                <text:p text:style-name="P15"><text:span text:style-name="T4">Exercice 3 : Traitement gros volume de données</text:span></text:p>
                <text:list>
                  <text:list-item>
                    <text:list>
                      <text:list-item>
                        <text:p text:style-name="P14"><text:span text:style-name="T4">Explication du batch : appliquer un redressement sur toutes les déclarations avec les coeffs entreprise et secteur</text:span></text:p>
                      </text:list-item>
                      <text:list-item>
                        <text:p text:style-name="P14"><text:span text:style-name="T174">Dans la classe DeclarationRepository, écrire la requête </text:span><text:span text:style-name="T175">findAllDeclarationWithEntrepriseWithSecteur</text:span><text:span text:style-name="T174"> permettant de récupérer toutes les déclarations avec leurs entreprises et leur secteurs instanciés</text:span></text:p>
                      </text:list-item>
                      <text:list-item>
                        <text:p text:style-name="P14"><text:span text:style-name="T174">Tester avec TP2RepositoryExo3Test</text:span></text:p>
                      </text:list-item>
                      <text:list-item>
                        <text:p text:style-name="P14"><text:span text:style-name="T174">Tester le batch avec </text:span><text:span text:style-name="T177">RedressementMontantDeclarationBatchTest</text:span></text:p>
                      </text:list-item>
                      <text:list-item>
                        <text:p text:style-name="P14"><text:span text:style-name="T174">Lancer le batch RedressementMontantDeclarationJob </text:span></text:p>
                      </text:list-item>
                      <text:list-item>
                        <text:p text:style-name="P14"><text:span text:style-name="T4">Noter le temps d’exécution de la requête</text:span></text:p>
                      </text:list-item>
                      <text:list-item>
                        <text:p text:style-name="P14"><text:span text:style-name="T4">Comment réduire ce temps ? Que pourrait-il se passer avec un jeu de données très volumineux ?</text:span></text:p>
                      </text:list-item>
                    </text:list>
                  </text:list-item>
                </text:list>
              </text:list-item>
              <text:list-item>
                <text:p text:style-name="P15"><text:span text:style-name="T4">Exercice 4 : Utiliser les Stream</text:span></text:p>
                <text:list>
                  <text:list-item>
                    <text:list>
                      <text:list-item>
                        <text:p text:style-name="P14"><text:span text:style-name="T4">Recopier la requête écrite à l’exercice 3 pour la méthode </text:span><text:span text:style-name="T175">streamAllDeclarationWithEntrepriseWithSecteur </text:span><text:span text:style-name="T4">qui elle renvoit un Stream et non une Collection</text:span></text:p>
                      </text:list-item>
                      <text:list-item>
                        <text:p text:style-name="P14"><text:span text:style-name="T4">Tester avec </text:span><text:span text:style-name="T58">TP2RepositoryExo4Test</text:span></text:p>
                      </text:list-item>
                      <text:list-item>
                        <text:p text:style-name="P14"><text:span text:style-name="T4">Lancer le batch RedressementMontantDeclarationStreamJob et constater le bon fonctionnement du batch</text:span></text:p>
                      </text:list-item>
                      <text:list-item>
                        <text:p text:style-name="P14"><text:span text:style-name="T174">Essayer de comprendre le fonctionnement de </text:span><text:span text:style-name="T58">ChunkingStreamTasklet </text:span><text:span text:style-name="T174">et sa mise en œuvre dans </text:span><text:span text:style-name="T4"><text:s/></text:span><text:span text:style-name="T58">RedressementMontantDeclarationConfig </text:span></text:p>
                      </text:list-item>
                      <text:list-item>
                        <text:p text:style-name="P14"><text:span text:style-name="T174">Tester le résultat du paramètre </text:span><text:span text:style-name="T178">newTransactionForEachChunk </text:span><text:span text:style-name="T4">sur les performances</text:span></text:p>
                      </text:list-item>
                    </text:list>
                  </text:list-item>
                </text:list>
              </text:list-item>
              <text:list-item>
                <text:p text:style-name="P15"><text:span text:style-name="T174">Point sur </text:span><text:span text:style-name="T179">@DynamicUpdate</text:span><text:span text:style-name="T4">, </text:span><text:span text:style-name="T179">@DynamicInsert</text:span><text:span text:style-name="T174">. Tester</text:span><text:span text:style-name="T4">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1" draw:layer="layout" svg:width="13.8cm" svg:height="4.086cm" svg:x="6.2cm" svg:y="9.5cm" presentation:class="outline" presentation:user-transformed="true">
          <draw:text-box>
            <text:list text:style-name="L3">
              <text:list-header>
                <text:p text:style-name="P10"><text:span text:style-name="T4">Le cache de second niveau</text:span></text:p>
                <text:p text:style-name="P10"><text:span text:style-name="T4">(L2C)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8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2 niveaux de cach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 text:style-name="P7"><text:span text:style-name="T96">Formation de base : on a vu le cache de 1</text:span><text:span text:style-name="T180">er</text:span><text:span text:style-name="T96"> niveau</text:span></text:p>
              </text:list-item>
              <text:list-item>
                <text:p text:style-name="P7"><text:span text:style-name="T96">Cache en vie pendant la durée de la transaction</text:span></text:p>
              </text:list-item>
              <text:list-item>
                <text:p text:style-name="P7"><text:span text:style-name="T111">Cache 1</text:span><text:span text:style-name="T181">er</text:span><text:span text:style-name="T111"> niveau c</text:span><text:span text:style-name="T96">ontenu dans l’objet </text:span><text:span text:style-name="T172">EntityManager</text:span></text:p>
              </text:list-item>
              <text:list-item>
                <text:p text:style-name="P7"><text:span text:style-name="T182">Existe un cache dit de 2</text:span><text:span text:style-name="T181">nd</text:span><text:span text:style-name="T183"> niveau persiste au-delà de la transaction</text:span></text:p>
              </text:list-item>
              <text:list-item>
                <text:p text:style-name="P7"><text:span text:style-name="T183">Cache 2</text:span><text:span text:style-name="T184">nd</text:span><text:span text:style-name="T183"> niveau contenu dans l’objet </text:span><text:span text:style-name="T185">EntityManagerFactory</text:span></text:p>
              </text:list-item>
            </text:list>
            <text:p text:style-name="P19"><text:span text:style-name="T54"/></text:p>
            <text:p><text:span text:style-name="T96"/></text:p>
          </draw:text-box>
        </draw:frame>
        <presentation:notes draw:style-name="dp2">
          <draw:page-thumbnail draw:style-name="gr3" draw:layer="layout" svg:width="14.848cm" svg:height="11.136cm" svg:x="3.075cm" svg:y="2.257cm" draw:page-number="4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0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>Schéma architectur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header>
                <text:p text:style-name="P7"><text:span text:style-name="T54"/></text:p>
              </text:list-header>
            </text:list>
            <text:p><text:span text:style-name="T96"/></text:p>
          </draw:text-box>
        </draw:frame>
        <draw:frame draw:style-name="gr2" draw:text-style-name="P4" draw:layer="layout" svg:width="23.853cm" svg:height="15.716cm" svg:x="1.747cm" svg:y="3.384cm">
          <draw:image xlink:href="Pictures/100000010000022A0000016DD4C12F0E28121E4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1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>Schéma workflow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header>
                <text:p text:style-name="P7"><text:span text:style-name="T54"/></text:p>
              </text:list-header>
            </text:list>
            <text:p><text:span text:style-name="T96"/></text:p>
          </draw:text-box>
        </draw:frame>
        <draw:frame draw:style-name="gr2" draw:text-style-name="P4" draw:layer="layout" svg:width="24.799cm" svg:height="8.4cm" svg:x="1.601cm" svg:y="6.4cm">
          <draw:image xlink:href="Pictures/1000000000000665000001A3D234A8645B738AE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1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2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>Princip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 text:style-name="P7"><text:span text:style-name="T111">M</text:span><text:span text:style-name="T96">ise dans une zone mémoire d’objet qui sont des instances de classe annotée </text:span><text:span text:style-name="T99">@Entity</text:span></text:p>
              </text:list-item>
              <text:list-item>
                <text:p text:style-name="P7"><text:span text:style-name="T96">Par défaut le cache reste en vie tant que le serveur tourne</text:span></text:p>
              </text:list-item>
              <text:list-item>
                <text:p text:style-name="P7"><text:span text:style-name="T96">Définition via annotation des entités et des associations qui seront mises en cache</text:span></text:p>
              </text:list-item>
              <text:list-item>
                <text:p text:style-name="P7"><text:span text:style-name="T96">Requiert l’utilisation d’un gestionnaire de cache extérieur à Hibernate (souvent EhCache)</text:span></text:p>
              </text:list-item>
              <text:list-item>
                <text:p text:style-name="P7"><text:span text:style-name="T96">Définition de la durée de vie des objets mis en cache par le gestionnaire, via fichier de conf XML</text:span></text:p>
              </text:list-item>
            </text:list>
            <text:p text:style-name="P19"><text:span text:style-name="T54"/></text:p>
            <text:p><text:span text:style-name="T96"/></text:p>
          </draw:text-box>
        </draw:frame>
        <presentation:notes draw:style-name="dp2">
          <draw:page-thumbnail draw:style-name="gr3" draw:layer="layout" svg:width="14.848cm" svg:height="11.136cm" svg:x="3.075cm" svg:y="2.257cm" draw:page-number="52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3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>Quelles données ?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96">Les données mise en cache doivent respectées certaines caractéristiques</text:span></text:p>
                <text:list>
                  <text:list-item>
                    <text:p text:style-name="P14"><text:span text:style-name="T96">Des données peu ou jamais modifiées</text:span></text:p>
                  </text:list-item>
                  <text:list-item>
                    <text:p text:style-name="P14"><text:span text:style-name="T96">Des données non-critiques</text:span></text:p>
                  </text:list-item>
                  <text:list-item>
                    <text:p text:style-name="P14"><text:span text:style-name="T96">Des données propres à l’application (pas de modification par des applis externes)</text:span></text:p>
                  </text:list-item>
                </text:list>
              </text:list-item>
              <text:list-item>
                <text:p text:style-name="P14"><text:span text:style-name="T96">On parle de « données de référence »</text:span></text:p>
              </text:list-item>
              <text:list-item>
                <text:p text:style-name="P14"><text:span text:style-name="T96">A l’Insee données </text:span><text:span text:style-name="T186">jamais</text:span><text:span text:style-name="T96"> modifiées sans redémarrage du serveur (cf diapo suivante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3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4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>Le problème des 3 couloir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96">A l’Insee, les applications sont installées sur 3 « couloirs »</text:span></text:p>
              </text:list-item>
              <text:list-item>
                <text:p text:style-name="P7"><text:span text:style-name="T96">Réplication de l’application sur 3 serveurs Tomcat avec répartition de la charge</text:span></text:p>
              </text:list-item>
              <text:list-item>
                <text:p text:style-name="P7"><text:span text:style-name="T96">Pas de solution de « cache partagée » par ces 3 couloirs mise en œuvre aujourd’hui</text:span></text:p>
              </text:list-item>
              <text:list-item>
                <text:p text:style-name="P7"><text:span text:style-name="T96">Une modification d’une données en cache sur 1 serveur ne sera donc pas connue par les autres</text:span></text:p>
              </text:list-item>
              <text:list-item>
                <text:p text:style-name="P7"><text:span text:style-name="T96">⇒ <text:s/></text:span><text:span text:style-name="T96">Pas de modification possible des données de référence sans risque d’incohérenc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5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>Mise en place Hibernate version &lt; 5.3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11">Ajout d’une librairie de gestion du cache (cache provider)</text:span></text:p>
                <text:p text:style-name="P16"><text:span text:style-name="T187"><text:s text:c="16"/></text:span><text:span text:style-name="T187">&lt;</text:span><text:span text:style-name="T188">dependency</text:span><text:span text:style-name="T187">&gt;</text:span></text:p>
                <text:p text:style-name="P16"><text:span text:style-name="T187"><text:s text:c="19"/></text:span><text:span text:style-name="T187">&lt;</text:span><text:span text:style-name="T188">groupId</text:span><text:span text:style-name="T187">&gt;</text:span><text:span text:style-name="T189">org.hibernate</text:span><text:span text:style-name="T187">&lt;/</text:span><text:span text:style-name="T188">groupId</text:span><text:span text:style-name="T187">&gt;</text:span></text:p>
                <text:p text:style-name="P16"><text:span text:style-name="T187"><text:s text:c="19"/></text:span><text:span text:style-name="T187">&lt;</text:span><text:span text:style-name="T188">artifactId</text:span><text:span text:style-name="T187">&gt;</text:span><text:span text:style-name="T189">hibernate-ehcache</text:span><text:span text:style-name="T187">&lt;/</text:span><text:span text:style-name="T188">artifactId</text:span><text:span text:style-name="T187">&gt;</text:span></text:p>
                <text:p text:style-name="P16"><text:span text:style-name="T187"><text:s text:c="19"/></text:span><text:span text:style-name="T187">&lt;</text:span><text:span text:style-name="T188">version</text:span><text:span text:style-name="T187">&gt;</text:span><text:span text:style-name="T189">your_hibernate_version</text:span><text:span text:style-name="T187">&lt;/</text:span><text:span text:style-name="T188">version</text:span><text:span text:style-name="T187">&gt;</text:span></text:p>
                <text:p text:style-name="P16"><text:span text:style-name="T187"><text:s text:c="16"/></text:span><text:span text:style-name="T187">&lt;/</text:span><text:span text:style-name="T188">dependency</text:span><text:span text:style-name="T187">&gt;</text:span></text:p>
              </text:list-item>
              <text:list-item>
                <text:p text:style-name="P7"><text:span text:style-name="T96">Properties config XML</text:span></text:p>
              </text:list-item>
            </text:list>
            <text:p text:style-name="P19"><text:span text:style-name="T190"><text:s text:c="12"/></text:span><text:span text:style-name="T191">&lt;</text:span><text:span text:style-name="T192">property</text:span><text:span text:style-name="T193"> </text:span><text:span text:style-name="T194">name</text:span><text:span text:style-name="T195">=</text:span><text:span text:style-name="T196">"hibernate.cache.region.factory_class"</text:span><text:span text:style-name="T193"> </text:span><text:span text:style-name="T194">value</text:span><text:span text:style-name="T195">=</text:span><text:span text:style-name="T196">"ehcache"</text:span><text:span text:style-name="T187">/&gt;</text:span></text:p>
            <text:list text:continue-numbering="true" text:style-name="L3">
              <text:list-item>
                <text:p text:style-name="P7"><text:span text:style-name="T96">En mode Spring-Boot</text:span></text:p>
                <text:list>
                  <text:list-item>
                    <text:list>
                      <text:list-header>
                        <text:p text:style-name="P14"><text:span text:style-name="T197">spring.jpa.properties.hibernate.cache.region.factory_class=</text:span><text:span text:style-name="T198">ehcache</text:span></text:p>
                      </text:list-header>
                    </text:list>
                  </text:list-item>
                </text:list>
              </text:list-item>
              <text:list-item>
                <text:p text:style-name="P7"><text:span text:style-name="T96">Config sur le tag : « EhCache 2 »</text:span></text:p>
                <text:list>
                  <text:list-item>
                    <text:list>
                      <text:list-header>
                        <text:p text:style-name="P14"><text:span text:style-name="T199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6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>Mise en place Hibernate version &gt;= 5.3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11">Implémentation JSR 107 aka JCache</text:span></text:p>
              </text:list-item>
              <text:list-item>
                <text:p text:style-name="P7"><text:span text:style-name="T111">Ajout d’une librairie de gestion du cache (cache provider)</text:span></text:p>
                <text:p text:style-name="P16"><text:span text:style-name="T187"><text:s text:c="16"/></text:span><text:span text:style-name="T187">&lt;</text:span><text:span text:style-name="T188">dependency</text:span><text:span text:style-name="T187">&gt;</text:span></text:p>
                <text:p text:style-name="P16"><text:span text:style-name="T187"><text:s text:c="19"/></text:span><text:span text:style-name="T187">&lt;</text:span><text:span text:style-name="T188">groupId</text:span><text:span text:style-name="T187">&gt;</text:span><text:span text:style-name="T189">org.hibernate</text:span><text:span text:style-name="T187">&lt;/</text:span><text:span text:style-name="T188">groupId</text:span><text:span text:style-name="T187">&gt;</text:span></text:p>
                <text:p text:style-name="P16"><text:span text:style-name="T187"><text:s text:c="19"/></text:span><text:span text:style-name="T187">&lt;</text:span><text:span text:style-name="T188">artifactId</text:span><text:span text:style-name="T187">&gt;</text:span><text:span text:style-name="T189">hibernate-jcache</text:span><text:span text:style-name="T187">&lt;/</text:span><text:span text:style-name="T188">artifactId</text:span><text:span text:style-name="T187">&gt;</text:span></text:p>
                <text:p text:style-name="P16"><text:span text:style-name="T187"><text:s text:c="19"/></text:span><text:span text:style-name="T187">&lt;</text:span><text:span text:style-name="T188">version</text:span><text:span text:style-name="T187">&gt;</text:span><text:span text:style-name="T189">your_hibernate_version</text:span><text:span text:style-name="T187">&lt;/</text:span><text:span text:style-name="T188">version</text:span><text:span text:style-name="T187">&gt;</text:span></text:p>
                <text:p text:style-name="P16"><text:span text:style-name="T187"><text:s text:c="16"/></text:span><text:span text:style-name="T187">&lt;/</text:span><text:span text:style-name="T188">dependency</text:span><text:span text:style-name="T187">&gt;</text:span></text:p>
                <text:p text:style-name="P16"><text:span text:style-name="T187"><text:s text:c="16"/></text:span><text:span text:style-name="T187">&lt;</text:span><text:span text:style-name="T188">dependency</text:span><text:span text:style-name="T187">&gt;</text:span></text:p>
                <text:p text:style-name="P16"><text:span text:style-name="T187"><text:s text:c="19"/></text:span><text:span text:style-name="T187">&lt;</text:span><text:span text:style-name="T188">groupId</text:span><text:span text:style-name="T187">&gt;</text:span><text:span text:style-name="T189">org.ehcache</text:span><text:span text:style-name="T187">&lt;/</text:span><text:span text:style-name="T188">groupId</text:span><text:span text:style-name="T187">&gt;</text:span></text:p>
                <text:p text:style-name="P16"><text:span text:style-name="T187"><text:s text:c="19"/></text:span><text:span text:style-name="T187">&lt;</text:span><text:span text:style-name="T188">artifactId</text:span><text:span text:style-name="T187">&gt;</text:span><text:span text:style-name="T189">ehcache</text:span><text:span text:style-name="T187">&lt;/</text:span><text:span text:style-name="T188">artifactId</text:span><text:span text:style-name="T187">&gt;</text:span></text:p>
                <text:p text:style-name="P16"><text:span text:style-name="T187"><text:s text:c="16"/></text:span><text:span text:style-name="T187">&lt;/</text:span><text:span text:style-name="T188">dependency</text:span><text:span text:style-name="T187">&gt;</text:span></text:p>
              </text:list-item>
              <text:list-item>
                <text:p text:style-name="P7"><text:span text:style-name="T96">Properties (format Spring Boot, sinon cf diapo prec)</text:span></text:p>
                <text:p text:style-name="P7"><text:span text:style-name="T200">spring.jpa.properties.hibernate.cache.region.factory_class=</text:span><text:span text:style-name="T201">jcache</text:span></text:p>
                <text:p text:style-name="P16"><text:span text:style-name="T202">spring.jpa.properties.hibernate.javax.cache.provider=</text:span><text:span text:style-name="T203">org.ehcache.jsr107.EhcacheCachingProvider</text:span></text:p>
                <text:p text:style-name="P16"><text:span text:style-name="T202">spring.jpa.properties.hibernate.javax.cache.uri=</text:span><text:span text:style-name="T203">ehcache.xml</text:span></text:p>
                <text:list>
                  <text:list-item>
                    <text:list>
                      <text:list-header>
                        <text:p text:style-name="P14"><text:span text:style-name="T198"/></text:p>
                      </text:list-header>
                    </text:list>
                  </text:list-item>
                </text:list>
                <text:p text:style-name="P16"><text:span text:style-name="T204"/></text:p>
                <text:list>
                  <text:list-item>
                    <text:list>
                      <text:list-header>
                        <text:p text:style-name="P14"><text:span text:style-name="T205"/></text:p>
                      </text:list-header>
                    </text:list>
                  </text:list-item>
                </text:list>
              </text:list-item>
            </text:list>
            <text:p text:style-name="P33"><text:span text:style-name="T204"/></text:p>
          </draw:text-box>
        </draw:frame>
        <presentation:notes draw:style-name="dp2">
          <draw:page-thumbnail draw:style-name="gr3" draw:layer="layout" svg:width="14.848cm" svg:height="11.136cm" svg:x="3.075cm" svg:y="2.257cm" draw:page-number="5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7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06">Mise en place 2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11">Positionnement des paramètres Spring- Boot/Jpa</text:span></text:p>
                <text:p text:style-name="P16"><text:span text:style-name="T197">spring.jpa.properties.javax.persistence.sharedCache.mode=</text:span><text:span text:style-name="T198">ENABLE_SELECTIVE</text:span></text:p>
                <text:p text:style-name="P16"><text:span text:style-name="T197">spring.jpa.properties.hibernate.cache.use_second_level_cache=</text:span><text:span text:style-name="T198">true</text:span></text:p>
                <text:p text:style-name="P16"><text:span text:style-name="T197">spring.jpa.properties.hibernate.cache.use_query_cache=</text:span><text:span text:style-name="T198">true</text:span></text:p>
              </text:list-item>
              <text:list-item>
                <text:p text:style-name="P7"><text:span text:style-name="T111">Création d’un fichier ehcache.xml dans resources</text:span></text:p>
              </text:list-item>
              <text:list-item>
                <text:p text:style-name="P7"><text:span text:style-name="T111">Plusieurs schéma selon version utilisée</text:span></text:p>
              </text:list-item>
              <text:list-item>
                <text:p text:style-name="P7"><text:span text:style-name="T111">Dans la suite Ehcache 3 avec hibernate ≥ 5.3</text:span></text:p>
              </text:list-item>
            </text:list>
            <text:p text:style-name="P19"><text:span text:style-name="T199"/></text:p>
          </draw:text-box>
        </draw:frame>
        <presentation:notes draw:style-name="dp2">
          <draw:page-thumbnail draw:style-name="gr3" draw:layer="layout" svg:width="14.848cm" svg:height="11.136cm" svg:x="3.075cm" svg:y="2.257cm" draw:page-number="5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8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06">Annotation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11">Utilisation des annotations hibernate + Jcache conseillée</text:span></text:p>
              </text:list-item>
              <text:list-item>
                <text:p text:style-name="P7"><text:span text:style-name="T111">On définit classe par classe les entités à mettre en cache :</text:span></text:p>
                <text:p text:style-name="P16"><text:span text:style-name="T207">@Entity</text:span></text:p>
                <text:p text:style-name="P16"><text:span text:style-name="T207">@Cacheable</text:span></text:p>
                <text:p text:style-name="P16"><text:span text:style-name="T208">@</text:span><text:span text:style-name="T209">org.hibernate.annotations.</text:span><text:span text:style-name="T208">Cache</text:span><text:span text:style-name="T210">(</text:span><text:span text:style-name="T211">region</text:span><text:span text:style-name="T212"> </text:span><text:span text:style-name="T213">=</text:span><text:span text:style-name="T212"> </text:span><text:span text:style-name="T214">"nomenclature"</text:span><text:span text:style-name="T213">,</text:span><text:span text:style-name="T212"> </text:span><text:span text:style-name="T211">usage</text:span><text:span text:style-name="T212"> </text:span><text:span text:style-name="T213">=</text:span><text:span text:style-name="T212"> </text:span><text:span text:style-name="T32">CacheConcurrencyStrategy</text:span><text:span text:style-name="T213">.</text:span><text:span text:style-name="T34">READ_ONLY</text:span><text:span text:style-name="T210">)</text:span></text:p>
                <text:p text:style-name="P16"><text:span text:style-name="T215">public</text:span><text:span text:style-name="T212"> </text:span><text:span text:style-name="T215">abstract</text:span><text:span text:style-name="T212"> </text:span><text:span text:style-name="T215">class</text:span><text:span text:style-name="T212"> </text:span><text:span text:style-name="T216">EntiteAMettreEnCache</text:span><text:span text:style-name="T212"> {…</text:span><text:span text:style-name="T209">}</text:span></text:p>
              </text:list-item>
              <text:list-item>
                <text:p text:style-name="P7"><text:span text:style-name="T111">On spécifie une « région » du cache qu’on pourra configurer via XML (cf diapo 56)</text:span></text:p>
              </text:list-item>
            </text:list>
            <text:p text:style-name="P19"><text:span text:style-name="T207"/></text:p>
          </draw:text-box>
        </draw:frame>
        <presentation:notes draw:style-name="dp2">
          <draw:page-thumbnail draw:style-name="gr3" draw:layer="layout" svg:width="14.848cm" svg:height="11.136cm" svg:x="3.075cm" svg:y="2.257cm" draw:page-number="5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9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06">Annotation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11">On choisit la stratégie de mise en cache parmi : NONE, READ_ONLY, READ_WRITE…</text:span></text:p>
              </text:list-item>
              <text:list-item>
                <text:p text:style-name="P7"><text:span text:style-name="T111">A l’Insee on est contraint par les 3 couloirs à utiliser la stratégie READ_ONLY</text:span></text:p>
              </text:list-item>
              <text:list-item>
                <text:p text:style-name="P7"><text:span text:style-name="T111">Attention : en cas d’héritage l’annotation doit se positionner seulement sur la classe mère (entité la plus élevée dans la hiérarchie)</text:span></text:p>
              </text:list-item>
              <text:list-item>
                <text:p text:style-name="P7"><text:span text:style-name="T111">Possibilité de désactiver les annotations dans les classes fill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0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06">Mise en cache des associations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11">Par défaut tous les attributs de type collection ne sont pas mis en cache</text:span></text:p>
              </text:list-item>
              <text:list-item>
                <text:p text:style-name="P7"><text:span text:style-name="T111">Pour les attributs @*ToOne, seul l’identifiant est conservé</text:span></text:p>
              </text:list-item>
              <text:list-item>
                <text:p text:style-name="P7"><text:span text:style-name="T111">Pour les associations, possibilité de mise en cache via annotations hibernate :</text:span></text:p>
              </text:list-item>
            </text:list>
            <text:p text:style-name="P19"><text:span text:style-name="T217">@</text:span><text:span text:style-name="T200">org.hibernate.annotations.</text:span><text:span text:style-name="T217">Cache</text:span><text:span text:style-name="T200">(</text:span><text:span text:style-name="T218">usage</text:span><text:span text:style-name="T84"> </text:span><text:span text:style-name="T90">=</text:span><text:span text:style-name="T84"> </text:span><text:span text:style-name="T219">CacheConcurrencyStrategy</text:span><text:span text:style-name="T90">.</text:span><text:span text:style-name="T220">READ_ONLY</text:span><text:span text:style-name="T200">)</text:span></text:p>
            <text:p text:style-name="P19"><text:span text:style-name="T221">@Setter</text:span><text:span text:style-name="T222">(</text:span><text:span text:style-name="T218">value</text:span><text:span text:style-name="T84"> </text:span><text:span text:style-name="T90">=</text:span><text:span text:style-name="T84"> </text:span><text:span text:style-name="T219">AccessLevel</text:span><text:span text:style-name="T90">.</text:span><text:span text:style-name="T220">NONE</text:span><text:span text:style-name="T222">)</text:span></text:p>
            <text:p text:style-name="P19"><text:span text:style-name="T221">@OneToMany</text:span><text:span text:style-name="T222">(</text:span><text:span text:style-name="T218">mappedBy</text:span><text:span text:style-name="T84"> </text:span><text:span text:style-name="T90">=</text:span><text:span text:style-name="T84"> </text:span><text:span text:style-name="T223">"section"</text:span><text:span text:style-name="T90">,</text:span><text:span text:style-name="T84"> </text:span><text:span text:style-name="T218">cascade</text:span><text:span text:style-name="T84"> </text:span><text:span text:style-name="T90">=</text:span><text:span text:style-name="T84"> </text:span><text:span text:style-name="T219">CascadeType</text:span><text:span text:style-name="T90">.</text:span><text:span text:style-name="T220">ALL</text:span><text:span text:style-name="T222">)</text:span></text:p>
            <text:p text:style-name="P19"><text:span text:style-name="T83">private</text:span><text:span text:style-name="T84"> </text:span><text:span text:style-name="T85">Set</text:span><text:span text:style-name="T90">&lt;</text:span><text:span text:style-name="T86">Division</text:span><text:span text:style-name="T90">&gt;</text:span><text:span text:style-name="T84"> </text:span><text:span text:style-name="T224">divisions</text:span><text:span text:style-name="T84"> </text:span><text:span text:style-name="T90">=</text:span><text:span text:style-name="T84"> </text:span><text:span text:style-name="T83">new</text:span><text:span text:style-name="T84"> </text:span><text:span text:style-name="T225">HashSet</text:span><text:span text:style-name="T90">&lt;</text:span><text:span text:style-name="T86">Division</text:span><text:span text:style-name="T90">&gt;</text:span><text:span text:style-name="T222">()</text:span><text:span text:style-name="T90">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1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06">Test sur le cache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11">Pour s’assurer qu’une instance d’entité est bien contenue dans le cache, on passe par l’EntityManagerFactory</text:span></text:p>
              </text:list-item>
              <text:list-item>
                <text:p text:style-name="P7"><text:span text:style-name="T111">Ex :</text:span></text:p>
                <text:p text:style-name="P16"><text:span text:style-name="T226">entityManagerFactory</text:span><text:span text:style-name="T82">.</text:span><text:span text:style-name="T227">getCache</text:span><text:span text:style-name="T228">().</text:span><text:span text:style-name="T227">contains</text:span><text:span text:style-name="T228">(</text:span><text:span text:style-name="T80">Section</text:span><text:span text:style-name="T82">.</text:span><text:span text:style-name="T74">class</text:span><text:span text:style-name="T82">,</text:span><text:span text:style-name="T75"> </text:span><text:span text:style-name="T229">1</text:span><text:span text:style-name="T228">)</text:span></text:p>
                <text:p text:style-name="P16"><text:span text:style-name="T228"><text:s text:c="5"/></text:span><text:span text:style-name="T228"><text:tab/></text:span><text:span text:style-name="T228"><text:tab/></text:span><text:span text:style-name="T228"><text:tab/></text:span><text:span text:style-name="T228"><text:tab/></text:span><text:span text:style-name="T228">→ </text:span><text:span text:style-name="T228">Renvoie true ou false</text:span></text:p>
              </text:list-item>
              <text:list-item>
                <text:p text:style-name="P7"><text:span text:style-name="T111">Attention : sur internet on conseille de passer par la classe CachingProvider → mauvais raccord avec le L2C JPA</text:span></text:p>
              </text:list-item>
              <text:list-item>
                <text:p text:style-name="P7"><text:span text:style-name="T111">On peut aussi vérifier via un compteur de requêtes (cf NomenclatureCacheSecondNiveauTest.testAssociationSectionDivisionCache() )</text:span></text:p>
              </text:list-item>
            </text:list>
            <text:p text:style-name="P19"><text:span text:style-name="T228"/></text:p>
          </draw:text-box>
        </draw:frame>
        <presentation:notes draw:style-name="dp2">
          <draw:page-thumbnail draw:style-name="gr3" draw:layer="layout" svg:width="14.848cm" svg:height="11.136cm" svg:x="3.075cm" svg:y="2.257cm" draw:page-number="61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2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06">Configuration des régions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5.4cm" svg:x="1.4cm" svg:y="3.2cm" presentation:class="outline" presentation:user-transformed="true">
          <draw:text-box>
            <text:list text:style-name="L3">
              <text:list-item>
                <text:p text:style-name="P7"><text:span text:style-name="T111">EhCache permet une configuration fine de la gestion des données en cache</text:span></text:p>
              </text:list-item>
              <text:list-item>
                <text:p text:style-name="P7"><text:span text:style-name="T111">Définition de « regions » avec des propriétés dans le fichier ehcache.xml</text:span></text:p>
              </text:list-item>
              <text:list-item>
                <text:p text:style-name="P7"><text:span text:style-name="T111">Ex : </text:span></text:p>
                <text:p text:style-name="P16"><text:span text:style-name="T230">&lt;</text:span><text:span text:style-name="T231">config</text:span><text:span text:style-name="T230">&gt;</text:span></text:p>
                <text:p text:style-name="P16"><text:span text:style-name="T230"><text:s text:c="4"/></text:span><text:span text:style-name="T230">&lt;</text:span><text:span text:style-name="T232">cache</text:span><text:span text:style-name="T233"> </text:span><text:span text:style-name="T225">alias</text:span><text:span text:style-name="T234">=</text:span><text:span text:style-name="T235">"nomenclature"</text:span><text:span text:style-name="T230">&gt;</text:span></text:p>
                <text:p text:style-name="P16"><text:span text:style-name="T230"><text:s text:c="6"/></text:span><text:span text:style-name="T230">&lt;</text:span><text:span text:style-name="T232">expiry</text:span><text:span text:style-name="T230">&gt;</text:span></text:p>
                <text:p text:style-name="P16"><text:span text:style-name="T230"><text:s text:c="8"/></text:span><text:span text:style-name="T230">&lt;</text:span><text:span text:style-name="T232">tti</text:span><text:span text:style-name="T233"> </text:span><text:span text:style-name="T225">unit</text:span><text:span text:style-name="T234">=</text:span><text:span text:style-name="T235">"seconds"</text:span><text:span text:style-name="T230">&gt;</text:span><text:span text:style-name="T200">300</text:span><text:span text:style-name="T230">&lt;/</text:span><text:span text:style-name="T232">tti</text:span><text:span text:style-name="T230">&gt; //Time To Idle : éviction avant dernière </text:span></text:p>
                <text:p text:style-name="P16"><text:span text:style-name="T230"><text:s text:c="6"/></text:span><text:span text:style-name="T230">&lt;/</text:span><text:span text:style-name="T232">expiry</text:span><text:span text:style-name="T230">&gt; <text:s text:c="21"/>// utilisation. Au choix avec ttl (time to live)</text:span></text:p>
                <text:p text:style-name="P16"><text:span text:style-name="T230"><text:s text:c="6"/></text:span><text:span text:style-name="T230">&lt;</text:span><text:span text:style-name="T232">heap</text:span><text:span text:style-name="T233"> </text:span><text:span text:style-name="T225">unit</text:span><text:span text:style-name="T234">=</text:span><text:span text:style-name="T235">"entries"</text:span><text:span text:style-name="T230">&gt;</text:span><text:span text:style-name="T200">100</text:span><text:span text:style-name="T230">&lt;/</text:span><text:span text:style-name="T232">heap</text:span><text:span text:style-name="T230">&gt; //Nombre d’éléments max mis en cache</text:span></text:p>
                <text:p text:style-name="P16"><text:span text:style-name="T230"><text:s text:c="4"/></text:span><text:span text:style-name="T230">&lt;/</text:span><text:span text:style-name="T232">cache</text:span><text:span text:style-name="T230">&gt;</text:span></text:p>
                <text:p text:style-name="P16"><text:span text:style-name="T230">&lt;/</text:span><text:span text:style-name="T232">config</text:span><text:span text:style-name="T230">&gt;</text:span></text:p>
              </text:list-item>
              <text:list-item>
                <text:p text:style-name="P7"><text:span text:style-name="T111">Eviter les attributs key-type, value-type pour l’utilisation du cache L2C</text:span></text:p>
              </text:list-item>
              <text:list-item>
                <text:p text:style-name="P7"><text:span text:style-name="T111">Possibilité de définir des « template » pour réutilisation, des stockages tier en cas de dépassement des limites avec off-heap etc.</text:span></text:p>
              </text:list-item>
              <text:list-item>
                <text:p text:style-name="P7"><text:span text:style-name="T111">Doc complète ici : </text:span><text:span text:style-name="T111"><text:a xlink:href="https://www.ehcache.org/documentation/3.10/examples.html#xml-with-107-extension" xlink:type="simple">https://www.ehcache.org/documentation/3.10/examples.html#xml-with-107-extension</text:a></text:span></text:p>
              </text:list-item>
              <text:list-item>
                <text:p text:style-name="P7"><text:span text:style-name="T236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2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3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06">Configuration des régions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5.4cm" svg:x="1.4cm" svg:y="3.2cm" presentation:class="outline" presentation:user-transformed="true">
          <draw:text-box>
            <text:list text:style-name="L3">
              <text:list-item>
                <text:p text:style-name="P7"><text:span text:style-name="T237">Attention !</text:span><text:span text:style-name="T111"> Bien dimensionner les régions </text:span></text:p>
              </text:list-item>
              <text:list-item>
                <text:p text:style-name="P7"><text:span text:style-name="T111">En cas de sous-dimensionnement, situation pire que sans cache de second niveau :</text:span></text:p>
                <text:list>
                  <text:list-item>
                    <text:list>
                      <text:list-header>
                        <text:p text:style-name="P14"><text:span text:style-name="T238">1 - Traitement pour vérifier la présence dans le cache</text:span></text:p>
                        <text:p text:style-name="P14"><text:span text:style-name="T238">2 – Si absence → Requête SQL</text:span></text:p>
                        <text:p text:style-name="P14"><text:span text:style-name="T238">3 - Éviction des anciennes données du cache</text:span></text:p>
                        <text:p text:style-name="P14"><text:span text:style-name="T238">4 - Ajout de nouvelles données dans le cache</text:span></text:p>
                      </text:list-header>
                    </text:list>
                  </text:list-item>
                </text:list>
              </text:list-item>
              <text:list-item>
                <text:p text:style-name="P7"><text:span text:style-name="T111">3 opérations en plus de la requête au lieu d’une seule</text:span></text:p>
              </text:list-item>
              <text:list-item>
                <text:p text:style-name="P7"><text:span text:style-name="T111">Le cache n’est efficace que si il permet l’économie de requêtes</text:span></text:p>
              </text:list-item>
              <text:list-item>
                <text:p text:style-name="P7"><text:span text:style-name="T111">Plutôt prévoir large pour être tranquille</text:span></text:p>
              </text:list-item>
              <text:list-item>
                <text:p text:style-name="P7"><text:span text:style-name="T111">Penser à demander une augmentation de la mémoire JVM si saturation</text:span></text:p>
                <text:list>
                  <text:list-item>
                    <text:list>
                      <text:list-header>
                        <text:p text:style-name="P14"><text:span text:style-name="T238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3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4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06">Query Cache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11">JPA/Hibernate offre la possibilité de mettre en cache le résultat de requête JPQL/HQL</text:span></text:p>
              </text:list-item>
              <text:list-item>
                <text:p text:style-name="P7"><text:span text:style-name="T111">Possibilité aussi avec Spring-Cache</text:span></text:p>
              </text:list-item>
              <text:list-item>
                <text:p text:style-name="P7"><text:span text:style-name="T111">La mise en cache précédente marche lorsqu’on récupère un objet par son identifiant</text:span></text:p>
              </text:list-item>
              <text:list-item>
                <text:p text:style-name="P7"><text:span text:style-name="T111">Possibilité de mettre en cache le résultat de requête portant sur des données de référence</text:span></text:p>
              </text:list-item>
              <text:list-item>
                <text:p text:style-name="P7"><text:span text:style-name="T111">La clef de stockage est la requête et les paramètres à chaque appel de la méthod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5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06">Query Cache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11">Possibilité en mode programmatique :</text:span></text:p>
                <text:p text:style-name="P16"><text:span text:style-name="T197">entity</text:span><text:span text:style-name="T239">.</text:span><text:span text:style-name="T240">createQuery</text:span><text:span text:style-name="T197">(</text:span><text:span text:style-name="T241">"..."</text:span><text:span text:style-name="T197">)</text:span></text:p>
                <text:p text:style-name="P16"><text:span text:style-name="T239">.</text:span><text:span text:style-name="T240">setParameter</text:span><text:span text:style-name="T197">(</text:span><text:span text:style-name="T241">"codeNaf"</text:span><text:span text:style-name="T239">,</text:span><text:span text:style-name="T242"> </text:span><text:span text:style-name="T241">"section1"</text:span><text:span text:style-name="T197">)</text:span></text:p>
                <text:p text:style-name="P16"><text:span text:style-name="T243">.</text:span><text:span text:style-name="T244">setHint</text:span><text:span text:style-name="T245">(</text:span><text:span text:style-name="T246">"org.hibernate.cacheable"</text:span><text:span text:style-name="T243">,</text:span><text:span text:style-name="T247"> </text:span><text:span text:style-name="T248">true</text:span><text:span text:style-name="T245">)</text:span></text:p>
              </text:list-item>
              <text:list-item>
                <text:p text:style-name="P7"><text:span text:style-name="T111">Possibilité avec des annotations, par ex en combinaison avec Spring-Data :</text:span></text:p>
                <text:p text:style-name="P16"><text:span text:style-name="T249">@QueryHints</text:span><text:span text:style-name="T250">(</text:span><text:span text:style-name="T249">@QueryHint</text:span><text:span text:style-name="T228">(</text:span><text:span text:style-name="T251">name</text:span><text:span text:style-name="T75"> </text:span><text:span text:style-name="T252">=</text:span><text:span text:style-name="T75"> org</text:span><text:span text:style-name="T82">.</text:span><text:span text:style-name="T75">hibernate</text:span><text:span text:style-name="T82">.</text:span><text:span text:style-name="T75">jpa</text:span><text:span text:style-name="T82">.</text:span><text:span text:style-name="T80">QueryHints</text:span><text:span text:style-name="T82">.</text:span><text:span text:style-name="T253">HINT_CACHEABLE</text:span><text:span text:style-name="T252">,</text:span><text:span text:style-name="T75"> </text:span><text:span text:style-name="T251">value</text:span><text:span text:style-name="T75"> </text:span><text:span text:style-name="T252">=</text:span><text:span text:style-name="T75"> </text:span><text:span text:style-name="T254">"true"</text:span><text:span text:style-name="T228">))</text:span></text:p>
                <text:p text:style-name="P16"><text:span text:style-name="T74">public</text:span><text:span text:style-name="T75"> </text:span><text:span text:style-name="T80">Optional</text:span><text:span text:style-name="T228">&lt;</text:span><text:span text:style-name="T78">Section</text:span><text:span text:style-name="T228">&gt;</text:span><text:span text:style-name="T75"> </text:span><text:span text:style-name="T79">findByCodeNaf</text:span><text:span text:style-name="T228">(</text:span><text:span text:style-name="T80">String</text:span><text:span text:style-name="T75"> </text:span><text:span text:style-name="T81">codeNaf</text:span><text:span text:style-name="T228">);</text:span></text:p>
              </text:list-item>
              <text:list-item>
                <text:p text:style-name="P7"><text:span text:style-name="T111">Par défaut les résultats sont stockés dans une région <text:s/>« default-query-results-region »</text:span></text:p>
              </text:list-item>
              <text:list-item>
                <text:p text:style-name="P7"><text:span text:style-name="T111">Possibilité de définir la région du cache à utiliser avec QueryHints.HINT_CACHE_REGION. Ex :</text:span></text:p>
              </text:list-item>
            </text:list>
            <text:p text:style-name="P19"><text:span text:style-name="T249">@QueryHints</text:span><text:span text:style-name="T252">({ </text:span><text:span text:style-name="T249">@QueryHint</text:span><text:span text:style-name="T252">(</text:span><text:span text:style-name="T251">name</text:span><text:span text:style-name="T75"> </text:span><text:span text:style-name="T252">=</text:span><text:span text:style-name="T75"> org</text:span><text:span text:style-name="T82">.</text:span><text:span text:style-name="T75">hibernate</text:span><text:span text:style-name="T82">.</text:span><text:span text:style-name="T75">jpa</text:span><text:span text:style-name="T82">.</text:span><text:span text:style-name="T80">QueryHints</text:span><text:span text:style-name="T82">.</text:span><text:span text:style-name="T253">HINT_CACHEABLE</text:span><text:span text:style-name="T252">,</text:span><text:span text:style-name="T75"> </text:span><text:span text:style-name="T251">value</text:span><text:span text:style-name="T75"> </text:span><text:span text:style-name="T252">=</text:span><text:span text:style-name="T75"> </text:span><text:span text:style-name="T254">"true"</text:span><text:span text:style-name="T252">),</text:span></text:p>
            <text:p text:style-name="P19"><text:span text:style-name="T249">@QueryHint</text:span><text:span text:style-name="T252">(</text:span><text:span text:style-name="T251">name</text:span><text:span text:style-name="T75"> </text:span><text:span text:style-name="T252">=</text:span><text:span text:style-name="T75"> org</text:span><text:span text:style-name="T82">.</text:span><text:span text:style-name="T75">hibernate</text:span><text:span text:style-name="T82">.</text:span><text:span text:style-name="T75">jpa</text:span><text:span text:style-name="T82">.</text:span><text:span text:style-name="T80">QueryHints</text:span><text:span text:style-name="T82">.</text:span><text:span text:style-name="T253">HINT_CACHE_REGION</text:span><text:span text:style-name="T252">,</text:span><text:span text:style-name="T75"> </text:span><text:span text:style-name="T251">value</text:span><text:span text:style-name="T75"> </text:span><text:span text:style-name="T252">=</text:span><text:span text:style-name="T75"> </text:span><text:span text:style-name="T254">"section_query"</text:span><text:span text:style-name="T252">) })</text:span></text:p>
            <text:p text:style-name="P19"><text:span text:style-name="T74">public</text:span><text:span text:style-name="T75"> </text:span><text:span text:style-name="T76">List</text:span><text:span text:style-name="T252">&lt;</text:span><text:span text:style-name="T78">Section</text:span><text:span text:style-name="T252">&gt;</text:span><text:span text:style-name="T75"> </text:span><text:span text:style-name="T79">findAll</text:span><text:span text:style-name="T252">();</text:span></text:p>
            <text:list text:continue-numbering="true" text:style-name="L3">
              <text:list-item>
                <text:p text:style-name="P7"><text:span text:style-name="T111">Avec Spring-Data, possibilité de mettre en cache les méthodes CRUD du repository en surchargeant :</text:span></text:p>
              </text:list-item>
            </text:list>
            <text:p text:style-name="P19"><text:span text:style-name="T249">@QueryHints</text:span><text:span text:style-name="T228">(</text:span><text:span text:style-name="T249">@QueryHint</text:span><text:span text:style-name="T228">(</text:span><text:span text:style-name="T251">name</text:span><text:span text:style-name="T75"> </text:span><text:span text:style-name="T252">= </text:span><text:span text:style-name="T75">org</text:span><text:span text:style-name="T82">.</text:span><text:span text:style-name="T75">hibernate</text:span><text:span text:style-name="T82">.</text:span><text:span text:style-name="T75">jpa</text:span><text:span text:style-name="T82">.</text:span><text:span text:style-name="T80">QueryHints</text:span><text:span text:style-name="T82">.</text:span><text:span text:style-name="T253">HINT_CACHEABLE</text:span><text:span text:style-name="T252">,</text:span><text:span text:style-name="T75"> </text:span><text:span text:style-name="T251">value</text:span><text:span text:style-name="T75"> </text:span><text:span text:style-name="T252">= </text:span><text:span text:style-name="T254">"true"</text:span><text:span text:style-name="T228">))</text:span></text:p>
            <text:p text:style-name="P19"><text:span text:style-name="T74">public</text:span><text:span text:style-name="T75"> </text:span><text:span text:style-name="T76">List</text:span><text:span text:style-name="T228">&lt;</text:span><text:span text:style-name="T78">Section</text:span><text:span text:style-name="T228">&gt;</text:span><text:span text:style-name="T75"> </text:span><text:span text:style-name="T79">findAll</text:span><text:span text:style-name="T228">();</text:span></text:p>
            <text:p text:style-name="P19"><text:span text:style-name="T255"/></text:p>
          </draw:text-box>
        </draw:frame>
        <presentation:notes draw:style-name="dp2">
          <draw:page-thumbnail draw:style-name="gr3" draw:layer="layout" svg:width="14.848cm" svg:height="11.136cm" svg:x="3.075cm" svg:y="2.257cm" draw:page-number="6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6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>
          <draw:text-box>
            <text:p>TP3 : Mise en place du L2C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6.2cm" svg:x="1.601cm" svg:y="2.8cm" presentation:class="outline" presentation:user-transformed="true">
          <draw:text-box>
            <text:list text:style-name="L3">
              <text:list-header>
                <text:p text:style-name="P14"/>
              </text:list-header>
              <text:list-item>
                <text:p text:style-name="P15"><text:span text:style-name="T4">Exercice 1 :</text:span></text:p>
                <text:list>
                  <text:list-item>
                    <text:list>
                      <text:list-item>
                        <text:p text:style-name="P14"><text:span text:style-name="T4">Analyser le fonctionnement du batch de Calcul des Indices (utilisation des Streams, Writer-update etc)</text:span></text:p>
                      </text:list-item>
                      <text:list-item>
                        <text:p text:style-name="P14"><text:span text:style-name="T4">Exécuter le batch et noter les performances sur les premiers milliers d’items traités</text:span></text:p>
                      </text:list-item>
                      <text:list-item>
                        <text:p text:style-name="P14"><text:span text:style-name="T4">Placer des points d’arrêts et regarder les requêtes qui sont générées à chaque item</text:span></text:p>
                      </text:list-item>
                      <text:list-item>
                        <text:p text:style-name="P14"><text:span text:style-name="T4">Quelles classes pouvons-nous envisager de mettre en cache de 2nd niveau et pourquoi ?</text:span></text:p>
                      </text:list-item>
                    </text:list>
                  </text:list-item>
                </text:list>
              </text:list-item>
              <text:list-item>
                <text:p text:style-name="P14"><text:span text:style-name="T4">Exercice 2 :</text:span></text:p>
                <text:list>
                  <text:list-item>
                    <text:list>
                      <text:list-item>
                        <text:p text:style-name="P14"><text:span text:style-name="T4">Modifier le fichier de properties pour activer le cache de second niveau</text:span></text:p>
                      </text:list-item>
                      <text:list-item>
                        <text:p text:style-name="P14"><text:span text:style-name="T4">Positionner les annotations sur les classes adéquates</text:span></text:p>
                      </text:list-item>
                      <text:list-item>
                        <text:p text:style-name="P14"><text:span text:style-name="T4">Positionner les annotations sur les associations</text:span></text:p>
                      </text:list-item>
                      <text:list-item>
                        <text:p text:style-name="P23"><text:span text:style-name="T4">Positionner les annotations dans les repositories pour le cache de requêtes</text:span></text:p>
                      </text:list-item>
                      <text:list-item>
                        <text:p text:style-name="P23"><text:span text:style-name="T4">Remplir le fichier de configuration ehcache.xml</text:span></text:p>
                      </text:list-item>
                      <text:list-item>
                        <text:p text:style-name="P14"><text:span text:style-name="T4">Tester avec </text:span><text:span text:style-name="T58">TP3NomenclatureCacheSecondNiveauTest</text:span></text:p>
                      </text:list-item>
                    </text:list>
                  </text:list-item>
                </text:list>
              </text:list-item>
              <text:list-item>
                <text:p text:style-name="P14"><text:span text:style-name="T4">Exercice 3 : </text:span></text:p>
                <text:list>
                  <text:list-item>
                    <text:list>
                      <text:list-item>
                        <text:p text:style-name="P14"><text:span text:style-name="T4">Relancer le batch avec des points d’arrêts</text:span></text:p>
                      </text:list-item>
                      <text:list-item>
                        <text:p text:style-name="P14"><text:span text:style-name="T4">Observer l’évolution du nombre de requêtes générées</text:span></text:p>
                      </text:list-item>
                      <text:list-item>
                        <text:p text:style-name="P14"><text:span text:style-name="T4">Relancer sans point d’arrêt</text:span></text:p>
                      </text:list-item>
                      <text:list-item>
                        <text:p text:style-name="P14"><text:span text:style-name="T4">Noter l’évolution des performances</text:span></text:p>
                      </text:list-item>
                      <text:list-item>
                        <text:p text:style-name="P14"><text:span text:style-name="T4">Proposez des améliorations <text:s/>éventuelle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7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06">Eclipse Memory Analyzer Tool (MAT)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6cm" svg:x="1.201cm" svg:y="2cm" presentation:class="outline" presentation:user-transformed="true">
          <draw:text-box>
            <text:list text:style-name="L3">
              <text:list-header>
                <text:p text:style-name="P7"><text:span text:style-name="T256"/></text:p>
              </text:list-header>
              <text:list-item>
                <text:p text:style-name="P7"><text:span text:style-name="T256">Outil d’analyse de la mémoire </text:span></text:p>
              </text:list-item>
              <text:list-item>
                <text:p text:style-name="P7"><text:span text:style-name="T256">Réalisation d’un dump via Jvisual VM</text:span></text:p>
              </text:list-item>
              <text:list-item>
                <text:p text:style-name="P7"><text:span text:style-name="T256">Chargement dans Eclipse MAT</text:span></text:p>
              </text:list-item>
              <text:list-item>
                <text:p text:style-name="P7"><text:span text:style-name="T256">Privilégier la version stand-alone</text:span></text:p>
              </text:list-item>
              <text:list-item>
                <text:p text:style-name="P7"><text:span text:style-name="T256">De nombreuses fonctionnalités, graphiques, synthèse…</text:span></text:p>
              </text:list-item>
              <text:list-item>
                <text:p text:style-name="P7"><text:span text:style-name="T256">Outil de requête « OQL » pour interroger la mémoire</text:span></text:p>
                <text:p text:style-name="P7"><text:span text:style-name="T256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8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06">Eclipse Memory Analyzer Tool (MAT)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draw:style-name="gr2" draw:text-style-name="P4" draw:layer="layout" svg:width="25.4cm" svg:height="15cm" svg:x="1cm" svg:y="3.4cm">
          <draw:image xlink:href="Pictures/1000000000000555000002D985854260F401D99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9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06">Eclipse Memory Analyzer Tool (MAT)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draw:style-name="gr2" draw:text-style-name="P4" draw:layer="layout" svg:width="25.8cm" svg:height="15.474cm" svg:x="1cm" svg:y="3.326cm">
          <draw:image xlink:href="Pictures/1000000000000555000002D3FC1376944137AA9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70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06">Eclipse Memory Analyzer Tool (MAT)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draw:style-name="gr2" draw:text-style-name="P4" draw:layer="layout" svg:width="26.8cm" svg:height="15.4cm" svg:x="0.6cm" svg:y="3.2cm">
          <draw:image xlink:href="Pictures/1000000000000555000002D554BA3DEE23E2C10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71" draw:style-name="dp3" draw:master-page-name="Modele_5f_Insee_5f_V42" presentation:presentation-page-layout-name="AL2T1" presentation:use-date-time-name="dtd1">
        <draw:frame presentation:style-name="pr7" draw:text-style-name="P1" draw:layer="layout" svg:width="26.6cm" svg:height="2.845cm" svg:x="1.4cm" svg:y="0.015cm" presentation:class="title" presentation:placeholder="true" presentation:user-transformed="true">
          <draw:text-box/>
        </draw:frame>
        <draw:frame presentation:style-name="pr8" draw:text-style-name="P1" draw:layer="layout" svg:width="20.8cm" svg:height="5.58cm" svg:x="4.6cm" svg:y="5.82cm" presentation:class="outline">
          <draw:text-box>
            <text:list text:style-name="L4">
              <text:list-item>
                <text:p>Merci de votre attention</text:p>
              </text:list-item>
              <text:list-item>
                <text:p/>
              </text:list-item>
              <text:list-item>
                <text:p>Avez-vous des questions ?</text:p>
              </text:list-item>
            </text:list>
          </draw:text-box>
        </draw:frame>
        <draw:frame draw:style-name="gr15" draw:text-style-name="P34" draw:layer="layout" svg:width="15cm" svg:height="6.293cm" svg:x="7.6cm" svg:y="13.8cm">
          <draw:text-box>
            <text:p><text:span text:style-name="T257">Prénom Nom</text:span><text:span text:style-name="T258"> </text:span><text:span text:style-name="T259">Philippe SABAA</text:span></text:p>
            <text:p><text:span text:style-name="T260">Mél : philippe.sabaa@insee.fr</text:span></text:p>
            <text:p><text:span text:style-name="T260"/></text:p>
            <text:p><text:span text:style-name="T260">Avec l’aide attentive de </text:span><text:span text:style-name="T261">Valentin Batard</text:span><text:span text:style-name="T260"> dans le rôle de la MOA</text:span></text:p>
            <text:p><text:span text:style-name="T260"/></text:p>
            <text:p text:style-name="P22"><text:span text:style-name="T262">Insee</text:span></text:p>
            <text:p text:style-name="P22"><text:span text:style-name="T263">Établissement : </text:span><text:span text:style-name="T264">CNI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1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adornments="Gras" style:font-family-generic="modern" style:font-pitch="variable"/>
    <style:font-face style:name="Arial1" svg:font-family="Arial" style:font-adornments="Normal" style:font-family-generic="swiss" style:font-pitch="variable"/>
    <style:font-face style:name="Arial2" svg:font-family="Arial" style:font-family-generic="swiss" style:font-pitch="variable"/>
    <style:font-face style:name="Arial3" svg:font-family="Arial" style:font-adornments="Gras" style:font-pitch="variable"/>
    <style:font-face style:name="Arial4" svg:font-family="Arial" style:font-adornments="Gras" style:font-family-generic="swiss" style:font-pitch="variable"/>
    <style:font-face style:name="Arial5" svg:font-family="Arial" style:font-family-generic="system" style:font-pitch="variable"/>
    <style:font-face style:name="Consolas" svg:font-family="Consolas" style:font-adornments="Gras" style:font-family-generic="modern" style:font-pitch="variable"/>
    <style:font-face style:name="Consolas1" svg:font-family="Consolas" style:font-family-generic="modern" style:font-pitch="fixed"/>
    <style:font-face style:name="Consolas2" svg:font-family="Consolas" style:font-adornments="Gras" style:font-family-generic="modern" style:font-pitch="fixed"/>
    <style:font-face style:name="Consolas3" svg:font-family="Consolas" style:font-adornments="Gras" style:font-pitch="variable"/>
    <style:font-face style:name="Consolas4" svg:font-family="Consolas" style:font-adornments="Gras"/>
    <style:font-face style:name="Consolas5" svg:font-family="Consolas"/>
    <style:font-face style:name="Consolas6" svg:font-family="Consolas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pitch="variable" style:font-charset="x-symbol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/>
    <style:font-face style:name="Liberation Serif3" svg:font-family="'Liberation Serif'" style:font-family-generic="roman" style:font-pitch="variable" style:font-charset="x-symbol"/>
    <style:font-face style:name="Liberation Serif4" svg:font-family="'Liberation Serif'" style:font-family-generic="modern" style:font-pitch="variable"/>
    <style:font-face style:name="Mangal" svg:font-family="Mangal" style:font-pitch="variable"/>
    <style:font-face style:name="Mangal1" svg:font-family="Mangal"/>
    <style:font-face style:name="Mangal2" svg:font-family="Mangal" style:font-family-generic="system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Segoe UI" svg:font-family="'Segoe UI'" style:font-family-generic="system" style:font-pitch="variable" style:font-charset="x-symbol"/>
    <style:font-face style:name="Segoe UI1" svg:font-family="'Segoe UI'" style:font-family-generic="system" style:font-pitch="variable"/>
    <style:font-face style:name="Segoe UI2" svg:font-family="'Segoe UI'" style:font-pitch="variable" style:font-charset="x-symbol"/>
    <style:font-face style:name="Segoe UI3" svg:font-family="'Segoe UI'" style:font-pitch="variable"/>
    <style:font-face style:name="Segoe UI4" svg:font-family="'Segoe UI'" style:font-family-generic="modern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0 20 20" svg:d="M0 20l10-20 10 20z"/>
    <draw:marker draw:name="Extrémités_20_de_20_flèche_20_3" draw:display-name="Extrémités de flèche 3" svg:viewBox="0 0 20 20" svg:d="M0 20l10-20 10 20z"/>
    <draw:marker draw:name="Extrémités_20_de_20_flèche_20_5" draw:display-name="Extrémités de flèche 5" svg:viewBox="0 0 20 20" svg:d="M0 20l10-20 10 20z"/>
    <draw:marker draw:name="Extrémités_20_de_20_flèche_20_6" draw:display-name="Extrémités de flèche 6" svg:viewBox="0 0 20 20" svg:d="M0 20l10-20 10 20z"/>
    <draw:marker draw:name="Extrémités_20_de_20_flèche_20_7" draw:display-name="Extrémités de flèche 7" svg:viewBox="0 0 20 20" svg:d="M0 20l10-20 10 20z"/>
    <draw:marker draw:name="Extrémités_20_de_20_flèche_20_8" draw:display-name="Extrémités de flèche 8" svg:viewBox="0 0 20 20" svg:d="M0 20l10-20 10 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2" fo:font-size="24pt" fo:language="fr" fo:country="FR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Mangal2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stroke-dash="Dashed_20__28_var_29__20_3" draw:fill="none"/>
      <style:text-properties fo:color="#000080" loext:opacity="100%" style:font-name="Arial1" fo:font-family="Arial" style:font-style-name="Normal" style:font-family-generic="swiss" style:font-pitch="variabl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igne_20_separation" style:display-name="Ligne separation" style:family="graphic" style:parent-style-name="standard">
      <style:graphic-properties draw:stroke-dash="Dashed_20__28_var_29__20_3" svg:stroke-width="0.16cm" svg:stroke-color="#ff6600" draw:marker-start-width="0.44cm" draw:marker-end-width="0.44cm"/>
    </style:style>
    <style:style style:name="Normal" style:family="graphic">
      <style:paragraph-properties style:text-autospace="none"/>
      <style:text-properties style:use-window-font-color="true" loext:opacity="0%" fo:language="fr" fo:country="FR" style:letter-kerning="true" style:font-name-asian="Mangal" style:font-family-asian="Mangal" style:font-pitch-asian="variable" style:font-size-asian="12pt" style:language-asian="hi" style:country-asian="IN"/>
    </style:style>
    <style:style style:name="Texte_20_source" style:display-name="Texte source" style:family="graphic">
      <style:paragraph-properties style:text-autospace="none"/>
      <style:text-properties style:font-name="Liberation Mono1" fo:font-family="'Liberation Mono', 'Courier New'" style:font-family-generic="modern" style:font-pitch="fixed" style:font-name-asian="Liberation Mono1" style:font-family-asian="'Liberation Mono', 'Courier New'" style:font-family-generic-asian="modern" style:font-pitch-asian="fixed"/>
    </style:style>
    <style:style style:name="Accentuation_20_forte" style:display-name="Accentuation forte" style:family="graphic">
      <style:paragraph-properties style:text-autospace="none"/>
      <style:text-properties fo:font-weight="bold" style:font-weight-asian="bold" style:font-weight-complex="bold"/>
    </style:style>
    <style:style style:name="Puces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/>
    </style:style>
    <style:style style:name="Caractères_20_de_20_numérotation" style:display-name="Caractères de numérotation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Mangal1" style:font-family-asian="Mangal"/>
    </style:style>
    <style:style style:name="Légende" style:family="graphic">
      <style:paragraph-properties fo:margin-top="0.374cm" fo:margin-bottom="0.374cm" style:text-autospace="none"/>
      <style:text-properties fo:font-style="italic" style:font-name-asian="Mangal1" style:font-family-asian="Mangal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Mangal1" style:font-family-asian="Mangal"/>
    </style:style>
    <style:style style:name="Modele_5f_Insee_5f_V4-background" style:display-name="Modele_Insee_V4-background" style:family="presentation">
      <style:graphic-properties draw:stroke="none" draw:fill="none"/>
      <style:text-properties style:letter-kerning="true"/>
    </style:style>
    <style:style style:name="Modele_5f_Insee_5f_V4-backgroundobjects" style:display-name="Modele_Insee_V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-notes" style:display-name="Modele_Insee_V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-outline1" style:display-name="Modele_Insee_V4-outline1" style:family="presentation">
      <style:graphic-properties draw:stroke="none" draw:fill="none" draw:auto-grow-height="false" draw:fit-to-size="false" style:shrink-to-fit="true">
        <text:list-style style:name="Modele_5f_Insee_5f_V4-outline1" style:display-name="Modele_Insee_V4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8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ff6600" loext:opacity="100%" style:text-outline="false" style:text-line-through-style="none" style:text-line-through-type="none" style:font-name="Arial4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outline2" style:display-name="Modele_Insee_V4-outline2" style:family="presentation" style:parent-style-name="Modele_5f_Insee_5f_V4-outline1">
      <style:paragraph-properties fo:margin-top="0cm" fo:margin-bottom="0.4cm"/>
      <style:text-properties fo:font-size="28pt" style:font-size-asian="28pt" style:font-size-complex="28pt"/>
    </style:style>
    <style:style style:name="Modele_5f_Insee_5f_V4-outline3" style:display-name="Modele_Insee_V4-outline3" style:family="presentation" style:parent-style-name="Modele_5f_Insee_5f_V4-outline2">
      <style:paragraph-properties fo:margin-top="0cm" fo:margin-bottom="0.3cm"/>
      <style:text-properties fo:font-size="24pt" style:font-size-asian="24pt" style:font-size-complex="24pt"/>
    </style:style>
    <style:style style:name="Modele_5f_Insee_5f_V4-outline4" style:display-name="Modele_Insee_V4-outline4" style:family="presentation" style:parent-style-name="Modele_5f_Insee_5f_V4-outline3">
      <style:paragraph-properties fo:margin-top="0cm" fo:margin-bottom="0.2cm"/>
      <style:text-properties fo:font-size="20pt" style:font-size-asian="20pt" style:font-size-complex="20pt"/>
    </style:style>
    <style:style style:name="Modele_5f_Insee_5f_V4-outline5" style:display-name="Modele_Insee_V4-outline5" style:family="presentation" style:parent-style-name="Modele_5f_Insee_5f_V4-outline4">
      <style:paragraph-properties fo:margin-top="0cm" fo:margin-bottom="0.1cm"/>
      <style:text-properties fo:font-size="20pt" style:font-size-asian="20pt" style:font-size-complex="20pt"/>
    </style:style>
    <style:style style:name="Modele_5f_Insee_5f_V4-outline6" style:display-name="Modele_Insee_V4-outline6" style:family="presentation" style:parent-style-name="Modele_5f_Insee_5f_V4-outline5">
      <style:paragraph-properties fo:margin-top="0cm" fo:margin-bottom="0.1cm"/>
      <style:text-properties fo:font-size="20pt" style:font-size-asian="20pt" style:font-size-complex="20pt"/>
    </style:style>
    <style:style style:name="Modele_5f_Insee_5f_V4-outline7" style:display-name="Modele_Insee_V4-outline7" style:family="presentation" style:parent-style-name="Modele_5f_Insee_5f_V4-outline6">
      <style:paragraph-properties fo:margin-top="0cm" fo:margin-bottom="0.1cm"/>
      <style:text-properties fo:font-size="20pt" style:font-size-asian="20pt" style:font-size-complex="20pt"/>
    </style:style>
    <style:style style:name="Modele_5f_Insee_5f_V4-outline8" style:display-name="Modele_Insee_V4-outline8" style:family="presentation" style:parent-style-name="Modele_5f_Insee_5f_V4-outline7">
      <style:paragraph-properties fo:margin-top="0cm" fo:margin-bottom="0.1cm"/>
      <style:text-properties fo:font-size="20pt" style:font-size-asian="20pt" style:font-size-complex="20pt"/>
    </style:style>
    <style:style style:name="Modele_5f_Insee_5f_V4-outline9" style:display-name="Modele_Insee_V4-outline9" style:family="presentation" style:parent-style-name="Modele_5f_Insee_5f_V4-outline8">
      <style:paragraph-properties fo:margin-top="0cm" fo:margin-bottom="0.1cm"/>
      <style:text-properties fo:font-size="20pt" style:font-size-asian="20pt" style:font-size-complex="20pt"/>
    </style:style>
    <style:style style:name="Modele_5f_Insee_5f_V4-subtitle" style:display-name="Modele_Insee_V4-subtitle" style:family="presentation">
      <style:graphic-properties draw:stroke="none" draw:fill="none" draw:textarea-vertical-align="middle">
        <text:list-style style:name="Modele_5f_Insee_5f_V4-subtitle" style:display-name="Modele_Insee_V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ff6600" loext:opacity="100%" style:text-outline="false" style:text-line-through-style="none" style:text-line-through-type="none" style:font-name="Arial4" fo:font-family="Arial" style:font-style-name="Gras" style:font-family-generic="swiss" style:font-pitch="variable" fo:font-size="26pt" fo:font-style="normal" fo:text-shadow="none" style:text-underline-style="none" fo:font-weight="bold" style:letter-kerning="true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title" style:display-name="Modele_Insee_V4-title" style:family="presentation">
      <style:graphic-properties draw:stroke="none" draw:fill="none" draw:textarea-vertical-align="middle">
        <text:list-style style:name="Modele_5f_Insee_5f_V4-title" style:display-name="Modele_Insee_V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style:text-outline="false" style:text-line-through-style="none" style:text-line-through-type="none" style:font-name="Arial4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1-background" style:display-name="Modele_Insee_V41-background" style:family="presentation">
      <style:graphic-properties draw:stroke="none" draw:fill="none"/>
      <style:text-properties style:letter-kerning="true"/>
    </style:style>
    <style:style style:name="Modele_5f_Insee_5f_V41-backgroundobjects" style:display-name="Modele_Insee_V4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1-notes" style:display-name="Modele_Insee_V4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1-outline1" style:display-name="Modele_Insee_V41-outline1" style:family="presentation">
      <style:graphic-properties draw:stroke="none" draw:fill="none" draw:auto-grow-height="false" draw:fit-to-size="false" style:shrink-to-fit="true">
        <text:list-style style:name="Modele_5f_Insee_5f_V41-outline1" style:display-name="Modele_Insee_V41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100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6666ff" fo:font-size="8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00008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0080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000080" loext:opacity="100%" style:text-outline="false" style:text-line-through-style="none" style:text-line-through-type="none" style:font-name="Arial4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outline2" style:display-name="Modele_Insee_V41-outline2" style:family="presentation" style:parent-style-name="Modele_5f_Insee_5f_V41-outline1">
      <style:paragraph-properties fo:margin-top="0cm" fo:margin-bottom="0.4cm"/>
      <style:text-properties fo:font-size="28pt" style:font-size-asian="28pt" style:font-size-complex="28pt"/>
    </style:style>
    <style:style style:name="Modele_5f_Insee_5f_V41-outline3" style:display-name="Modele_Insee_V41-outline3" style:family="presentation" style:parent-style-name="Modele_5f_Insee_5f_V41-outline2">
      <style:paragraph-properties fo:margin-top="0cm" fo:margin-bottom="0.3cm"/>
      <style:text-properties fo:font-size="24pt" style:font-size-asian="24pt" style:font-size-complex="24pt"/>
    </style:style>
    <style:style style:name="Modele_5f_Insee_5f_V41-outline4" style:display-name="Modele_Insee_V41-outline4" style:family="presentation" style:parent-style-name="Modele_5f_Insee_5f_V41-outline3">
      <style:paragraph-properties fo:margin-top="0cm" fo:margin-bottom="0.2cm"/>
      <style:text-properties fo:font-size="20pt" style:font-size-asian="20pt" style:font-size-complex="20pt"/>
    </style:style>
    <style:style style:name="Modele_5f_Insee_5f_V41-outline5" style:display-name="Modele_Insee_V41-outline5" style:family="presentation" style:parent-style-name="Modele_5f_Insee_5f_V41-outline4">
      <style:paragraph-properties fo:margin-top="0cm" fo:margin-bottom="0.1cm"/>
      <style:text-properties fo:font-size="20pt" style:font-size-asian="20pt" style:font-size-complex="20pt"/>
    </style:style>
    <style:style style:name="Modele_5f_Insee_5f_V41-outline6" style:display-name="Modele_Insee_V41-outline6" style:family="presentation" style:parent-style-name="Modele_5f_Insee_5f_V41-outline5">
      <style:paragraph-properties fo:margin-top="0cm" fo:margin-bottom="0.1cm"/>
      <style:text-properties fo:font-size="20pt" style:font-size-asian="20pt" style:font-size-complex="20pt"/>
    </style:style>
    <style:style style:name="Modele_5f_Insee_5f_V41-outline7" style:display-name="Modele_Insee_V41-outline7" style:family="presentation" style:parent-style-name="Modele_5f_Insee_5f_V41-outline6">
      <style:paragraph-properties fo:margin-top="0cm" fo:margin-bottom="0.1cm"/>
      <style:text-properties fo:font-size="20pt" style:font-size-asian="20pt" style:font-size-complex="20pt"/>
    </style:style>
    <style:style style:name="Modele_5f_Insee_5f_V41-outline8" style:display-name="Modele_Insee_V41-outline8" style:family="presentation" style:parent-style-name="Modele_5f_Insee_5f_V41-outline7">
      <style:paragraph-properties fo:margin-top="0cm" fo:margin-bottom="0.1cm"/>
      <style:text-properties fo:font-size="20pt" style:font-size-asian="20pt" style:font-size-complex="20pt"/>
    </style:style>
    <style:style style:name="Modele_5f_Insee_5f_V41-outline9" style:display-name="Modele_Insee_V41-outline9" style:family="presentation" style:parent-style-name="Modele_5f_Insee_5f_V41-outline8">
      <style:paragraph-properties fo:margin-top="0cm" fo:margin-bottom="0.1cm"/>
      <style:text-properties fo:font-size="20pt" style:font-size-asian="20pt" style:font-size-complex="20pt"/>
    </style:style>
    <style:style style:name="Modele_5f_Insee_5f_V41-subtitle" style:display-name="Modele_Insee_V41-subtitle" style:family="presentation">
      <style:graphic-properties draw:stroke="none" draw:fill="none" draw:textarea-vertical-align="middle">
        <text:list-style style:name="Modele_5f_Insee_5f_V41-subtitle" style:display-name="Modele_Insee_V4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title" style:display-name="Modele_Insee_V41-title" style:family="presentation">
      <style:graphic-properties draw:stroke="none" draw:fill="none" draw:textarea-vertical-align="middle">
        <text:list-style style:name="Modele_5f_Insee_5f_V41-title" style:display-name="Modele_Insee_V4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style:text-outline="false" style:text-line-through-style="none" style:text-line-through-type="none" style:font-name="Arial4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2-background" style:display-name="Modele_Insee_V42-background" style:family="presentation">
      <style:graphic-properties draw:stroke="none" draw:fill="none"/>
      <style:text-properties style:letter-kerning="true"/>
    </style:style>
    <style:style style:name="Modele_5f_Insee_5f_V42-backgroundobjects" style:display-name="Modele_Insee_V4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2-notes" style:display-name="Modele_Insee_V4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2-outline1" style:display-name="Modele_Insee_V42-outline1" style:family="presentation">
      <style:graphic-properties draw:stroke="none" draw:fill="none" draw:auto-grow-height="false" draw:fit-to-size="false" style:shrink-to-fit="true">
        <text:list-style style:name="Modele_5f_Insee_5f_V42-outline1" style:display-name="Modele_Insee_V4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5cm" fo:text-align="center" fo:text-indent="0cm"/>
      <style:text-properties fo:font-variant="normal" fo:text-transform="none" fo:color="#000080" loext:opacity="100%" style:text-outline="false" style:text-line-through-style="none" style:text-line-through-type="none" style:font-name="Arial4" fo:font-family="Arial" style:font-style-name="Gras" style:font-family-generic="swiss" style:font-pitch="variable" fo:font-size="40pt" fo:font-style="normal" fo:text-shadow="none" style:text-underline-style="none" fo:font-weight="bold" style:letter-kerning="true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outline2" style:display-name="Modele_Insee_V42-outline2" style:family="presentation" style:parent-style-name="Modele_5f_Insee_5f_V42-outline1">
      <style:paragraph-properties fo:margin-top="0cm" fo:margin-bottom="0.4cm"/>
      <style:text-properties fo:font-size="28pt" style:font-size-asian="28pt" style:font-size-complex="28pt"/>
    </style:style>
    <style:style style:name="Modele_5f_Insee_5f_V42-outline3" style:display-name="Modele_Insee_V42-outline3" style:family="presentation" style:parent-style-name="Modele_5f_Insee_5f_V42-outline2">
      <style:paragraph-properties fo:margin-top="0cm" fo:margin-bottom="0.3cm"/>
      <style:text-properties fo:font-size="24pt" style:font-size-asian="24pt" style:font-size-complex="24pt"/>
    </style:style>
    <style:style style:name="Modele_5f_Insee_5f_V42-outline4" style:display-name="Modele_Insee_V42-outline4" style:family="presentation" style:parent-style-name="Modele_5f_Insee_5f_V42-outline3">
      <style:paragraph-properties fo:margin-top="0cm" fo:margin-bottom="0.2cm"/>
      <style:text-properties fo:font-size="20pt" style:font-size-asian="20pt" style:font-size-complex="20pt"/>
    </style:style>
    <style:style style:name="Modele_5f_Insee_5f_V42-outline5" style:display-name="Modele_Insee_V42-outline5" style:family="presentation" style:parent-style-name="Modele_5f_Insee_5f_V42-outline4">
      <style:paragraph-properties fo:margin-top="0cm" fo:margin-bottom="0.1cm"/>
      <style:text-properties fo:font-size="20pt" style:font-size-asian="20pt" style:font-size-complex="20pt"/>
    </style:style>
    <style:style style:name="Modele_5f_Insee_5f_V42-outline6" style:display-name="Modele_Insee_V42-outline6" style:family="presentation" style:parent-style-name="Modele_5f_Insee_5f_V42-outline5">
      <style:paragraph-properties fo:margin-top="0cm" fo:margin-bottom="0.1cm"/>
      <style:text-properties fo:font-size="20pt" style:font-size-asian="20pt" style:font-size-complex="20pt"/>
    </style:style>
    <style:style style:name="Modele_5f_Insee_5f_V42-outline7" style:display-name="Modele_Insee_V42-outline7" style:family="presentation" style:parent-style-name="Modele_5f_Insee_5f_V42-outline6">
      <style:paragraph-properties fo:margin-top="0cm" fo:margin-bottom="0.1cm"/>
      <style:text-properties fo:font-size="20pt" style:font-size-asian="20pt" style:font-size-complex="20pt"/>
    </style:style>
    <style:style style:name="Modele_5f_Insee_5f_V42-outline8" style:display-name="Modele_Insee_V42-outline8" style:family="presentation" style:parent-style-name="Modele_5f_Insee_5f_V42-outline7">
      <style:paragraph-properties fo:margin-top="0cm" fo:margin-bottom="0.1cm"/>
      <style:text-properties fo:font-size="20pt" style:font-size-asian="20pt" style:font-size-complex="20pt"/>
    </style:style>
    <style:style style:name="Modele_5f_Insee_5f_V42-outline9" style:display-name="Modele_Insee_V42-outline9" style:family="presentation" style:parent-style-name="Modele_5f_Insee_5f_V42-outline8">
      <style:paragraph-properties fo:margin-top="0cm" fo:margin-bottom="0.1cm"/>
      <style:text-properties fo:font-size="20pt" style:font-size-asian="20pt" style:font-size-complex="20pt"/>
    </style:style>
    <style:style style:name="Modele_5f_Insee_5f_V42-subtitle" style:display-name="Modele_Insee_V42-subtitle" style:family="presentation">
      <style:graphic-properties draw:stroke="none" draw:fill="none" draw:textarea-vertical-align="middle">
        <text:list-style style:name="Modele_5f_Insee_5f_V42-subtitle" style:display-name="Modele_Insee_V4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title" style:display-name="Modele_Insee_V42-title" style:family="presentation">
      <style:graphic-properties draw:stroke="none" draw:fill="none" draw:textarea-vertical-align="middle">
        <text:list-style style:name="Modele_5f_Insee_5f_V42-title" style:display-name="Modele_Insee_V4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80" loext:opacity="100%" style:text-outline="false" style:text-line-through-style="none" style:text-line-through-type="none" style:font-name="Arial4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Mgr4" style:family="graphic" style:parent-style-name="Ligne_20_separation">
      <style:graphic-properties draw:textarea-vertical-align="middle" style:protect="position size"/>
    </style:style>
    <style:style style:name="Mgr5" style:family="graphic" style:parent-style-name="Ligne_20_separation">
      <style:graphic-properties draw:textarea-vertical-align="middle"/>
    </style:style>
    <style:style style:name="Mgr6" style:family="graphic">
      <style:graphic-properties style:protect="position size"/>
    </style:style>
    <style:style style:name="Mgr7" style:family="graphic" style:parent-style-name="standard">
      <style:graphic-properties draw:stroke="none" draw:fill="none" draw:fill-color="#ffffff" draw:auto-grow-width="true" fo:min-height="1.831cm" fo:min-width="3.3cm"/>
      <style:paragraph-properties style:writing-mode="lr-tb"/>
    </style:style>
    <style:style style:name="Mgr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odele_5f_Insee_5f_V4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Modele_5f_Insee_5f_V4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Modele_5f_Insee_5f_V41-backgroundobjects">
      <style:graphic-properties draw:stroke="none" draw:fill="none" draw:fill-color="#ffffff" draw:auto-grow-height="false" fo:min-height="1.449cm" style:protect="position size"/>
      <style:paragraph-properties style:writing-mode="lr-tb"/>
    </style:style>
    <style:style style:name="Mpr4" style:family="presentation" style:parent-style-name="Modele_5f_Insee_5f_V41-backgroundobjects">
      <style:graphic-properties draw:stroke="none" draw:fill="solid" draw:fill-color="#ff6600" draw:fill-image-width="0cm" draw:fill-image-height="0cm" draw:textarea-vertical-align="middle" draw:auto-grow-height="false" fo:min-height="1.449cm" style:protect="position size"/>
      <style:paragraph-properties style:writing-mode="lr-tb"/>
    </style:style>
    <style:style style:name="Mpr5" style:family="presentation" style:parent-style-name="Modele_5f_Insee_5f_V4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Modele_5f_Insee_5f_V4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Modele_5f_Insee_5f_V4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odele_5f_Insee_5f_V4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solid" draw:fill-color="#ff6600" draw:fill-image-width="0cm" draw:fill-image-height="0cm"/>
      <style:paragraph-properties fo:text-align="end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style:writing-mode="lr-tb"/>
      <style:text-properties fo:color="#0066cc" loext:opacity="100%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80" loext:opacity="100%" style:font-name="Arial2" fo:font-size="14pt" fo:font-weight="bold" style:font-size-asian="14pt" style:font-weight-asian="bold" style:font-size-complex="14pt" style:font-weight-complex="bold"/>
    </style:style>
    <style:style style:name="MT3" style:family="text">
      <style:text-properties fo:color="#ffffff" loext:opacity="100%" style:font-name="Arial2" fo:font-size="14pt" fo:font-weight="bold" style:font-size-asian="14pt" style:font-weight-asian="bold" style:font-size-complex="14pt" style:font-weight-complex="bold"/>
    </style:style>
    <style:style style:name="MT4" style:family="text">
      <style:text-properties fo:color="#0066cc" loext:opacity="100%" style:font-name="Arial2" fo:font-size="15pt" style:text-underline-style="solid" style:text-underline-width="auto" style:text-underline-color="font-color" fo:font-weight="bold" style:font-size-asian="15pt" style:font-size-complex="15pt"/>
    </style:style>
    <style:style style:name="MT5" style:family="text">
      <style:text-properties fo:color="#0066cc" loext:opacity="100%" style:font-name="Arial2" fo:font-size="15pt" fo:font-weight="bold" style:font-size-asian="15pt" style:font-size-complex="15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Modele_5f_Insee_5f_V4" style:display-name="Modele_Insee_V4" style:page-layout-name="PM1" draw:style-name="Mdp1">
      <draw:frame draw:style-name="Mgr3" draw:text-style-name="MP5" draw:layer="backgroundobjects" svg:width="8cm" svg:height="3.22cm" svg:x="1.4cm" svg:y="17.21cm">
        <draw:image xlink:href="Pictures/100000000000053D0000021CFC08467DF6C93A36.png" xlink:type="simple" xlink:show="embed" xlink:actuate="onLoad" draw:mime-type="image/png">
          <text:p/>
        </draw:image>
      </draw:frame>
      <draw:frame draw:style-name="Mgr3" draw:text-style-name="MP5" draw:layer="backgroundobjects" svg:width="3.67cm" svg:height="15cm" svg:x="23.6cm" svg:y="2cm">
        <draw:image xlink:href="Pictures/10000000000000B1000002D3166DCD13158E3495.jpg" xlink:type="simple" xlink:show="embed" xlink:actuate="onLoad" draw:mime-type="image/jpeg">
          <text:p/>
        </draw:image>
      </draw:frame>
      <draw:frame presentation:style-name="Modele_5f_Insee_5f_V4-title" draw:layer="backgroundobjects" svg:width="20.2cm" svg:height="3.5cm" svg:x="1.4cm" svg:y="3.4cm" presentation:class="title" presentation:placeholder="true">
        <draw:text-box/>
      </draw:frame>
      <draw:frame presentation:style-name="Modele_5f_Insee_5f_V4-outline1" draw:layer="backgroundobjects" svg:width="14.4cm" svg:height="1.4cm" svg:x="1.4cm" svg:y="8cm" presentation:class="outline" presentation:placeholder="true">
        <draw:text-box/>
      </draw:frame>
      <draw:line draw:style-name="Mgr4" draw:text-style-name="MP6" draw:layer="backgroundobjects" svg:x1="1.27cm" svg:y1="7.4cm" svg:x2="15.4cm" svg:y2="7.4cm">
        <text:p/>
      </draw:line>
      <presentation:notes style:page-layout-name="PM0">
        <draw:page-thumbnail presentation:style-name="Modele_5f_Insee_5f_V4-title" draw:layer="backgroundobjects" svg:width="14.848cm" svg:height="11.136cm" svg:x="3.075cm" svg:y="2.257cm" presentation:class="page"/>
        <draw:frame presentation:style-name="Modele_5f_Insee_5f_V4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odele_5f_Insee_5f_V41" style:display-name="Modele_Insee_V41" style:page-layout-name="PM1" draw:style-name="Mdp1">
      <draw:frame draw:style-name="Mgr3" draw:text-style-name="MP5" draw:layer="backgroundobjects" svg:width="1.95cm" svg:height="2cm" svg:x="1.05cm" svg:y="19cm">
        <draw:image xlink:href="Pictures/10000000000000DD000000E3BD3957FD451B7EA3.png" xlink:type="simple" xlink:show="embed" xlink:actuate="onLoad" draw:mime-type="image/png">
          <text:p/>
        </draw:image>
      </draw:frame>
      <draw:frame presentation:style-name="Modele_5f_Insee_5f_V41-title" draw:layer="backgroundobjects" svg:width="26cm" svg:height="1.92cm" svg:x="1.4cm" svg:y="0.837cm" presentation:class="title" presentation:placeholder="true">
        <draw:text-box/>
      </draw:frame>
      <draw:frame presentation:style-name="Modele_5f_Insee_5f_V41-outline1" draw:layer="backgroundobjects" svg:width="25.199cm" svg:height="12.179cm" svg:x="1.4cm" svg:y="4.914cm" presentation:class="outline" presentation:placeholder="true">
        <draw:text-box/>
      </draw:frame>
      <draw:frame presentation:style-name="Mpr3" draw:text-style-name="MP2" draw:layer="backgroundobjects" svg:width="3.2cm" svg:height="1.45cm" svg:x="24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8" draw:layer="backgroundobjects" svg:width="20.2cm" svg:height="1.45cm" svg:x="3.2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4" draw:text-style-name="MP9" draw:layer="backgroundobjects" svg:width="1cm" svg:height="0.75cm" svg:x="0cm" svg:y="19.45cm" presentation:class="page-number">
        <draw:text-box>
          <text:p text:style-name="MP7"><text:span text:style-name="MT3"><text:page-number>&lt;numéro&gt;</text:page-number></text:span></text:p>
        </draw:text-box>
      </draw:frame>
      <draw:line draw:style-name="Mgr4" draw:text-style-name="MP6" draw:layer="backgroundobjects" svg:x1="24cm" svg:y1="19cm" svg:x2="24cm" svg:y2="21cm">
        <text:p/>
      </draw:line>
      <presentation:notes style:page-layout-name="PM0">
        <draw:page-thumbnail presentation:style-name="Modele_5f_Insee_5f_V41-title" draw:layer="backgroundobjects" svg:width="14.848cm" svg:height="11.136cm" svg:x="3.075cm" svg:y="2.257cm" presentation:class="page"/>
        <draw:frame presentation:style-name="Modele_5f_Insee_5f_V4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odele_5f_Insee_5f_V42" style:display-name="Modele_Insee_V42" style:page-layout-name="PM1" draw:style-name="Mdp1">
      <draw:frame draw:style-name="Mgr3" draw:text-style-name="MP5" draw:layer="backgroundobjects" svg:width="6.35cm" svg:height="7cm" svg:x="1.2cm" svg:y="13.22cm">
        <draw:image xlink:href="Pictures/1000000000000193000001BCBCEFE9D3FEAE8A04.jpg" xlink:type="simple" xlink:show="embed" xlink:actuate="onLoad" draw:mime-type="image/jpeg">
          <text:p/>
        </draw:image>
      </draw:frame>
      <draw:frame presentation:style-name="Modele_5f_Insee_5f_V42-title" draw:layer="backgroundobjects" svg:width="26.6cm" svg:height="1.2cm" svg:x="1.4cm" svg:y="0.837cm" presentation:class="title" presentation:placeholder="true">
        <draw:text-box/>
      </draw:frame>
      <draw:frame presentation:style-name="Modele_5f_Insee_5f_V42-outline1" draw:layer="backgroundobjects" svg:width="20.8cm" svg:height="5.58cm" svg:x="4.6cm" svg:y="5.82cm" presentation:class="outline" presentation:placeholder="true">
        <draw:text-box/>
      </draw:frame>
      <draw:line draw:style-name="Mgr5" draw:text-style-name="MP6" draw:layer="backgroundobjects" svg:x1="1.27cm" svg:y1="3.75cm" svg:x2="26.2cm" svg:y2="3.75cm">
        <text:p/>
      </draw:line>
      <draw:g draw:style-name="Mgr6">
        <draw:frame draw:style-name="Mgr7" draw:text-style-name="MP10" draw:layer="backgroundobjects" svg:width="3.8cm" svg:height="2.081cm" svg:x="23.409cm" svg:y="17.721cm">
          <draw:text-box>
            <text:p><text:span text:style-name="MT4"><text:a xlink:href="http://www.insee.fr/" xlink:type="simple">www.insee.fr</text:a></text:span></text:p>
            <text:p><text:span text:style-name="MT5"><text:s text:c="5"/></text:span></text:p>
            <text:p><text:span text:style-name="MT5"><text:s text:c="6"/></text:span><text:span text:style-name="MT5">@InseeFr</text:span></text:p>
          </draw:text-box>
        </draw:frame>
        <draw:frame draw:style-name="Mgr8" draw:text-style-name="MP5" draw:layer="backgroundobjects" svg:width="1cm" svg:height="1cm" draw:transform="skewX (0.00907571211037051) translate (23.409cm 18.802cm)">
          <draw:image xlink:href="Pictures/100000010000012C0000012C04FB197EA6E2D227.png" xlink:type="simple" xlink:show="embed" xlink:actuate="onLoad" draw:mime-type="image/png">
            <text:p/>
          </draw:image>
        </draw:frame>
      </draw:g>
      <presentation:notes style:page-layout-name="PM0">
        <draw:page-thumbnail presentation:style-name="Modele_5f_Insee_5f_V42-title" draw:layer="backgroundobjects" svg:width="0.001cm" svg:height="0.001cm" svg:x="0cm" svg:y="2.257cm" presentation:class="page"/>
        <draw:frame presentation:style-name="Modele_5f_Insee_5f_V42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04-10T17:44:40.768000000</meta:creation-date>
    <meta:editing-duration>P17DT20H6M39S</meta:editing-duration>
    <meta:editing-cycles>1274</meta:editing-cycles>
    <meta:generator>LibreOffice/7.3.6.2$Windows_X86_64 LibreOffice_project/c28ca90fd6e1a19e189fc16c05f8f8924961e12e</meta:generator>
    <dc:title>Modele_Insee_V4</dc:title>
    <meta:initial-creator>Philippe SABAA</meta:initial-creator>
    <dc:date>2022-11-09T15:09:21.870000000</dc:date>
    <dc:creator>Philippe Sabaa</dc:creator>
    <meta:document-statistic meta:object-count="425"/>
  </office:meta>
</office:document-meta>
</file>